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fo:margin-top="0in" fo:margin-bottom="0.0417in" style:line-height-at-least="0.1528in" fo:orphans="2" fo:widows="2"/>
    </style:style>
    <style:style style:name="P7"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1"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2"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bullet">
      <style:paragraph-properties fo:margin-top="0in" fo:margin-bottom="0.0693in" fo:orphans="2" fo:widows="2"/>
    </style:style>
    <style:style style:name="P20" style:family="paragraph" style:parent-style-name="sectionheading">
      <style:paragraph-properties fo:margin-top="0.028in" fo:margin-bottom="0.0555in" fo:orphans="2" fo:widows="2"/>
    </style:style>
    <style:style style:name="P21" style:family="paragraph" style:parent-style-name="sectionheading">
      <style:paragraph-properties fo:margin-top="0.0417in" fo:margin-bottom="0.0555in" fo:orphans="2" fo:widows="2"/>
    </style:style>
    <style:style style:name="P22" style:family="paragraph" style:parent-style-name="Heading_20_2">
      <style:paragraph-properties fo:margin-top="0in" fo:margin-bottom="0.0555in" fo:orphans="2" fo:widows="2"/>
    </style:style>
    <style:style style:name="P23" style:family="paragraph" style:parent-style-name="Heading_20_3">
      <style:paragraph-properties fo:orphans="2" fo:widows="2"/>
    </style:style>
    <style:style style:name="P24" style:family="paragraph" style:parent-style-name="Heading_20_3">
      <style:paragraph-properties fo:margin-top="0.0417in" fo:margin-bottom="0.0693in" fo:orphans="2" fo:widows="2"/>
    </style:style>
    <style:style style:name="P25" style:family="paragraph" style:parent-style-name="Heading_20_3">
      <style:paragraph-properties fo:margin-top="0.0555in" fo:margin-bottom="0.0693in" fo:orphans="2" fo:widows="2"/>
    </style:style>
    <style:style style:name="P26" style:family="paragraph" style:parent-style-name="code">
      <style:paragraph-properties fo:orphans="2" fo:widows="2"/>
    </style:style>
    <style:style style:name="P27" style:family="paragraph" style:parent-style-name="Heading_20_1" style:master-page-name="Standard">
      <style:paragraph-properties fo:margin-top="0in" fo:margin-bottom="0in" fo:orphans="2" fo:widows="2" style:page-number="auto"/>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5"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6"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7"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8"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9"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0"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1"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2"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3"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4"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5" draw:name="Picture 79" draw:style-name="gr2" draw:text-style-name="P28" svg:width="2.7913in" svg:height="0.135in" svg:x="-2.3752in" svg:y="0in">
        <draw:image xlink:href="Pictures/2000000700000FB5000000C94FDA4EAC.wmf" xlink:type="simple" xlink:show="embed" xlink:actuate="onLoad">
          <text:p/>
        </draw:image>
      </draw:frame>
      <text:h text:style-name="P27" text:outline-level="1"><text:alphabetical-index-mark-start text:id="IMark470573868" text:main-entry="true"/>Annotations<text:alphabetical-index-mark-end text:id="IMark470573868"/> and <text:alphabetical-index-mark-start text:id="IMark470573916" text:main-entry="true"/>Metadata API<text:alphabetical-index-mark-end text:id="IMark470573916"/></text:h>
      <text:p text:style-name="P15"><draw:frame draw:style-name="fr1" draw:name="graphics1" text:anchor-type="as-char" svg:width="6.5in" svg:height="0.1346in" draw:z-index="16"><draw:image xlink:href="Pictures/20000007000025F9000000C9F0140E06.wmf" xlink:type="simple" xlink:show="embed" xlink:actuate="onLoad"/></draw:frame></text:p>
      <text:p text:style-name="P4">This chapter specifies the <text:alphabetical-index-mark-start text:id="IMark470573916" text:main-entry="true"/><text:alphabetical-index-mark-start text:id="IMark470573868"/>annotations<text:alphabetical-index-mark-end text:id="IMark470573868"/><text:alphabetical-index-mark-end text:id="IMark470573916"/> that describe a persistence-capable class or interface, optionally including its mapping to a relational database; and an API to dynamically access and create metadata. The <text:alphabetical-index-mark-start text:id="IMark470574012" text:main-entry="true"/>annotations<text:alphabetical-index-mark-end text:id="IMark47057401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70574060" text:main-entry="true"/>annotations<text:alphabetical-index-mark-end text:id="IMark470574060"/>, xml, or API, the metadata can be obtained at runtime via the API.</text:p>
      <text:p text:style-name="P4">The <text:alphabetical-index-mark-start text:id="IMark470574060" text:main-entry="true"/>annotations<text:alphabetical-index-mark-end text:id="IMark470574060"/> described herein support the entire range of metadata that can be expressed using the xml format. <text:alphabetical-index-mark-start text:id="IMark470574012" text:main-entry="true"/>Annotations<text:alphabetical-index-mark-end text:id="IMark470574012"/> have identical semantics to the corresponding xml metadata. </text:p>
      <text:p text:style-name="P4">All <text:alphabetical-index-mark-start text:id="IMark470574012" text:main-entry="true"/>annotations<text:alphabetical-index-mark-end text:id="IMark470574012"/> are defined in the package javax.jdo.<text:alphabetical-index-mark-start text:id="IMark470574060" text:main-entry="true"/>annotations<text:alphabetical-index-mark-end text:id="IMark470574060"/>. <text:alphabetical-index-mark-start text:id="IMark470573916" text:main-entry="true"/>Annotations<text:alphabetical-index-mark-end text:id="IMark470573916"/> apply to classes, fields, or methods, depending on their purpose. If xml metadata is defined for annotated classes, fields, or methods, xml metadata overrides the annotation.</text:p>
      <text:p text:style-name="P4"><text:alphabetical-index-mark-start text:id="IMark470573916" text:main-entry="true"/>Annotations<text:alphabetical-index-mark-end text:id="IMark470573916"/> can be applied to classes and interfaces; and within classes and interfaces, to fields and methods. <text:alphabetical-index-mark-start text:id="IMark470574060" text:main-entry="true"/>Annotations<text:alphabetical-index-mark-end text:id="IMark470574060"/>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70573916" text:key1="annotation"/>element<text:alphabetical-index-mark-end text:id="IMark470573916"/> names follow the Java field naming convention: lower case the first character and camel case compound words.</text:p>
      <text:p text:style-name="P4"><text:alphabetical-index-mark-start text:id="IMark470573916" text:main-entry="true"/>Annotations<text:alphabetical-index-mark-end text:id="IMark470573916"/> differ from xml metadata in the richness of usage. The differences become significant in several areas:</text:p>
      <text:p text:style-name="P19">•<text:tab/>Multiple <text:alphabetical-index-mark-start text:id="IMark470573916" text:main-entry="true"/>annotations<text:alphabetical-index-mark-end text:id="IMark470573916"/>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70574060" text:key1="annotation"/><text:span text:style-name="T1">Index</text:span><text:alphabetical-index-mark-end text:id="IMark470574060"/> can appear only once so there is an <text:span text:style-name="T1">@</text:span><text:alphabetical-index-mark-start text:id="IMark470574012" text:key1="annotation"/><text:span text:style-name="T1">Indices</text:span><text:alphabetical-index-mark-end text:id="IMark470574012"/> that contains an array of <text:span text:style-name="T1">@</text:span><text:alphabetical-index-mark-start text:id="IMark470573868" text:key1="annotation"/><text:span text:style-name="T1">Index</text:span><text:alphabetical-index-mark-end text:id="IMark470573868"/> <text:alphabetical-index-mark-start text:id="IMark470574396" text:main-entry="true"/>annotations<text:alphabetical-index-mark-end text:id="IMark470574396"/>.</text:p>
      <text:p text:style-name="P19">•<text:tab/><text:alphabetical-index-mark-start text:id="IMark470574396" text:main-entry="true"/>Annotations<text:alphabetical-index-mark-end text:id="IMark470574396"/> cannot have null defaults. Therefore, <text:span text:style-name="T1">boolean</text:span> <text:alphabetical-index-mark-start text:id="IMark470573868" text:key1="annotation"/>element<text:alphabetical-index-mark-end text:id="IMark470573868"/>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70574012" text:main-entry="true"/>annotations<text:alphabetical-index-mark-end text:id="IMark470574012"/>. For example, <text:span text:style-name="T1">@</text:span><text:alphabetical-index-mark-start text:id="IMark470574060" text:key1="enum"/><text:span text:style-name="T1">Persistent</text:span><text:alphabetical-index-mark-end text:id="IMark470574060"/> has an <text:alphabetical-index-mark-start text:id="IMark470573916" text:key1="annotation"/>element<text:alphabetical-index-mark-end text:id="IMark470573916"/> <text:alphabetical-index-mark-start text:id="IMark470574252" text:key1="annotation"/><text:span text:style-name="T1">primaryKey</text:span><text:alphabetical-index-mark-end text:id="IMark470574252"/><text:span text:style-name="T1">()</text:span> which defaults to the empty String, and if unspecified, defaults to <text:span text:style-name="T1">true</text:span> if the <text:span text:style-name="T1">@</text:span><text:alphabetical-index-mark-start text:id="IMark470574348" text:key1="annotation"/><text:span text:style-name="T1">PrimaryKey</text:span><text:alphabetical-index-mark-end text:id="IMark470574348"/>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470574252" text:main-entry="true"/>annotations<text:alphabetical-index-mark-end text:id="IMark470574252"/>, where annotation elements would need to be of an annotation type, the <text:alphabetical-index-mark-start text:id="IMark470574348" text:key1="annotation"/>element<text:alphabetical-index-mark-end text:id="IMark470574348"/> is instead promoted to directly annotate the class, interface, field, or method. For example, xml <text:alphabetical-index-mark-start text:id="IMark470574060" text:key1="annotation"/>element<text:alphabetical-index-mark-end text:id="IMark470574060"/> <text:alphabetical-index-mark-start text:id="IMark470573916" text:key1="annotation"/><text:span text:style-name="T1">key</text:span><text:alphabetical-index-mark-end text:id="IMark470573916"/> is a contained <text:alphabetical-index-mark-start text:id="IMark470574012" text:key1="annotation"/>element<text:alphabetical-index-mark-end text:id="IMark470574012"/> of xml <text:alphabetical-index-mark-start text:id="IMark470574204" text:key1="annotation"/>element<text:alphabetical-index-mark-end text:id="IMark470574204"/> <text:span text:style-name="T1">field</text:span> but in <text:alphabetical-index-mark-start text:id="IMark470573868" text:main-entry="true"/>annotations<text:alphabetical-index-mark-end text:id="IMark470573868"/> it is a separate <text:span text:style-name="T1">@</text:span><text:alphabetical-index-mark-start text:id="IMark470574396" text:key1="annotation"/><text:span text:style-name="T1">Key</text:span><text:alphabetical-index-mark-end text:id="IMark470574396"/> annotation applied to the field or property directly.</text:p>
      <text:h text:style-name="P20" text:outline-level="4"><text:tab/><text:tab/>Java Persistence API <text:alphabetical-index-mark-start text:id="IMark470574396" text:main-entry="true"/>Annotations<text:alphabetical-index-mark-end text:id="IMark470574396"/></text:h>
      <text:p text:style-name="P4">A JDO implementation that supports jdo <text:alphabetical-index-mark-start text:id="IMark470574396" text:main-entry="true"/>annotations<text:alphabetical-index-mark-end text:id="IMark470574396"/> must also support Java Persistence API <text:alphabetical-index-mark-start text:id="IMark470573868" text:main-entry="true"/>annotations<text:alphabetical-index-mark-end text:id="IMark470573868"/>. </text:p>
      <text:h text:style-name="P21" text:outline-level="4"><text:tab/><text:tab/>Overrides</text:h>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70573868" text:main-entry="true"/>annotations<text:alphabetical-index-mark-end text:id="IMark470573868"/>, which override metadata specified in Java Persistence API <text:alphabetical-index-mark-start text:id="IMark470574396" text:main-entry="true"/>annotations<text:alphabetical-index-mark-end text:id="IMark470574396"/>. ]</text:p>
      <text:p text:style-name="P16"><draw:frame draw:style-name="fr1" draw:name="1" text:anchor-type="as-char" svg:width="2.7917in" svg:height="0.1346in" draw:z-index="3"><draw:image xlink:href="Pictures/2000000700000FB5000000C94FDA4EAC.wmf" xlink:type="simple" xlink:show="embed" xlink:actuate="onLoad"/></draw:frame></text:p>
      <text:h text:style-name="P22" text:outline-level="2"><text:alphabetical-index-mark-start text:id="IMark470574396" text:main-entry="true"/>Metadata <text:alphabetical-index-mark-start text:id="IMark470573868" text:main-entry="true"/>Annotations<text:alphabetical-index-mark-end text:id="IMark470573868"/><text:alphabetical-index-mark-end text:id="IMark470574396"/></text:h>
      <text:p text:style-name="P4">The following describes each jdo annotation, in alphabetical <text:alphabetical-index-mark-start text:id="IMark470574396" text:key1="annotation"/>order<text:alphabetical-index-mark-end text:id="IMark470574396"/>.</text:p>
      <text:h text:style-name="P24" text:outline-level="3"><text:alphabetical-index-mark-start text:id="IMark470574396" text:key1="annotation"/>Cacheable<text:alphabetical-index-mark-end text:id="IMark470574396"/> Annotation</text:h>
      <text:p text:style-name="P2">@Target({ElementType.TYPE, ElementType.FIELD, ElementType.METHOD}) </text:p>
      <text:p text:style-name="P2">@Retention(RetentionPolicy.RUNTIME)</text:p>
      <text:p text:style-name="P2">public @interface <text:alphabetical-index-mark-start text:id="IMark470574396" text:key1="annotation"/>Cacheable<text:alphabetical-index-mark-end text:id="IMark470574396"/></text:p>
      <text:p text:style-name="P2">{</text:p>
      <text:p text:style-name="P2"><text:tab/>String <text:alphabetical-index-mark-start text:id="IMark470574396" text:key1="annotation"/>value<text:alphabetical-index-mark-end text:id="IMark470574396"/>() default “true”;</text:p>
      <text:p text:style-name="P2">}</text:p>
      <text:p text:style-name="P2"/>
      <text:h text:style-name="P23" text:outline-level="3"><text:alphabetical-index-mark-start text:id="IMark470574396" text:key1="annotation"/>Column<text:alphabetical-index-mark-end text:id="IMark470574396"/> Annotation</text:h>
      <text:p text:style-name="P2">@Target({ElementType.FIELD, ElementType.METHOD}) </text:p>
      <text:p text:style-name="P2">@Retention(RetentionPolicy.RUNTIME)</text:p>
      <text:p text:style-name="P2">public @interface <text:alphabetical-index-mark-start text:id="IMark470574396" text:key1="annotation"/>Column<text:alphabetical-index-mark-end text:id="IMark470574396"/></text:p>
      <text:p text:style-name="P2">{</text:p>
      <text:p text:style-name="P2"><text:s text:c="4"/>/**</text:p>
      <text:p text:style-name="P2"><text:s text:c="5"/>* Name of the <text:alphabetical-index-mark-start text:id="IMark470574396" text:key1="annotation"/>column<text:alphabetical-index-mark-end text:id="IMark470574396"/>.</text:p>
      <text:p text:style-name="P2"><text:s text:c="5"/>* @return the name of the <text:alphabetical-index-mark-start text:id="IMark470574396" text:key1="annotation"/>column<text:alphabetical-index-mark-end text:id="IMark470574396"/></text:p>
      <text:p text:style-name="P2"><text:s text:c="5"/>*/</text:p>
      <text:p text:style-name="P2"><text:s text:c="4"/>String name() default ““;</text:p>
      <text:p text:style-name="P2"/>
      <text:p text:style-name="P2"><text:s text:c="4"/>/**</text:p>
      <text:p text:style-name="P2"><text:s text:c="5"/>* Target <text:alphabetical-index-mark-start text:id="IMark470574396" text:key1="annotation"/>column<text:alphabetical-index-mark-end text:id="IMark470574396"/> for this <text:alphabetical-index-mark-start text:id="IMark470573868" text:key1="annotation"/>column<text:alphabetical-index-mark-end text:id="IMark470573868"/> in the other table when part of a </text:p>
      <text:p text:style-name="P2"><text:s text:c="5"/>* foreign <text:alphabetical-index-mark-start text:id="IMark470573868" text:key1="annotation"/>key<text:alphabetical-index-mark-end text:id="IMark470573868"/> relation.</text:p>
      <text:p text:style-name="P2"><text:s text:c="5"/>* @return the target <text:alphabetical-index-mark-start text:id="IMark470573868" text:key1="annotation"/>column<text:alphabetical-index-mark-end text:id="IMark470573868"/> in the other table for this <text:alphabetical-index-mark-start text:id="IMark470574396" text:key1="annotation"/>column<text:alphabetical-index-mark-end text:id="IMark470574396"/> </text:p>
      <text:p text:style-name="P2"><text:s text:c="5"/>* when part of a foreign <text:alphabetical-index-mark-start text:id="IMark470574396" text:key1="annotation"/>key<text:alphabetical-index-mark-end text:id="IMark470574396"/>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470574396" text:key1="annotation"/>column<text:alphabetical-index-mark-end text:id="IMark470574396"/> </text:p>
      <text:p text:style-name="P2"><text:s text:c="5"/>* when part of a bidirectional relation.</text:p>
      <text:p text:style-name="P2"><text:s text:c="5"/>* @return the target member for this <text:alphabetical-index-mark-start text:id="IMark470574396" text:key1="annotation"/>column<text:alphabetical-index-mark-end text:id="IMark470574396"/>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70574396" text:key1="annotation"/>column<text:alphabetical-index-mark-end text:id="IMark470574396"/>.</text:p>
      <text:p text:style-name="P2"><text:s text:c="5"/>* @return JDBC type for this <text:alphabetical-index-mark-start text:id="IMark470574396" text:key1="annotation"/>column<text:alphabetical-index-mark-end text:id="IMark470574396"/></text:p>
      <text:p text:style-name="P2"><text:s text:c="5"/>*/</text:p>
      <text:p text:style-name="P2"><text:s text:c="4"/>String jdbcType() default ““;</text:p>
      <text:p text:style-name="P2"/>
      <text:p text:style-name="P2"><text:s text:c="4"/>/**</text:p>
      <text:p text:style-name="P2"><text:s text:c="5"/>* SQL Type for this <text:alphabetical-index-mark-start text:id="IMark470574396" text:key1="annotation"/>column<text:alphabetical-index-mark-end text:id="IMark470574396"/>.</text:p>
      <text:p text:style-name="P2"><text:s text:c="5"/>* @return SQL type for this <text:alphabetical-index-mark-start text:id="IMark470574396" text:key1="annotation"/>column<text:alphabetical-index-mark-end text:id="IMark470574396"/></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70574396" text:key1="annotation"/>column<text:alphabetical-index-mark-end text:id="IMark470574396"/>.</text:p>
      <text:p text:style-name="P2"><text:s text:c="5"/>* @return the maximum length of data stored in this <text:alphabetical-index-mark-start text:id="IMark470574396" text:key1="annotation"/>column<text:alphabetical-index-mark-end text:id="IMark470574396"/></text:p>
      <text:p text:style-name="P2"><text:s text:c="5"/>*/</text:p>
      <text:p text:style-name="P2"><text:s text:c="4"/>int length() default -1;</text:p>
      <text:p text:style-name="P2"/>
      <text:p text:style-name="P2"><text:s text:c="4"/>/**</text:p>
      <text:p text:style-name="P2"><text:s text:c="5"/>* Scale for the <text:alphabetical-index-mark-start text:id="IMark470574396" text:key1="annotation"/>column<text:alphabetical-index-mark-end text:id="IMark470574396"/> when handling floating point values.</text:p>
      <text:p text:style-name="P2"><text:s text:c="5"/>* @return the scale for the <text:alphabetical-index-mark-start text:id="IMark470574396" text:key1="annotation"/>column<text:alphabetical-index-mark-end text:id="IMark470574396"/>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70574396" text:key1="annotation"/>column<text:alphabetical-index-mark-end text:id="IMark470574396"/> allows null values to be inserted.</text:p>
      <text:p text:style-name="P2"><text:s text:c="5"/>* @return whether the <text:alphabetical-index-mark-start text:id="IMark470574396" text:key1="annotation"/>column<text:alphabetical-index-mark-end text:id="IMark470574396"/>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70574396" text:key1="annotation"/>value<text:alphabetical-index-mark-end text:id="IMark470574396"/> for this <text:alphabetical-index-mark-start text:id="IMark470573868" text:key1="annotation"/>column<text:alphabetical-index-mark-end text:id="IMark470573868"/>.</text:p>
      <text:p text:style-name="P2"><text:s text:c="5"/>* @return the default <text:alphabetical-index-mark-start text:id="IMark470573868" text:key1="annotation"/>value<text:alphabetical-index-mark-end text:id="IMark470573868"/> for this <text:alphabetical-index-mark-start text:id="IMark470574396" text:key1="annotation"/>column<text:alphabetical-index-mark-end text:id="IMark470574396"/></text:p>
      <text:p text:style-name="P2"><text:s text:c="5"/>*/</text:p>
      <text:p text:style-name="P2"><text:s text:c="4"/>String defaultValue() default ““;</text:p>
      <text:p text:style-name="P2"/>
      <text:p text:style-name="P2"><text:s text:c="4"/>/**</text:p>
      <text:p text:style-name="P2"><text:s text:c="5"/>* <text:alphabetical-index-mark-start text:id="IMark470574396" text:key1="annotation"/>Value<text:alphabetical-index-mark-end text:id="IMark470574396"/> to be inserted when this is an “unmapped” <text:alphabetical-index-mark-start text:id="IMark470573868" text:key1="annotation"/>column<text:alphabetical-index-mark-end text:id="IMark470573868"/></text:p>
      <text:p text:style-name="P2"><text:s text:c="5"/>* @return the <text:alphabetical-index-mark-start text:id="IMark470573868" text:key1="annotation"/>value<text:alphabetical-index-mark-end text:id="IMark470573868"/> to be inserted when this is an “unmapped” <text:alphabetical-index-mark-start text:id="IMark470574396" text:key1="annotation"/>column<text:alphabetical-index-mark-end text:id="IMark470574396"/></text:p>
      <text:p text:style-name="P2"><text:s text:c="5"/>*/</text:p>
      <text:p text:style-name="P2"><text:s text:c="4"/>String insertValue() default ““;</text:p>
      <text:p text:style-name="P2"/>
      <text:p text:style-name="P2"><text:s text:c="4"/>/** Vendor <text:alphabetical-index-mark-start text:id="IMark470574396" text:key1="annotation"/>extensions<text:alphabetical-index-mark-end text:id="IMark470574396"/>.</text:p>
      <text:p text:style-name="P2"><text:s text:c="5"/>* @return the vendor <text:alphabetical-index-mark-start text:id="IMark470574396" text:key1="annotation"/>extensions<text:alphabetical-index-mark-end text:id="IMark470574396"/></text:p>
      <text:p text:style-name="P2"><text:s text:c="5"/>*/</text:p>
      <text:p text:style-name="P2"><text:s text:c="4"/><text:alphabetical-index-mark-start text:id="IMark470574396" text:key1="annotation"/>Extension<text:alphabetical-index-mark-end text:id="IMark470574396"/>[] <text:alphabetical-index-mark-start text:id="IMark470573868" text:key1="annotation"/>extensions<text:alphabetical-index-mark-end text:id="IMark470573868"/>() default {};</text:p>
      <text:p text:style-name="P2"/>
      <text:p text:style-name="P2"/>
      <text:p text:style-name="code"><text:soft-page-break/><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3" text:outline-level="3"><text:alphabetical-index-mark-start text:id="IMark470573868" text:key1="annotation"/>Columns<text:alphabetical-index-mark-end text:id="IMark470573868"/> Annotation</text:h>
      <text:p text:style-name="P2">@Target({ElementType.FIELD, ElementType.METHOD, ElementType.TYPE}) </text:p>
      <text:p text:style-name="P2">@Retention(RetentionPolicy.RUNTIME)</text:p>
      <text:p text:style-name="P2">public @interface <text:alphabetical-index-mark-start text:id="IMark470573868" text:key1="annotation"/>Columns<text:alphabetical-index-mark-end text:id="IMark470573868"/></text:p>
      <text:p text:style-name="P2">{</text:p>
      <text:p text:style-name="P2"><text:s text:c="4"/>/** The <text:alphabetical-index-mark-start text:id="IMark470573868" text:key1="annotation"/>columns<text:alphabetical-index-mark-end text:id="IMark470573868"/> annotation information.</text:p>
      <text:p text:style-name="P2"><text:s text:c="5"/>* @return the <text:alphabetical-index-mark-start text:id="IMark470573868" text:key1="annotation"/>columns<text:alphabetical-index-mark-end text:id="IMark470573868"/></text:p>
      <text:p text:style-name="P2"><text:s text:c="5"/>*/</text:p>
      <text:p text:style-name="P2"><text:s text:c="4"/><text:alphabetical-index-mark-start text:id="IMark470573868" text:key1="annotation"/>Column<text:alphabetical-index-mark-end text:id="IMark470573868"/>[] <text:alphabetical-index-mark-start text:id="IMark470574396" text:key1="annotation"/>value<text:alphabetical-index-mark-end text:id="IMark470574396"/>();</text:p>
      <text:p text:style-name="P2">}</text:p>
      <text:p text:style-name="P2"/>
      <text:h text:style-name="P23" text:outline-level="3"><text:alphabetical-index-mark-start text:id="IMark470574396" text:key1="annotation"/>DatastoreIdentity<text:alphabetical-index-mark-end text:id="IMark470574396"/> Annotation</text:h>
      <text:p text:style-name="P2">@Target(ElementType.TYPE) </text:p>
      <text:p text:style-name="P2">@Retention(RetentionPolicy.RUNTIME)</text:p>
      <text:p text:style-name="P2">public @interface <text:alphabetical-index-mark-start text:id="IMark470574396" text:key1="annotation"/>DatastoreIdentity<text:alphabetical-index-mark-end text:id="IMark470574396"/></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70574396" text:key1="annotation"/>IdGeneratorStrategy<text:alphabetical-index-mark-end text:id="IMark470574396"/> strategy() default <text:alphabetical-index-mark-start text:id="IMark470573868" text:key1="annotation"/>IdGeneratorStrategy<text:alphabetical-index-mark-end text:id="IMark470573868"/>.UNSPECIFIED;</text:p>
      <text:p text:style-name="P2"/>
      <text:p text:style-name="P2"><text:s text:c="4"/>/** Custom strategy to use to generate the <text:alphabetical-index-mark-start text:id="IMark470573868" text:key1="annotation"/>value<text:alphabetical-index-mark-end text:id="IMark470573868"/>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70573868" text:key1="annotation"/>sequence<text:alphabetical-index-mark-end text:id="IMark470573868"/> to use when the strategy involves sequences</text:p>
      <text:p text:style-name="P2"><text:s text:c="5"/>* @return Name of <text:alphabetical-index-mark-start text:id="IMark470573868" text:key1="annotation"/>sequence<text:alphabetical-index-mark-end text:id="IMark470573868"/> to use when the strategy involves sequences</text:p>
      <text:p text:style-name="P2"><text:s text:c="5"/>*/</text:p>
      <text:p text:style-name="P2"><text:s text:c="4"/>String <text:alphabetical-index-mark-start text:id="IMark470573868" text:key1="annotation"/>sequence<text:alphabetical-index-mark-end text:id="IMark470573868"/>() default ““;</text:p>
      <text:p text:style-name="P2"/>
      <text:p text:style-name="P2"><text:s text:c="4"/>/**</text:p>
      <text:p text:style-name="P2"><text:s text:c="5"/>* Name of the <text:alphabetical-index-mark-start text:id="IMark470573868" text:key1="annotation"/>column<text:alphabetical-index-mark-end text:id="IMark470573868"/> for the datastore identity</text:p>
      <text:p text:style-name="P2"><text:s text:c="5"/>* @return Name of the <text:alphabetical-index-mark-start text:id="IMark470573868" text:key1="annotation"/>column<text:alphabetical-index-mark-end text:id="IMark470573868"/> for the datastore identity</text:p>
      <text:p text:style-name="P2"><text:s text:c="5"/>*/</text:p>
      <text:p text:style-name="P2"><text:s text:c="4"/>String <text:alphabetical-index-mark-start text:id="IMark470573868" text:key1="annotation"/>column<text:alphabetical-index-mark-end text:id="IMark470573868"/>() default ““;</text:p>
      <text:p text:style-name="P2"/>
      <text:p text:style-name="P2"><text:s text:c="4"/>/**</text:p>
      <text:p text:style-name="P2"><text:s text:c="5"/>* The <text:alphabetical-index-mark-start text:id="IMark470573868" text:key1="annotation"/>column<text:alphabetical-index-mark-end text:id="IMark470573868"/>(s) making up the datastore identity.</text:p>
      <text:p text:style-name="P2"><text:s text:c="5"/>* @return The <text:alphabetical-index-mark-start text:id="IMark470573868" text:key1="annotation"/>column<text:alphabetical-index-mark-end text:id="IMark470573868"/>(s) making up the datastore identity.</text:p>
      <text:p text:style-name="P2"><text:s text:c="5"/>*/</text:p>
      <text:p text:style-name="P2"><text:s text:c="4"/><text:alphabetical-index-mark-start text:id="IMark470573868" text:key1="annotation"/>Column<text:alphabetical-index-mark-end text:id="IMark470573868"/>[] <text:alphabetical-index-mark-start text:id="IMark470574396" text:key1="annotation"/>columns<text:alphabetical-index-mark-end text:id="IMark470574396"/>() default {};</text:p>
      <text:p text:style-name="P2"><text:soft-page-break/></text:p>
      <text:p text:style-name="P2"><text:s text:c="4"/>/** Vendor <text:alphabetical-index-mark-start text:id="IMark470574396" text:key1="annotation"/>extensions<text:alphabetical-index-mark-end text:id="IMark470574396"/>. </text:p>
      <text:p text:style-name="P2"><text:s text:c="5"/>* @return the vendor <text:alphabetical-index-mark-start text:id="IMark470574396" text:key1="annotation"/>extensions<text:alphabetical-index-mark-end text:id="IMark470574396"/></text:p>
      <text:p text:style-name="P2"><text:s text:c="5"/>*/</text:p>
      <text:p text:style-name="P2"><text:s text:c="4"/><text:alphabetical-index-mark-start text:id="IMark470574396" text:key1="annotation"/>Extension<text:alphabetical-index-mark-end text:id="IMark470574396"/>[] <text:alphabetical-index-mark-start text:id="IMark470573868" text:key1="annotation"/>extensions<text:alphabetical-index-mark-end text:id="IMark470573868"/>() default {};</text:p>
      <text:p text:style-name="P2">}</text:p>
      <text:p text:style-name="P2"/>
      <text:h text:style-name="P23" text:outline-level="3"><text:alphabetical-index-mark-start text:id="IMark470573868" text:key1="annotation"/>Discriminator<text:alphabetical-index-mark-end text:id="IMark470573868"/> Annotation</text:h>
      <text:p text:style-name="P2">@Target(ElementType.TYPE) </text:p>
      <text:p text:style-name="P2">@Retention(RetentionPolicy.RUNTIME)</text:p>
      <text:p text:style-name="P2">public @interface <text:alphabetical-index-mark-start text:id="IMark470573868" text:key1="annotation"/>Discriminator<text:alphabetical-index-mark-end text:id="IMark470573868"/></text:p>
      <text:p text:style-name="P2">{</text:p>
      <text:p text:style-name="P2"><text:s text:c="4"/>/**</text:p>
      <text:p text:style-name="P2"><text:s text:c="5"/>* Strategy to use for the <text:alphabetical-index-mark-start text:id="IMark470573868" text:key1="annotation"/>discriminator<text:alphabetical-index-mark-end text:id="IMark470573868"/>. The <text:alphabetical-index-mark-start text:id="IMark470574396" text:key1="annotation"/>discriminator<text:alphabetical-index-mark-end text:id="IMark470574396"/> determines</text:p>
      <text:p text:style-name="P2"><text:s text:c="5"/>* the class associated with a row in the datastore.</text:p>
      <text:p text:style-name="P2"><text:s text:c="5"/>* @return the strategy to use for the <text:alphabetical-index-mark-start text:id="IMark470574396" text:key1="annotation"/>discriminator<text:alphabetical-index-mark-end text:id="IMark470574396"/></text:p>
      <text:p text:style-name="P2"><text:s text:c="5"/>*/</text:p>
      <text:p text:style-name="P2"><text:s text:c="4"/><text:alphabetical-index-mark-start text:id="IMark470574396" text:key1="annotation"/>DiscriminatorStrategy<text:alphabetical-index-mark-end text:id="IMark470574396"/> strategy() </text:p>
      <text:p text:style-name="P2"><text:s text:c="8"/>default <text:alphabetical-index-mark-start text:id="IMark470574396" text:key1="annotation"/>DiscriminatorStrategy<text:alphabetical-index-mark-end text:id="IMark470574396"/>.UNSPECIFIED;</text:p>
      <text:p text:style-name="P2"/>
      <text:p text:style-name="P2"><text:s text:c="4"/>/** Custom strategy to use for the <text:alphabetical-index-mark-start text:id="IMark470574396" text:key1="annotation"/>discriminator<text:alphabetical-index-mark-end text:id="IMark470574396"/>.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70574396" text:key1="annotation"/>discriminator<text:alphabetical-index-mark-end text:id="IMark470574396"/> is indexed.</text:p>
      <text:p text:style-name="P2"><text:s text:c="5"/>* @return whether the <text:alphabetical-index-mark-start text:id="IMark470574396" text:key1="annotation"/>discriminator<text:alphabetical-index-mark-end text:id="IMark470574396"/> is indexed</text:p>
      <text:p text:style-name="P2"><text:s text:c="5"/>*/</text:p>
      <text:p text:style-name="P2"><text:s text:c="4"/>String indexed() default ““;</text:p>
      <text:p text:style-name="P2"/>
      <text:p text:style-name="P2"><text:s text:c="4"/>/**</text:p>
      <text:p text:style-name="P2"><text:s text:c="5"/>* Name of the <text:alphabetical-index-mark-start text:id="IMark470574396" text:key1="annotation"/>column<text:alphabetical-index-mark-end text:id="IMark470574396"/> for the <text:alphabetical-index-mark-start text:id="IMark470573868" text:key1="annotation"/>discriminator<text:alphabetical-index-mark-end text:id="IMark470573868"/></text:p>
      <text:p text:style-name="P2"><text:s text:c="5"/>* @return the name of the <text:alphabetical-index-mark-start text:id="IMark470573868" text:key1="annotation"/>column<text:alphabetical-index-mark-end text:id="IMark470573868"/> for the <text:alphabetical-index-mark-start text:id="IMark470574396" text:key1="annotation"/>discriminator<text:alphabetical-index-mark-end text:id="IMark470574396"/></text:p>
      <text:p text:style-name="P2"><text:s text:c="5"/>*/</text:p>
      <text:p text:style-name="P2"><text:s text:c="4"/>String <text:alphabetical-index-mark-start text:id="IMark470574396" text:key1="annotation"/>column<text:alphabetical-index-mark-end text:id="IMark470574396"/>() default ““;</text:p>
      <text:p text:style-name="P2"/>
      <text:p text:style-name="P2"><text:s text:c="4"/>/**</text:p>
      <text:p text:style-name="P2"><text:s text:c="5"/>* The <text:alphabetical-index-mark-start text:id="IMark470574396" text:key1="annotation"/>value<text:alphabetical-index-mark-end text:id="IMark470574396"/> for the <text:alphabetical-index-mark-start text:id="IMark470573868" text:key1="annotation"/>discriminator<text:alphabetical-index-mark-end text:id="IMark470573868"/> for objects of this class </text:p>
      <text:p text:style-name="P2"><text:s text:c="5"/>* when using “<text:alphabetical-index-mark-start text:id="IMark470573868" text:key1="annotation"/>value<text:alphabetical-index-mark-end text:id="IMark470573868"/>-map” strategy.</text:p>
      <text:p text:style-name="P2"><text:s text:c="5"/>* @return The <text:alphabetical-index-mark-start text:id="IMark470573868" text:key1="annotation"/>value<text:alphabetical-index-mark-end text:id="IMark470573868"/> for the <text:alphabetical-index-mark-start text:id="IMark470574396" text:key1="annotation"/>discriminator<text:alphabetical-index-mark-end text:id="IMark470574396"/> for objects of this class </text:p>
      <text:p text:style-name="P2"><text:s text:c="5"/>* when using “<text:alphabetical-index-mark-start text:id="IMark470574396" text:key1="annotation"/>value<text:alphabetical-index-mark-end text:id="IMark470574396"/>-map” strategy</text:p>
      <text:p text:style-name="P2"><text:s text:c="5"/>*/</text:p>
      <text:p text:style-name="P2"><text:s text:c="4"/>String <text:alphabetical-index-mark-start text:id="IMark470574396" text:key1="annotation"/>value<text:alphabetical-index-mark-end text:id="IMark470574396"/>() default ““;</text:p>
      <text:p text:style-name="P2"/>
      <text:p text:style-name="P2"><text:s text:c="4"/>/**</text:p>
      <text:p text:style-name="P2"><text:s text:c="5"/>* The <text:alphabetical-index-mark-start text:id="IMark470574396" text:key1="annotation"/>column<text:alphabetical-index-mark-end text:id="IMark470574396"/>(s) making up the <text:alphabetical-index-mark-start text:id="IMark470573868" text:key1="annotation"/>discriminator<text:alphabetical-index-mark-end text:id="IMark470573868"/>.</text:p>
      <text:p text:style-name="P2"><text:s text:c="5"/>* @return the <text:alphabetical-index-mark-start text:id="IMark470573868" text:key1="annotation"/>column<text:alphabetical-index-mark-end text:id="IMark470573868"/>(s) making up the <text:alphabetical-index-mark-start text:id="IMark470574396" text:key1="annotation"/>discriminator<text:alphabetical-index-mark-end text:id="IMark470574396"/></text:p>
      <text:p text:style-name="P2"><text:s text:c="5"/>*/</text:p>
      <text:p text:style-name="P2"><text:s text:c="4"/><text:alphabetical-index-mark-start text:id="IMark470574396" text:key1="annotation"/>Column<text:alphabetical-index-mark-end text:id="IMark470574396"/>[] <text:alphabetical-index-mark-start text:id="IMark470573868" text:key1="annotation"/>columns<text:alphabetical-index-mark-end text:id="IMark470573868"/>() default {};</text:p>
      <text:p text:style-name="P2">}</text:p>
      <text:p text:style-name="P2"/>
      <text:h text:style-name="P23" text:outline-level="3"><text:soft-page-break/><text:alphabetical-index-mark-start text:id="IMark470573868" text:key1="annotation"/>DiscriminatorStrategy<text:alphabetical-index-mark-end text:id="IMark470573868"/> Enum</text:h>
      <text:p text:style-name="P2"/>
      <text:p text:style-name="P2">public enum <text:alphabetical-index-mark-start text:id="IMark470573868" text:key1="annotation"/>DiscriminatorStrategy<text:alphabetical-index-mark-end text:id="IMark470573868"/></text:p>
      <text:p text:style-name="P2">{</text:p>
      <text:p text:style-name="P2"><text:s text:c="4"/>UNSPECIFIED,</text:p>
      <text:p text:style-name="P2"><text:s text:c="4"/>NONE,</text:p>
      <text:p text:style-name="P2"><text:s text:c="4"/><text:alphabetical-index-mark-start text:id="IMark470573868" text:key1="annotation"/>VALUE<text:alphabetical-index-mark-end text:id="IMark470573868"/>_MAP,</text:p>
      <text:p text:style-name="P2"><text:s text:c="4"/>CLASS_NAME</text:p>
      <text:p text:style-name="P2">}</text:p>
      <text:p text:style-name="P2"/>
      <text:h text:style-name="P23" text:outline-level="3"><text:alphabetical-index-mark-start text:id="IMark470573868" text:key1="annotation"/>Element<text:alphabetical-index-mark-end text:id="IMark470573868"/> Annotation</text:h>
      <text:p text:style-name="P2">@Target({ElementType.FIELD, ElementType.METHOD}) </text:p>
      <text:p text:style-name="P2">@Retention(RetentionPolicy.RUNTIME)</text:p>
      <text:p text:style-name="P2">public @interface <text:alphabetical-index-mark-start text:id="IMark470573868" text:key1="annotation"/>Element<text:alphabetical-index-mark-end text:id="IMark470573868"/></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70573868" text:key1="annotation"/>element<text:alphabetical-index-mark-end text:id="IMark470573868"/> is to be stored <text:alphabetical-index-mark-start text:id="IMark470574396" text:key1="annotation"/>serialized<text:alphabetical-index-mark-end text:id="IMark470574396"/> (into a <text:alphabetical-index-mark-start text:id="IMark470574012" text:key1="annotation"/>join<text:alphabetical-index-mark-end text:id="IMark470574012"/> table)</text:p>
      <text:p text:style-name="P2"><text:s text:c="5"/>* @return whether the <text:alphabetical-index-mark-start text:id="IMark470574012" text:key1="annotation"/>element<text:alphabetical-index-mark-end text:id="IMark470574012"/> is to be stored <text:alphabetical-index-mark-start text:id="IMark470574396" text:key1="annotation"/>serialized<text:alphabetical-index-mark-end text:id="IMark470574396"/> </text:p>
      <text:p text:style-name="P2"><text:s text:c="5"/>* (into a <text:alphabetical-index-mark-start text:id="IMark470574396" text:key1="annotation"/>join<text:alphabetical-index-mark-end text:id="IMark470574396"/> table)</text:p>
      <text:p text:style-name="P2"><text:s text:c="5"/>*/</text:p>
      <text:p text:style-name="P2"><text:s text:c="4"/>String <text:alphabetical-index-mark-start text:id="IMark470574396" text:key1="annotation"/>serialized<text:alphabetical-index-mark-end text:id="IMark470574396"/>() default ““;</text:p>
      <text:p text:style-name="P2"/>
      <text:p text:style-name="P2"><text:s text:c="4"/>/** Whether this <text:alphabetical-index-mark-start text:id="IMark470574396" text:key1="annotation"/>element<text:alphabetical-index-mark-end text:id="IMark470574396"/> is <text:alphabetical-index-mark-start text:id="IMark470574012" text:key1="annotation"/>embedded<text:alphabetical-index-mark-end text:id="IMark470574012"/>. </text:p>
      <text:p text:style-name="P2"><text:s text:c="5"/>* @return whether this <text:alphabetical-index-mark-start text:id="IMark470574012" text:key1="annotation"/>element<text:alphabetical-index-mark-end text:id="IMark470574012"/> is <text:alphabetical-index-mark-start text:id="IMark470574396" text:key1="annotation"/>embedded<text:alphabetical-index-mark-end text:id="IMark470574396"/></text:p>
      <text:p text:style-name="P2"><text:s text:c="5"/>*/</text:p>
      <text:p text:style-name="P2"><text:s text:c="4"/>String <text:alphabetical-index-mark-start text:id="IMark470574396" text:key1="annotation"/>embedded<text:alphabetical-index-mark-end text:id="IMark470574396"/>() default ““;</text:p>
      <text:p text:style-name="P2"/>
      <text:p text:style-name="P2"><text:s text:c="4"/>/**</text:p>
      <text:p text:style-name="P2"><text:s text:c="5"/>* The <text:alphabetical-index-mark-start text:id="IMark470574396" text:key1="annotation"/>embedded<text:alphabetical-index-mark-end text:id="IMark470574396"/> mapping for the <text:alphabetical-index-mark-start text:id="IMark470574012" text:key1="annotation"/>element<text:alphabetical-index-mark-end text:id="IMark470574012"/>.</text:p>
      <text:p text:style-name="P2"><text:s text:c="5"/>* @return the <text:alphabetical-index-mark-start text:id="IMark470574012" text:key1="annotation"/>embedded<text:alphabetical-index-mark-end text:id="IMark470574012"/> mapping for the <text:alphabetical-index-mark-start text:id="IMark470574396" text:key1="annotation"/>element<text:alphabetical-index-mark-end text:id="IMark470574396"/></text:p>
      <text:p text:style-name="P2"><text:s text:c="5"/>*/</text:p>
      <text:p text:style-name="P2"><text:s text:c="4"/><text:alphabetical-index-mark-start text:id="IMark470574396" text:key1="annotation"/>Embedded<text:alphabetical-index-mark-end text:id="IMark470574396"/>[] embeddedMapping() default {};</text:p>
      <text:p text:style-name="P2"/>
      <text:p text:style-name="P2"><text:s text:c="4"/>/**</text:p>
      <text:p text:style-name="P2"><text:s text:c="5"/>* Whether the <text:alphabetical-index-mark-start text:id="IMark470574396" text:key1="annotation"/>element<text:alphabetical-index-mark-end text:id="IMark470574396"/> is dependent on the owner, and will be deleted </text:p>
      <text:p text:style-name="P2"><text:s text:c="5"/>* when the owner is deleted.</text:p>
      <text:p text:style-name="P2"><text:s text:c="5"/>* @return whether the <text:alphabetical-index-mark-start text:id="IMark470574396" text:key1="annotation"/>element<text:alphabetical-index-mark-end text:id="IMark470574396"/>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70574396" text:key1="annotation"/>element<text:alphabetical-index-mark-end text:id="IMark470574396"/>.</text:p>
      <text:p text:style-name="P2"><text:s text:c="5"/>* @return name of the table for the <text:alphabetical-index-mark-start text:id="IMark470574396" text:key1="annotation"/>element<text:alphabetical-index-mark-end text:id="IMark470574396"/></text:p>
      <text:p text:style-name="P2"><text:s text:c="5"/>*/</text:p>
      <text:p text:style-name="P2"><text:s text:c="4"/>String table() default ““;</text:p>
      <text:p text:style-name="P2"><text:soft-page-break/></text:p>
      <text:p text:style-name="P2"><text:s text:c="4"/>/**</text:p>
      <text:p text:style-name="P2"><text:s text:c="5"/>* Name of the <text:alphabetical-index-mark-start text:id="IMark470574396" text:key1="annotation"/>column<text:alphabetical-index-mark-end text:id="IMark470574396"/> to store the <text:alphabetical-index-mark-start text:id="IMark470574012" text:key1="annotation"/>element<text:alphabetical-index-mark-end text:id="IMark470574012"/> in.</text:p>
      <text:p text:style-name="P2"><text:s text:c="5"/>* @return name of the <text:alphabetical-index-mark-start text:id="IMark470574012" text:key1="annotation"/>column<text:alphabetical-index-mark-end text:id="IMark470574012"/> to store the <text:alphabetical-index-mark-start text:id="IMark470574396" text:key1="annotation"/>element<text:alphabetical-index-mark-end text:id="IMark470574396"/> in</text:p>
      <text:p text:style-name="P2"><text:s text:c="5"/>*/</text:p>
      <text:p text:style-name="P2"><text:s text:c="4"/>String <text:alphabetical-index-mark-start text:id="IMark470574396" text:key1="annotation"/>column<text:alphabetical-index-mark-end text:id="IMark470574396"/>() default ““;</text:p>
      <text:p text:style-name="P2"/>
      <text:p text:style-name="P2"><text:s text:c="4"/>/**</text:p>
      <text:p text:style-name="P2"><text:s text:c="5"/>* Delete action to apply to any foreign <text:alphabetical-index-mark-start text:id="IMark384273236" text:key1="annotation"/>key<text:alphabetical-index-mark-end text:id="IMark384273236"/> for the <text:alphabetical-index-mark-start text:id="IMark470574396" text:key1="annotation"/>element<text:alphabetical-index-mark-end text:id="IMark470574396"/>.</text:p>
      <text:p text:style-name="P2"><text:s text:c="5"/>* @return delete action to apply to any foreign <text:alphabetical-index-mark-start text:id="IMark470574396" text:key1="annotation"/>key<text:alphabetical-index-mark-end text:id="IMark470574396"/> for the <text:alphabetical-index-mark-start text:id="IMark384273236" text:key1="annotation"/>element<text:alphabetical-index-mark-end text:id="IMark384273236"/></text:p>
      <text:p text:style-name="P2"><text:s text:c="5"/>*/</text:p>
      <text:p text:style-name="P2"><text:s text:c="4"/><text:alphabetical-index-mark-start text:id="IMark384273236" text:key1="annotation"/>ForeignKeyAction<text:alphabetical-index-mark-end text:id="IMark384273236"/> deleteAction() default <text:alphabetical-index-mark-start text:id="IMark470574396" text:key1="annotation"/>ForeignKeyAction<text:alphabetical-index-mark-end text:id="IMark470574396"/>.UNSPECIFIED;</text:p>
      <text:p text:style-name="P2"/>
      <text:p text:style-name="P2"><text:s text:c="4"/>/**</text:p>
      <text:p text:style-name="P2"><text:s text:c="5"/>* Update action to apply to any foreign <text:alphabetical-index-mark-start text:id="IMark470574396" text:key1="annotation"/>key<text:alphabetical-index-mark-end text:id="IMark470574396"/> for the <text:alphabetical-index-mark-start text:id="IMark384273236" text:key1="annotation"/>element<text:alphabetical-index-mark-end text:id="IMark384273236"/></text:p>
      <text:p text:style-name="P2"><text:s text:c="5"/>* @return update action to apply to any foreign <text:alphabetical-index-mark-start text:id="IMark384273236" text:key1="annotation"/>key<text:alphabetical-index-mark-end text:id="IMark384273236"/> for the <text:alphabetical-index-mark-start text:id="IMark470574396" text:key1="annotation"/>element<text:alphabetical-index-mark-end text:id="IMark470574396"/></text:p>
      <text:p text:style-name="P2"><text:s text:c="5"/>*/</text:p>
      <text:p text:style-name="P2"><text:s text:c="4"/><text:alphabetical-index-mark-start text:id="IMark470574396" text:key1="annotation"/>ForeignKeyAction<text:alphabetical-index-mark-end text:id="IMark470574396"/> updateAction() default <text:alphabetical-index-mark-start text:id="IMark384273236" text:key1="annotation"/>ForeignKeyAction<text:alphabetical-index-mark-end text:id="IMark384273236"/>.UNSPECIFIED;</text:p>
      <text:p text:style-name="P2"/>
      <text:p text:style-name="P2"><text:s text:c="4"/>/**</text:p>
      <text:p text:style-name="P2"><text:s text:c="5"/>* Whether the <text:alphabetical-index-mark-start text:id="IMark384273236" text:key1="annotation"/>value<text:alphabetical-index-mark-end text:id="IMark384273236"/> <text:alphabetical-index-mark-start text:id="IMark470574396" text:key1="annotation"/>column<text:alphabetical-index-mark-end text:id="IMark470574396"/>(s) should be indexed.</text:p>
      <text:p text:style-name="P2"><text:s text:c="5"/>* @return whether the <text:alphabetical-index-mark-start text:id="IMark470574396" text:key1="annotation"/>value<text:alphabetical-index-mark-end text:id="IMark470574396"/> <text:alphabetical-index-mark-start text:id="IMark384273236" text:key1="annotation"/>column<text:alphabetical-index-mark-end text:id="IMark384273236"/>(s) should be indexed.</text:p>
      <text:p text:style-name="P2"><text:s text:c="5"/>*/</text:p>
      <text:p text:style-name="P2"><text:s text:c="4"/>String indexed() default ““;</text:p>
      <text:p text:style-name="P2"/>
      <text:p text:style-name="P2"><text:s text:c="4"/>/** The name of the <text:alphabetical-index-mark-start text:id="IMark384273236" text:key1="annotation"/>index<text:alphabetical-index-mark-end text:id="IMark384273236"/> to generate. </text:p>
      <text:p text:style-name="P2"><text:s text:c="5"/>* @return the name of the <text:alphabetical-index-mark-start text:id="IMark384273236" text:key1="annotation"/>index<text:alphabetical-index-mark-end text:id="IMark384273236"/></text:p>
      <text:p text:style-name="P2"><text:s text:c="5"/>*/</text:p>
      <text:p text:style-name="P2"><text:s text:c="4"/>String <text:alphabetical-index-mark-start text:id="IMark384273236" text:key1="annotation"/>index<text:alphabetical-index-mark-end text:id="IMark384273236"/>() default ““;</text:p>
      <text:p text:style-name="P2"/>
      <text:p text:style-name="P2"><text:s text:c="4"/>/**</text:p>
      <text:p text:style-name="P2"><text:s text:c="5"/>* Whether a <text:alphabetical-index-mark-start text:id="IMark384273236" text:key1="annotation"/>unique<text:alphabetical-index-mark-end text:id="IMark384273236"/> constraint should be generated or assumed.</text:p>
      <text:p text:style-name="P2"><text:s text:c="5"/>* @return whether a <text:alphabetical-index-mark-start text:id="IMark384273236" text:key1="annotation"/>unique<text:alphabetical-index-mark-end text:id="IMark384273236"/> constraint should be generated or assumed</text:p>
      <text:p text:style-name="P2"><text:s text:c="5"/>*/</text:p>
      <text:p text:style-name="P2"><text:s text:c="4"/>String <text:alphabetical-index-mark-start text:id="IMark384273236" text:key1="annotation"/>unique<text:alphabetical-index-mark-end text:id="IMark384273236"/>() default ““;</text:p>
      <text:p text:style-name="P2"/>
      <text:p text:style-name="P2"><text:s text:c="4"/>/**</text:p>
      <text:p text:style-name="P2"><text:s text:c="5"/>* The name of the <text:alphabetical-index-mark-start text:id="IMark384273236" text:key1="annotation"/>unique<text:alphabetical-index-mark-end text:id="IMark384273236"/> <text:alphabetical-index-mark-start text:id="IMark470574396" text:key1="annotation"/>key<text:alphabetical-index-mark-end text:id="IMark470574396"/> constraint to generate.</text:p>
      <text:p text:style-name="P2"><text:s text:c="5"/>* @return the name of the <text:alphabetical-index-mark-start text:id="IMark470574396" text:key1="annotation"/>unique<text:alphabetical-index-mark-end text:id="IMark470574396"/> <text:alphabetical-index-mark-start text:id="IMark384273236" text:key1="annotation"/>key<text:alphabetical-index-mark-end text:id="IMark384273236"/>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384273236" text:key1="annotation"/>column<text:alphabetical-index-mark-end text:id="IMark384273236"/>(s) for the <text:alphabetical-index-mark-start text:id="IMark470574396" text:key1="annotation"/>element<text:alphabetical-index-mark-end text:id="IMark470574396"/>.</text:p>
      <text:p text:style-name="P2"><text:s text:c="5"/>* @return the <text:alphabetical-index-mark-start text:id="IMark470574396" text:key1="annotation"/>column<text:alphabetical-index-mark-end text:id="IMark470574396"/>(s) for the <text:alphabetical-index-mark-start text:id="IMark384273236" text:key1="annotation"/>element<text:alphabetical-index-mark-end text:id="IMark384273236"/></text:p>
      <text:p text:style-name="P2"><text:s text:c="5"/>*/</text:p>
      <text:p text:style-name="P2"><text:s text:c="4"/><text:alphabetical-index-mark-start text:id="IMark384273236" text:key1="annotation"/>Column<text:alphabetical-index-mark-end text:id="IMark384273236"/>[] <text:alphabetical-index-mark-start text:id="IMark470574396" text:key1="annotation"/>columns<text:alphabetical-index-mark-end text:id="IMark470574396"/>() default {};</text:p>
      <text:p text:style-name="P2"/>
      <text:p text:style-name="P2"><text:soft-page-break/><text:s text:c="4"/>/** Generate or assume a foreign <text:alphabetical-index-mark-start text:id="IMark470574396" text:key1="annotation"/>key<text:alphabetical-index-mark-end text:id="IMark470574396"/> constraint exists on the <text:alphabetical-index-mark-start text:id="IMark384273236" text:key1="annotation"/>column<text:alphabetical-index-mark-end text:id="IMark384273236"/></text:p>
      <text:p text:style-name="P2"><text:s text:c="5"/>* or <text:alphabetical-index-mark-start text:id="IMark384273236" text:key1="annotation"/>columns<text:alphabetical-index-mark-end text:id="IMark384273236"/> associated with this <text:alphabetical-index-mark-start text:id="IMark470574396" text:key1="annotation"/>join<text:alphabetical-index-mark-end text:id="IMark470574396"/>. Specify “true” or “false”.</text:p>
      <text:p text:style-name="P2"><text:s text:c="5"/>* @return whether to generate or assume a primary <text:alphabetical-index-mark-start text:id="IMark470574396" text:key1="annotation"/>key<text:alphabetical-index-mark-end text:id="IMark470574396"/> constraint</text:p>
      <text:p text:style-name="P2"><text:s text:c="5"/>*/</text:p>
      <text:p text:style-name="P2"><text:s text:c="4"/>String generateForeignKey() default ““;</text:p>
      <text:p text:style-name="P2"/>
      <text:p text:style-name="P2"><text:s text:c="4"/>/** Name for a generated foreign <text:alphabetical-index-mark-start text:id="IMark470574396" text:key1="annotation"/>key<text:alphabetical-index-mark-end text:id="IMark470574396"/> constraint.</text:p>
      <text:p text:style-name="P2"><text:s text:c="5"/>* @return the name of the generated foreign <text:alphabetical-index-mark-start text:id="IMark470574396" text:key1="annotation"/>key<text:alphabetical-index-mark-end text:id="IMark470574396"/> constraint</text:p>
      <text:p text:style-name="P2"><text:s text:c="5"/>*/</text:p>
      <text:p text:style-name="P2"><text:s text:c="4"/>String <text:alphabetical-index-mark-start text:id="IMark470574396" text:key1="annotation"/>foreignKey<text:alphabetical-index-mark-end text:id="IMark470574396"/>() default ““;</text:p>
      <text:p text:style-name="P2"/>
      <text:p text:style-name="P2"><text:s text:c="4"/>/** Vendor <text:alphabetical-index-mark-start text:id="IMark470574396" text:key1="annotation"/>extensions<text:alphabetical-index-mark-end text:id="IMark470574396"/>.</text:p>
      <text:p text:style-name="P2"><text:s text:c="5"/>* @return the vendor <text:alphabetical-index-mark-start text:id="IMark470574396" text:key1="annotation"/>extensions<text:alphabetical-index-mark-end text:id="IMark470574396"/></text:p>
      <text:p text:style-name="P2"><text:s text:c="5"/>*/</text:p>
      <text:p text:style-name="P2"><text:s text:c="4"/><text:alphabetical-index-mark-start text:id="IMark470574396" text:key1="annotation"/>Extension<text:alphabetical-index-mark-end text:id="IMark470574396"/>[] <text:alphabetical-index-mark-start text:id="IMark384273236" text:key1="annotation"/>extensions<text:alphabetical-index-mark-end text:id="IMark384273236"/>() default {};</text:p>
      <text:p text:style-name="P2">}</text:p>
      <text:p text:style-name="P2"/>
      <text:h text:style-name="P23" text:outline-level="3"><text:alphabetical-index-mark-start text:id="IMark56333576" text:key1="annotation"/>Embedded<text:alphabetical-index-mark-end text:id="IMark56333576"/> Annotation</text:h>
      <text:p text:style-name="P2">@Target({ElementType.FIELD, ElementType.METHOD}) </text:p>
      <text:p text:style-name="P2">@Retention(RetentionPolicy.RUNTIME)</text:p>
      <text:p text:style-name="P2">public @interface <text:alphabetical-index-mark-start text:id="IMark56333576" text:key1="annotation"/>Embedded<text:alphabetical-index-mark-end text:id="IMark56333576"/></text:p>
      <text:p text:style-name="P2">{</text:p>
      <text:p text:style-name="P2"><text:s text:c="4"/>/** The member in the <text:alphabetical-index-mark-start text:id="IMark56333576" text:key1="annotation"/>embedded<text:alphabetical-index-mark-end text:id="IMark56333576"/>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6333576" text:key1="annotation"/>column<text:alphabetical-index-mark-end text:id="IMark56333576"/> in the <text:alphabetical-index-mark-start text:id="IMark56335688" text:key1="annotation"/>embedded<text:alphabetical-index-mark-end text:id="IMark56335688"/> object used to judge if the <text:alphabetical-index-mark-start text:id="IMark468809364" text:key1="annotation"/>embedded<text:alphabetical-index-mark-end text:id="IMark468809364"/> object</text:p>
      <text:p text:style-name="P2"><text:s text:c="5"/>* is null. </text:p>
      <text:p text:style-name="P2"><text:s text:c="5"/>* @return the null indicator <text:alphabetical-index-mark-start text:id="IMark468809364" text:key1="annotation"/>column<text:alphabetical-index-mark-end text:id="IMark468809364"/></text:p>
      <text:p text:style-name="P2"><text:s text:c="5"/>*/</text:p>
      <text:p text:style-name="P2"><text:s text:c="4"/>String nullIndicatorColumn() default ““;</text:p>
      <text:p text:style-name="P2"/>
      <text:p text:style-name="P2"><text:s text:c="4"/>/** The <text:alphabetical-index-mark-start text:id="IMark468809364" text:key1="annotation"/>value<text:alphabetical-index-mark-end text:id="IMark468809364"/> in the null <text:alphabetical-index-mark-start text:id="IMark56335688" text:key1="annotation"/>column<text:alphabetical-index-mark-end text:id="IMark56335688"/> to interpret the object as being null.</text:p>
      <text:p text:style-name="P2"><text:s text:c="5"/>* @return the null indicator <text:alphabetical-index-mark-start text:id="IMark56335688" text:key1="annotation"/>value<text:alphabetical-index-mark-end text:id="IMark5633568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6335688" text:key1="annotation"/>embedded<text:alphabetical-index-mark-end text:id="IMark56335688"/> in the field or property being annotated</text:p>
      <text:p text:style-name="P2"><text:s text:c="5"/>*/</text:p>
      <text:p text:style-name="P2"><text:s text:c="4"/><text:alphabetical-index-mark-start text:id="IMark56335688" text:key1="enum"/>Persistent<text:alphabetical-index-mark-end text:id="IMark56335688"/>[] members() default {};</text:p>
      <text:p text:style-name="P2">}</text:p>
      <text:p text:style-name="P2"/>
      <text:h text:style-name="P23" text:outline-level="3"><text:alphabetical-index-mark-start text:id="IMark56335688" text:key1="annotation"/>EmbeddedOnly<text:alphabetical-index-mark-end text:id="IMark56335688"/> Annotation</text:h>
      <text:p text:style-name="P2">@Target(ElementType.TYPE) </text:p>
      <text:p text:style-name="P2">@Retention(RetentionPolicy.RUNTIME)</text:p>
      <text:p text:style-name="P2">public @interface <text:alphabetical-index-mark-start text:id="IMark56335688" text:key1="annotation"/>EmbeddedOnly<text:alphabetical-index-mark-end text:id="IMark56335688"/></text:p>
      <text:p text:style-name="P2">{</text:p>
      <text:p text:style-name="P2">}</text:p>
      <text:p text:style-name="P2"/>
      <text:h text:style-name="P23" text:outline-level="3"><text:soft-page-break/><text:alphabetical-index-mark-start text:id="IMark56335688" text:key1="annotation"/>Extension<text:alphabetical-index-mark-end text:id="IMark56335688"/> Annotation</text:h>
      <text:p text:style-name="P2">@Target({ElementType.TYPE, ElementType.FIELD, ElementType.METHOD}) </text:p>
      <text:p text:style-name="P2">@Retention(RetentionPolicy.RUNTIME)</text:p>
      <text:p text:style-name="P2">public @interface <text:alphabetical-index-mark-start text:id="IMark56335688" text:key1="annotation"/>Extension<text:alphabetical-index-mark-end text:id="IMark56335688"/></text:p>
      <text:p text:style-name="P2">{</text:p>
      <text:p text:style-name="P2"><text:s text:c="4"/>/** Vendor that the <text:alphabetical-index-mark-start text:id="IMark56335688" text:key1="annotation"/>extension<text:alphabetical-index-mark-end text:id="IMark56335688"/>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6335688" text:key1="annotation"/>key<text:alphabetical-index-mark-end text:id="IMark56335688"/> for the <text:alphabetical-index-mark-start text:id="IMark468809364" text:key1="annotation"/>extension<text:alphabetical-index-mark-end text:id="IMark468809364"/> (required). </text:p>
      <text:p text:style-name="P2"><text:s text:c="5"/>* @return the <text:alphabetical-index-mark-start text:id="IMark468809364" text:key1="annotation"/>key<text:alphabetical-index-mark-end text:id="IMark468809364"/></text:p>
      <text:p text:style-name="P2"><text:s text:c="5"/>*/</text:p>
      <text:p text:style-name="P2"><text:s text:c="4"/>String <text:alphabetical-index-mark-start text:id="IMark468809364" text:key1="annotation"/>key<text:alphabetical-index-mark-end text:id="IMark468809364"/>();</text:p>
      <text:p text:style-name="P2"/>
      <text:p text:style-name="P2"><text:s text:c="4"/>/** The <text:alphabetical-index-mark-start text:id="IMark468809364" text:key1="annotation"/>value<text:alphabetical-index-mark-end text:id="IMark468809364"/> for the <text:alphabetical-index-mark-start text:id="IMark56335688" text:key1="annotation"/>extension<text:alphabetical-index-mark-end text:id="IMark56335688"/> (required). </text:p>
      <text:p text:style-name="P2"><text:s text:c="5"/>* @return the <text:alphabetical-index-mark-start text:id="IMark56335688" text:key1="annotation"/>value<text:alphabetical-index-mark-end text:id="IMark56335688"/></text:p>
      <text:p text:style-name="P2"><text:s text:c="5"/>*/</text:p>
      <text:p text:style-name="P2"><text:s text:c="4"/>String <text:alphabetical-index-mark-start text:id="IMark56335688" text:key1="annotation"/>value<text:alphabetical-index-mark-end text:id="IMark56335688"/>();</text:p>
      <text:p text:style-name="P2">}</text:p>
      <text:p text:style-name="P2"/>
      <text:h text:style-name="P23" text:outline-level="3"><text:alphabetical-index-mark-start text:id="IMark56335688" text:key1="annotation"/>Extensions<text:alphabetical-index-mark-end text:id="IMark56335688"/> Annotation</text:h>
      <text:p text:style-name="P2">@Target({ElementType.TYPE, ElementType.FIELD, ElementType.METHOD}) </text:p>
      <text:p text:style-name="P2">@Retention(RetentionPolicy.RUNTIME)</text:p>
      <text:p text:style-name="P2">public @interface <text:alphabetical-index-mark-start text:id="IMark56335688" text:key1="annotation"/>Extensions<text:alphabetical-index-mark-end text:id="IMark56335688"/></text:p>
      <text:p text:style-name="P2">{</text:p>
      <text:p text:style-name="P2"><text:s text:c="4"/>/**</text:p>
      <text:p text:style-name="P2"><text:s text:c="5"/>* The <text:alphabetical-index-mark-start text:id="IMark56335688" text:key1="annotation"/>extensions<text:alphabetical-index-mark-end text:id="IMark56335688"/>.</text:p>
      <text:p text:style-name="P2"><text:s text:c="5"/>* @return the <text:alphabetical-index-mark-start text:id="IMark56335688" text:key1="annotation"/>extensions<text:alphabetical-index-mark-end text:id="IMark56335688"/></text:p>
      <text:p text:style-name="P2"><text:s text:c="5"/>*/</text:p>
      <text:p text:style-name="P2"><text:s text:c="4"/><text:alphabetical-index-mark-start text:id="IMark56335688" text:key1="annotation"/>Extension<text:alphabetical-index-mark-end text:id="IMark56335688"/>[] <text:alphabetical-index-mark-start text:id="IMark468809364" text:key1="annotation"/>value<text:alphabetical-index-mark-end text:id="IMark468809364"/>();</text:p>
      <text:p text:style-name="P2">}</text:p>
      <text:p text:style-name="P2"/>
      <text:h text:style-name="P23" text:outline-level="3"><text:alphabetical-index-mark-start text:id="IMark468809364" text:key1="annotation"/>FetchGroup<text:alphabetical-index-mark-end text:id="IMark468809364"/> Annotation</text:h>
      <text:p text:style-name="P2">@Target(ElementType.TYPE) </text:p>
      <text:p text:style-name="P2">@Retention(RetentionPolicy.RUNTIME)</text:p>
      <text:p text:style-name="P2">public @interface <text:alphabetical-index-mark-start text:id="IMark468809364" text:key1="annotation"/>FetchGroup<text:alphabetical-index-mark-end text:id="IMark468809364"/></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68809364" text:key1="enum"/>Persistent<text:alphabetical-index-mark-end text:id="IMark468809364"/>[]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68809364" text:key1="annotation"/>fetchGroups<text:alphabetical-index-mark-end text:id="IMark468809364"/>() default {};</text:p>
      <text:p text:style-name="P2">}</text:p>
      <text:p text:style-name="P2"/>
      <text:h text:style-name="P23" text:outline-level="3"><text:alphabetical-index-mark-start text:id="IMark468809364" text:key1="annotation"/>FetchGroups<text:alphabetical-index-mark-end text:id="IMark468809364"/> Annotation</text:h>
      <text:p text:style-name="P2">@Target(ElementType.TYPE) </text:p>
      <text:p text:style-name="P2">@Retention(RetentionPolicy.RUNTIME)</text:p>
      <text:p text:style-name="P2">public @interface <text:alphabetical-index-mark-start text:id="IMark468809364" text:key1="annotation"/>FetchGroups<text:alphabetical-index-mark-end text:id="IMark46880936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68809364" text:key1="annotation"/>FetchGroup<text:alphabetical-index-mark-end text:id="IMark468809364"/>[] <text:alphabetical-index-mark-start text:id="IMark56335688" text:key1="annotation"/>value<text:alphabetical-index-mark-end text:id="IMark56335688"/>();</text:p>
      <text:p text:style-name="P2">}</text:p>
      <text:p text:style-name="P2"/>
      <text:h text:style-name="P23" text:outline-level="3"><text:alphabetical-index-mark-start text:id="IMark56335688" text:key1="annotation"/>FetchPlan<text:alphabetical-index-mark-end text:id="IMark56335688"/> Annotation</text:h>
      <text:p text:style-name="P2">@Target(ElementType.TYPE) </text:p>
      <text:p text:style-name="P2">@Retention(RetentionPolicy.RUNTIME)</text:p>
      <text:p text:style-name="P2">public @interface <text:alphabetical-index-mark-start text:id="IMark56335688" text:key1="annotation"/>FetchPlan<text:alphabetical-index-mark-end text:id="IMark5633568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6335688" text:key1="annotation"/>fetchGroups<text:alphabetical-index-mark-end text:id="IMark5633568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56335688" text:key1="annotation"/>queries<text:alphabetical-index-mark-end text:id="IMark56335688"/>.</text:p>
      <text:p text:style-name="P2"><text:s text:c="5"/>* @return the fetch size</text:p>
      <text:p text:style-name="P2"><text:s text:c="5"/>*/</text:p>
      <text:p text:style-name="P2"><text:s text:c="4"/>int fetchSize() default 0;</text:p>
      <text:p text:style-name="P2">}</text:p>
      <text:p text:style-name="P2"><text:soft-page-break/></text:p>
      <text:h text:style-name="P23" text:outline-level="3"><text:alphabetical-index-mark-start text:id="IMark56335688" text:key1="annotation"/>FetchPlans<text:alphabetical-index-mark-end text:id="IMark56335688"/> Annotation</text:h>
      <text:p text:style-name="P2">@Target(ElementType.TYPE) </text:p>
      <text:p text:style-name="P2">@Retention(RetentionPolicy.RUNTIME)</text:p>
      <text:p text:style-name="P2">public @interface <text:alphabetical-index-mark-start text:id="IMark56335688" text:key1="annotation"/>FetchPlans<text:alphabetical-index-mark-end text:id="IMark56335688"/></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6335688" text:key1="annotation"/>FetchPlan<text:alphabetical-index-mark-end text:id="IMark56335688"/>[] <text:alphabetical-index-mark-start text:id="IMark468809364" text:key1="annotation"/>value<text:alphabetical-index-mark-end text:id="IMark468809364"/>();</text:p>
      <text:p text:style-name="P2">}</text:p>
      <text:p text:style-name="P2"/>
      <text:h text:style-name="P23" text:outline-level="3"><text:alphabetical-index-mark-start text:id="IMark468809364" text:key1="annotation"/>ForeignKey<text:alphabetical-index-mark-end text:id="IMark468809364"/> Annotation</text:h>
      <text:p text:style-name="P2">@Target({ElementType.TYPE, ElementType.FIELD, ElementType.METHOD}) </text:p>
      <text:p text:style-name="P2">@Retention(RetentionPolicy.RUNTIME)</text:p>
      <text:p text:style-name="P2">public @interface <text:alphabetical-index-mark-start text:id="IMark468809364" text:key1="annotation"/>ForeignKey<text:alphabetical-index-mark-end text:id="IMark468809364"/></text:p>
      <text:p text:style-name="P2">{</text:p>
      <text:p text:style-name="P2"><text:s text:c="4"/>/** Name of the foreign <text:alphabetical-index-mark-start text:id="IMark468809364" text:key1="annotation"/>key<text:alphabetical-index-mark-end text:id="IMark468809364"/>.</text:p>
      <text:p text:style-name="P2"><text:s text:c="5"/>* @return the name of the foreign <text:alphabetical-index-mark-start text:id="IMark468809364" text:key1="annotation"/>key<text:alphabetical-index-mark-end text:id="IMark468809364"/></text:p>
      <text:p text:style-name="P2"><text:s text:c="5"/>*/</text:p>
      <text:p text:style-name="P2"><text:s text:c="4"/>String name() default ““;</text:p>
      <text:p text:style-name="P2"/>
      <text:p text:style-name="P2"><text:s text:c="4"/>/** Table for the foreign <text:alphabetical-index-mark-start text:id="IMark468809364" text:key1="annotation"/>key<text:alphabetical-index-mark-end text:id="IMark468809364"/>. This is needed iff annotating a type where</text:p>
      <text:p text:style-name="P2"><text:s text:c="5"/>* the foreign <text:alphabetical-index-mark-start text:id="IMark468809364" text:key1="annotation"/>key<text:alphabetical-index-mark-end text:id="IMark468809364"/> is not defined on the primary table for the type.</text:p>
      <text:p text:style-name="P2"><text:s text:c="5"/>* @return the table on which the foreign <text:alphabetical-index-mark-start text:id="IMark468809364" text:key1="annotation"/>key<text:alphabetical-index-mark-end text:id="IMark468809364"/> is defined</text:p>
      <text:p text:style-name="P2"><text:s text:c="5"/>*/</text:p>
      <text:p text:style-name="P2"><text:s text:c="4"/>String table() default ““;</text:p>
      <text:p text:style-name="P2"/>
      <text:p text:style-name="P2"><text:s text:c="4"/>/** Whether this foreign <text:alphabetical-index-mark-start text:id="IMark468809364" text:key1="annotation"/>key<text:alphabetical-index-mark-end text:id="IMark468809364"/> is deferred </text:p>
      <text:p text:style-name="P2"><text:s text:c="5"/>* (constraint is checked only at commit).</text:p>
      <text:p text:style-name="P2"><text:s text:c="5"/>* @return whether this foreign <text:alphabetical-index-mark-start text:id="IMark468809364" text:key1="annotation"/>key<text:alphabetical-index-mark-end text:id="IMark468809364"/> is deferred</text:p>
      <text:p text:style-name="P2"><text:s text:c="5"/>*/</text:p>
      <text:p text:style-name="P2"><text:s text:c="4"/>String deferred() default ““;</text:p>
      <text:p text:style-name="P2"/>
      <text:p text:style-name="P2"><text:s text:c="4"/>/** Whether this foreign <text:alphabetical-index-mark-start text:id="IMark468809364" text:key1="annotation"/>key<text:alphabetical-index-mark-end text:id="IMark468809364"/> is <text:alphabetical-index-mark-start text:id="IMark56335688" text:key1="annotation"/>unique<text:alphabetical-index-mark-end text:id="IMark56335688"/>.</text:p>
      <text:p text:style-name="P2"><text:s text:c="5"/>* @return whether this foreign <text:alphabetical-index-mark-start text:id="IMark56335688" text:key1="annotation"/>key<text:alphabetical-index-mark-end text:id="IMark56335688"/> is <text:alphabetical-index-mark-start text:id="IMark468809364" text:key1="annotation"/>unique<text:alphabetical-index-mark-end text:id="IMark468809364"/></text:p>
      <text:p text:style-name="P2"><text:s text:c="5"/>*/</text:p>
      <text:p text:style-name="P2"><text:s text:c="4"/>String <text:alphabetical-index-mark-start text:id="IMark468809364" text:key1="annotation"/>unique<text:alphabetical-index-mark-end text:id="IMark468809364"/>() default ““;</text:p>
      <text:p text:style-name="P2"/>
      <text:p text:style-name="P2"><text:s text:c="4"/>/** The delete action of this foreign <text:alphabetical-index-mark-start text:id="IMark468809364" text:key1="annotation"/>key<text:alphabetical-index-mark-end text:id="IMark468809364"/>.</text:p>
      <text:p text:style-name="P2"><text:s text:c="5"/>* @return the delete action of this foreign <text:alphabetical-index-mark-start text:id="IMark468809364" text:key1="annotation"/>key<text:alphabetical-index-mark-end text:id="IMark468809364"/></text:p>
      <text:p text:style-name="P2"><text:s text:c="5"/>*/</text:p>
      <text:p text:style-name="P2"><text:s text:c="4"/><text:alphabetical-index-mark-start text:id="IMark468809364" text:key1="annotation"/>ForeignKeyAction<text:alphabetical-index-mark-end text:id="IMark468809364"/> deleteAction() default <text:alphabetical-index-mark-start text:id="IMark56335688" text:key1="annotation"/>ForeignKeyAction<text:alphabetical-index-mark-end text:id="IMark56335688"/>.RESTRICT;</text:p>
      <text:p text:style-name="P2"/>
      <text:p text:style-name="P2"><text:s text:c="4"/>/** The update action of this foreign <text:alphabetical-index-mark-start text:id="IMark56335688" text:key1="annotation"/>key<text:alphabetical-index-mark-end text:id="IMark56335688"/>.</text:p>
      <text:p text:style-name="P2"><text:s text:c="5"/>* @return the update action of this foreign <text:alphabetical-index-mark-start text:id="IMark56335688" text:key1="annotation"/>key<text:alphabetical-index-mark-end text:id="IMark56335688"/></text:p>
      <text:p text:style-name="P2"><text:s text:c="5"/>*/</text:p>
      <text:p text:style-name="P2"><text:s text:c="4"/><text:alphabetical-index-mark-start text:id="IMark56335688" text:key1="annotation"/>ForeignKeyAction<text:alphabetical-index-mark-end text:id="IMark56335688"/> updateAction() default <text:alphabetical-index-mark-start text:id="IMark468809364" text:key1="annotation"/>ForeignKeyAction<text:alphabetical-index-mark-end text:id="IMark468809364"/>.RESTRICT;</text:p>
      <text:p text:style-name="P2"/>
      <text:p text:style-name="P2"><text:s text:c="4"/>/** Member (field and property) names that compose this foreign <text:alphabetical-index-mark-start text:id="IMark468809364" text:key1="annotation"/>key<text:alphabetical-index-mark-end text:id="IMark468809364"/>.</text:p>
      <text:p text:style-name="P2"><text:s text:c="5"/>* @return the member names that compose this foreign <text:alphabetical-index-mark-start text:id="IMark468809364" text:key1="annotation"/>key<text:alphabetical-index-mark-end text:id="IMark468809364"/></text:p>
      <text:p text:style-name="P2"><text:s text:c="5"/>*/</text:p>
      <text:p text:style-name="P2"><text:soft-page-break/><text:s text:c="4"/>String[] members() default {};</text:p>
      <text:p text:style-name="P2"/>
      <text:p text:style-name="P2"><text:s text:c="4"/>/** <text:alphabetical-index-mark-start text:id="IMark468809364" text:key1="annotation"/>Columns<text:alphabetical-index-mark-end text:id="IMark468809364"/> that compose this foreign <text:alphabetical-index-mark-start text:id="IMark56335688" text:key1="annotation"/>key<text:alphabetical-index-mark-end text:id="IMark56335688"/>.</text:p>
      <text:p text:style-name="P2"><text:s text:c="5"/>* @return the <text:alphabetical-index-mark-start text:id="IMark56335688" text:key1="annotation"/>columns<text:alphabetical-index-mark-end text:id="IMark56335688"/> that compose this foreign <text:alphabetical-index-mark-start text:id="IMark468809364" text:key1="annotation"/>key<text:alphabetical-index-mark-end text:id="IMark468809364"/></text:p>
      <text:p text:style-name="P2"><text:s text:c="5"/>*/</text:p>
      <text:p text:style-name="P2"><text:s text:c="4"/><text:alphabetical-index-mark-start text:id="IMark468809364" text:key1="annotation"/>Column<text:alphabetical-index-mark-end text:id="IMark468809364"/>[] <text:alphabetical-index-mark-start text:id="IMark56335688" text:key1="annotation"/>columns<text:alphabetical-index-mark-end text:id="IMark56335688"/>() default {};</text:p>
      <text:p text:style-name="P2">}</text:p>
      <text:p text:style-name="P2"/>
      <text:h text:style-name="P23" text:outline-level="3"><text:alphabetical-index-mark-start text:id="IMark56335688" text:key1="annotation"/>ForeignKeyAction<text:alphabetical-index-mark-end text:id="IMark56335688"/> Enum</text:h>
      <text:p text:style-name="P2"/>
      <text:p text:style-name="P2">public enum <text:alphabetical-index-mark-start text:id="IMark56335688" text:key1="annotation"/>ForeignKeyAction<text:alphabetical-index-mark-end text:id="IMark56335688"/></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3" text:outline-level="3"><text:alphabetical-index-mark-start text:id="IMark56335688" text:key1="annotation"/>ForeignKeys<text:alphabetical-index-mark-end text:id="IMark56335688"/> Annotation</text:h>
      <text:p text:style-name="P2">@Target(ElementType.TYPE) </text:p>
      <text:p text:style-name="P2">@Retention(RetentionPolicy.RUNTIME)</text:p>
      <text:p text:style-name="P2">public @interface <text:alphabetical-index-mark-start text:id="IMark56335688" text:key1="annotation"/>ForeignKeys<text:alphabetical-index-mark-end text:id="IMark56335688"/></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6335688" text:key1="annotation"/>ForeignKey<text:alphabetical-index-mark-end text:id="IMark56335688"/>[] <text:alphabetical-index-mark-start text:id="IMark468809364" text:key1="annotation"/>value<text:alphabetical-index-mark-end text:id="IMark468809364"/>();</text:p>
      <text:p text:style-name="P2">}</text:p>
      <text:p text:style-name="P2"/>
      <text:h text:style-name="P23" text:outline-level="3"><text:alphabetical-index-mark-start text:id="IMark468809364" text:key1="annotation"/>IdGeneratorStrategy<text:alphabetical-index-mark-end text:id="IMark468809364"/> Enum</text:h>
      <text:p text:style-name="P2"/>
      <text:p text:style-name="P2">public enum <text:alphabetical-index-mark-start text:id="IMark468809364" text:key1="annotation"/>IdGeneratorStrategy<text:alphabetical-index-mark-end text:id="IMark468809364"/></text:p>
      <text:p text:style-name="P2">{</text:p>
      <text:p text:style-name="P2"><text:s text:c="4"/>UNSPECIFIED,</text:p>
      <text:p text:style-name="P2"><text:s text:c="4"/>NATIVE,</text:p>
      <text:p text:style-name="P2"><text:s text:c="4"/><text:alphabetical-index-mark-start text:id="IMark468809364" text:key1="annotation"/>SEQUENCE<text:alphabetical-index-mark-end text:id="IMark468809364"/>,</text:p>
      <text:p text:style-name="P2"><text:s text:c="4"/>IDENTITY,</text:p>
      <text:p text:style-name="P2"><text:s text:c="4"/>INCREMENT,</text:p>
      <text:p text:style-name="P2"><text:s text:c="4"/>UUIDSTRING,</text:p>
      <text:p text:style-name="P2"><text:s text:c="4"/>UUIDHEX</text:p>
      <text:p text:style-name="P2">}</text:p>
      <text:p text:style-name="P2"/>
      <text:h text:style-name="P23" text:outline-level="3"><text:alphabetical-index-mark-start text:id="IMark468809364" text:key1="annotation"/>IdentityType<text:alphabetical-index-mark-end text:id="IMark468809364"/> Enum</text:h>
      <text:p text:style-name="P2"/>
      <text:p text:style-name="P2">public enum <text:alphabetical-index-mark-start text:id="IMark468809364" text:key1="annotation"/>IdentityType<text:alphabetical-index-mark-end text:id="IMark468809364"/></text:p>
      <text:p text:style-name="P2">{</text:p>
      <text:p text:style-name="P2"><text:s text:c="4"/>UNSPECIFIED,</text:p>
      <text:p text:style-name="P2"><text:soft-page-break/><text:s text:c="4"/>APPLICATION,</text:p>
      <text:p text:style-name="P2"><text:s text:c="4"/>DATASTORE,</text:p>
      <text:p text:style-name="P2"><text:s text:c="4"/>NONDURABLE</text:p>
      <text:p text:style-name="P2">}</text:p>
      <text:p text:style-name="P2"/>
      <text:h text:style-name="P23" text:outline-level="3"><text:alphabetical-index-mark-start text:id="IMark468809364" text:key1="annotation"/>Index<text:alphabetical-index-mark-end text:id="IMark468809364"/> Annotation</text:h>
      <text:p text:style-name="P2">@Target({ElementType.TYPE, ElementType.FIELD, ElementType.METHOD}) </text:p>
      <text:p text:style-name="P2">@Retention(RetentionPolicy.RUNTIME)</text:p>
      <text:p text:style-name="P2">public @interface <text:alphabetical-index-mark-start text:id="IMark468809364" text:key1="annotation"/>Index<text:alphabetical-index-mark-end text:id="IMark468809364"/></text:p>
      <text:p text:style-name="P2">{</text:p>
      <text:p text:style-name="P2"><text:s text:c="4"/>/** Name of the <text:alphabetical-index-mark-start text:id="IMark468809364" text:key1="annotation"/>index<text:alphabetical-index-mark-end text:id="IMark468809364"/></text:p>
      <text:p text:style-name="P2"><text:s text:c="5"/>* @return the name of the <text:alphabetical-index-mark-start text:id="IMark468809364" text:key1="annotation"/>index<text:alphabetical-index-mark-end text:id="IMark468809364"/></text:p>
      <text:p text:style-name="P2"><text:s text:c="5"/>*/</text:p>
      <text:p text:style-name="P2"><text:s text:c="4"/>String name() default ““;</text:p>
      <text:p text:style-name="P2"/>
      <text:p text:style-name="P2"><text:s text:c="4"/>/** Table for the <text:alphabetical-index-mark-start text:id="IMark468809364" text:key1="annotation"/>index<text:alphabetical-index-mark-end text:id="IMark468809364"/>. This is needed iff annotating a type where</text:p>
      <text:p text:style-name="P2"><text:s text:c="5"/>* the <text:alphabetical-index-mark-start text:id="IMark468809364" text:key1="annotation"/>index<text:alphabetical-index-mark-end text:id="IMark468809364"/> is not defined on the primary table for the type.</text:p>
      <text:p text:style-name="P2"><text:s text:c="5"/>* @return the table on which the <text:alphabetical-index-mark-start text:id="IMark468809364" text:key1="annotation"/>index<text:alphabetical-index-mark-end text:id="IMark468809364"/> is defined</text:p>
      <text:p text:style-name="P2"><text:s text:c="5"/>*/</text:p>
      <text:p text:style-name="P2"><text:s text:c="4"/>String table() default ““;</text:p>
      <text:p text:style-name="P2"/>
      <text:p text:style-name="P2"><text:s text:c="4"/>/** Whether this <text:alphabetical-index-mark-start text:id="IMark468809364" text:key1="annotation"/>index<text:alphabetical-index-mark-end text:id="IMark468809364"/> is <text:alphabetical-index-mark-start text:id="IMark56335688" text:key1="annotation"/>unique<text:alphabetical-index-mark-end text:id="IMark56335688"/></text:p>
      <text:p text:style-name="P2"><text:s text:c="5"/>* @return whether this <text:alphabetical-index-mark-start text:id="IMark56335688" text:key1="annotation"/>index<text:alphabetical-index-mark-end text:id="IMark56335688"/> is <text:alphabetical-index-mark-start text:id="IMark468809364" text:key1="annotation"/>unique<text:alphabetical-index-mark-end text:id="IMark468809364"/></text:p>
      <text:p text:style-name="P2"><text:s text:c="5"/>*/</text:p>
      <text:p text:style-name="P2"><text:s text:c="4"/>String <text:alphabetical-index-mark-start text:id="IMark468809364" text:key1="annotation"/>unique<text:alphabetical-index-mark-end text:id="IMark468809364"/>() default ““;</text:p>
      <text:p text:style-name="P2"/>
      <text:p text:style-name="P2"><text:s text:c="4"/>/** Member (field and property) names that compose this <text:alphabetical-index-mark-start text:id="IMark468809364" text:key1="annotation"/>index<text:alphabetical-index-mark-end text:id="IMark468809364"/>.</text:p>
      <text:p text:style-name="P2"><text:s text:c="5"/>* @return member names that compose this <text:alphabetical-index-mark-start text:id="IMark468809364" text:key1="annotation"/>index<text:alphabetical-index-mark-end text:id="IMark468809364"/></text:p>
      <text:p text:style-name="P2"><text:s text:c="5"/>*/</text:p>
      <text:p text:style-name="P2"><text:s text:c="4"/>String[] members() default {};</text:p>
      <text:p text:style-name="P2"/>
      <text:p text:style-name="P2"><text:s text:c="4"/>/** <text:alphabetical-index-mark-start text:id="IMark468809364" text:key1="annotation"/>Columns<text:alphabetical-index-mark-end text:id="IMark468809364"/> that compose this <text:alphabetical-index-mark-start text:id="IMark56335688" text:key1="annotation"/>index<text:alphabetical-index-mark-end text:id="IMark56335688"/>.</text:p>
      <text:p text:style-name="P2"><text:s text:c="5"/>* @return <text:alphabetical-index-mark-start text:id="IMark56335688" text:key1="annotation"/>columns<text:alphabetical-index-mark-end text:id="IMark56335688"/> that compose this <text:alphabetical-index-mark-start text:id="IMark468809364" text:key1="annotation"/>index<text:alphabetical-index-mark-end text:id="IMark468809364"/></text:p>
      <text:p text:style-name="P2"><text:s text:c="5"/>*/</text:p>
      <text:p text:style-name="P2"><text:s text:c="4"/><text:alphabetical-index-mark-start text:id="IMark468809364" text:key1="annotation"/>Column<text:alphabetical-index-mark-end text:id="IMark468809364"/>[] <text:alphabetical-index-mark-start text:id="IMark56335688" text:key1="annotation"/>columns<text:alphabetical-index-mark-end text:id="IMark56335688"/>() default {};</text:p>
      <text:p text:style-name="P2">}</text:p>
      <text:p text:style-name="P2"/>
      <text:h text:style-name="P23" text:outline-level="3"><text:alphabetical-index-mark-start text:id="IMark56335688" text:key1="annotation"/>Indices<text:alphabetical-index-mark-end text:id="IMark56335688"/> Annotation</text:h>
      <text:p text:style-name="P2">@Target(ElementType.TYPE) </text:p>
      <text:p text:style-name="P2">@Retention(RetentionPolicy.RUNTIME)</text:p>
      <text:p text:style-name="P2">public @interface <text:alphabetical-index-mark-start text:id="IMark56335688" text:key1="annotation"/>Indices<text:alphabetical-index-mark-end text:id="IMark56335688"/></text:p>
      <text:p text:style-name="P2">{</text:p>
      <text:p text:style-name="P2"><text:s text:c="4"/>/**</text:p>
      <text:p text:style-name="P2"><text:s text:c="5"/>* The <text:alphabetical-index-mark-start text:id="IMark56335688" text:key1="annotation"/>indices<text:alphabetical-index-mark-end text:id="IMark56335688"/></text:p>
      <text:p text:style-name="P2"><text:s text:c="5"/>* @return The <text:alphabetical-index-mark-start text:id="IMark56335688" text:key1="annotation"/>indices<text:alphabetical-index-mark-end text:id="IMark56335688"/></text:p>
      <text:p text:style-name="P2"><text:s text:c="5"/>*/</text:p>
      <text:p text:style-name="P2"><text:s text:c="4"/><text:alphabetical-index-mark-start text:id="IMark56335688" text:key1="annotation"/>Index<text:alphabetical-index-mark-end text:id="IMark56335688"/>[] <text:alphabetical-index-mark-start text:id="IMark468809364" text:key1="annotation"/>value<text:alphabetical-index-mark-end text:id="IMark468809364"/>();</text:p>
      <text:p text:style-name="P2">}</text:p>
      <text:p text:style-name="P2"/>
      <text:h text:style-name="P23" text:outline-level="3"><text:alphabetical-index-mark-start text:id="IMark468809364" text:key1="annotation"/>Inheritance<text:alphabetical-index-mark-end text:id="IMark468809364"/> Annotation</text:h>
      <text:p text:style-name="P2">@Target(ElementType.TYPE) </text:p>
      <text:p text:style-name="P2">@Retention(RetentionPolicy.RUNTIME)</text:p>
      <text:p text:style-name="P2"><text:soft-page-break/>public @interface <text:alphabetical-index-mark-start text:id="IMark468809364" text:key1="annotation"/>Inheritance<text:alphabetical-index-mark-end text:id="IMark468809364"/></text:p>
      <text:p text:style-name="P2">{</text:p>
      <text:p text:style-name="P2"><text:s text:c="4"/>/** Strategy to use for <text:alphabetical-index-mark-start text:id="IMark468809364" text:key1="annotation"/>inheritance<text:alphabetical-index-mark-end text:id="IMark468809364"/>. Specifies in which table(s)</text:p>
      <text:p text:style-name="P2"><text:s text:c="5"/>* the members for the class are stored. </text:p>
      <text:p text:style-name="P2"><text:s text:c="5"/>* @return the <text:alphabetical-index-mark-start text:id="IMark468809364" text:key1="annotation"/>inheritance<text:alphabetical-index-mark-end text:id="IMark468809364"/> strategy</text:p>
      <text:p text:style-name="P2"><text:s text:c="5"/>*/</text:p>
      <text:p text:style-name="P2"><text:s text:c="4"/><text:alphabetical-index-mark-start text:id="IMark468809364" text:key1="annotation"/>InheritanceStrategy<text:alphabetical-index-mark-end text:id="IMark468809364"/> strategy() default <text:alphabetical-index-mark-start text:id="IMark56335688" text:key1="annotation"/>InheritanceStrategy<text:alphabetical-index-mark-end text:id="IMark56335688"/>.UNSPECIFIED;</text:p>
      <text:p text:style-name="P2"/>
      <text:p text:style-name="P2"><text:s text:c="4"/>/** Custom <text:alphabetical-index-mark-start text:id="IMark56335688" text:key1="annotation"/>inheritance<text:alphabetical-index-mark-end text:id="IMark56335688"/> strategy. If customStrategy is non-empty, then</text:p>
      <text:p text:style-name="P2"><text:s text:c="5"/>* strategy must be UNSPECIFIED.</text:p>
      <text:p text:style-name="P2"><text:s text:c="5"/>* @return the custom <text:alphabetical-index-mark-start text:id="IMark56335688" text:key1="annotation"/>inheritance<text:alphabetical-index-mark-end text:id="IMark56335688"/> strategy</text:p>
      <text:p text:style-name="P2"><text:s text:c="5"/>*/</text:p>
      <text:p text:style-name="P2"><text:s text:c="4"/>String customStrategy() default ““;</text:p>
      <text:p text:style-name="P2">}</text:p>
      <text:p text:style-name="P2"/>
      <text:h text:style-name="P23" text:outline-level="3"><text:alphabetical-index-mark-start text:id="IMark56335688" text:key1="annotation"/>InheritanceStrategy<text:alphabetical-index-mark-end text:id="IMark56335688"/> Enum</text:h>
      <text:p text:style-name="P2"/>
      <text:p text:style-name="P2">public enum <text:alphabetical-index-mark-start text:id="IMark56335688" text:key1="annotation"/>InheritanceStrategy<text:alphabetical-index-mark-end text:id="IMark56335688"/></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3" text:outline-level="3"><text:alphabetical-index-mark-start text:id="IMark56335688" text:key1="annotation"/>Join<text:alphabetical-index-mark-end text:id="IMark56335688"/> Annotation</text:h>
      <text:p text:style-name="P2">@Target({ElementType.TYPE, ElementType.FIELD, ElementType.METHOD}) </text:p>
      <text:p text:style-name="P2">@Retention(RetentionPolicy.RUNTIME)</text:p>
      <text:p text:style-name="P2">public @interface <text:alphabetical-index-mark-start text:id="IMark56335688" text:key1="annotation"/>Join<text:alphabetical-index-mark-end text:id="IMark56335688"/></text:p>
      <text:p text:style-name="P2">{</text:p>
      <text:p text:style-name="P2"><text:s text:c="4"/>/** Table to <text:alphabetical-index-mark-start text:id="IMark56335688" text:key1="annotation"/>join<text:alphabetical-index-mark-end text:id="IMark56335688"/>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56335688" text:key1="annotation"/>column<text:alphabetical-index-mark-end text:id="IMark56335688"/> in the <text:alphabetical-index-mark-start text:id="IMark468809364" text:key1="annotation"/>join<text:alphabetical-index-mark-end text:id="IMark468809364"/> table. </text:p>
      <text:p text:style-name="P2"><text:s text:c="5"/>* @return the name of the <text:alphabetical-index-mark-start text:id="IMark468809364" text:key1="annotation"/>column<text:alphabetical-index-mark-end text:id="IMark468809364"/> in the <text:alphabetical-index-mark-start text:id="IMark56335688" text:key1="annotation"/>join<text:alphabetical-index-mark-end text:id="IMark56335688"/> table</text:p>
      <text:p text:style-name="P2"><text:s text:c="5"/>*/</text:p>
      <text:p text:style-name="P2"><text:s text:c="4"/>String <text:alphabetical-index-mark-start text:id="IMark56335688" text:key1="annotation"/>column<text:alphabetical-index-mark-end text:id="IMark56335688"/>() default ““;</text:p>
      <text:p text:style-name="P2"/>
      <text:p text:style-name="P2"><text:s text:c="4"/>/** Whether the <text:alphabetical-index-mark-start text:id="IMark56335688" text:key1="annotation"/>join<text:alphabetical-index-mark-end text:id="IMark56335688"/> <text:alphabetical-index-mark-start text:id="IMark468809364" text:key1="annotation"/>column<text:alphabetical-index-mark-end text:id="IMark468809364"/> is indexed. </text:p>
      <text:p text:style-name="P2"><text:s text:c="5"/>* @return whether the <text:alphabetical-index-mark-start text:id="IMark468809364" text:key1="annotation"/>join<text:alphabetical-index-mark-end text:id="IMark468809364"/> <text:alphabetical-index-mark-start text:id="IMark56335688" text:key1="annotation"/>column<text:alphabetical-index-mark-end text:id="IMark56335688"/>(s) is(are) indexed</text:p>
      <text:p text:style-name="P2"><text:s text:c="5"/>*/</text:p>
      <text:p text:style-name="P2"><text:s text:c="4"/>String indexed() default ““;</text:p>
      <text:p text:style-name="P2"/>
      <text:p text:style-name="P2"><text:s text:c="4"/>/** The name of the <text:alphabetical-index-mark-start text:id="IMark56335688" text:key1="annotation"/>index<text:alphabetical-index-mark-end text:id="IMark56335688"/> to generate. </text:p>
      <text:p text:style-name="P2"><text:s text:c="5"/>* @return the name of the <text:alphabetical-index-mark-start text:id="IMark56335688" text:key1="annotation"/>index<text:alphabetical-index-mark-end text:id="IMark56335688"/></text:p>
      <text:p text:style-name="P2"><text:s text:c="5"/>*/</text:p>
      <text:p text:style-name="P2"><text:s text:c="4"/>String <text:alphabetical-index-mark-start text:id="IMark56335688" text:key1="annotation"/>index<text:alphabetical-index-mark-end text:id="IMark56335688"/>() default ““;</text:p>
      <text:p text:style-name="P2"/>
      <text:p text:style-name="P2"><text:s text:c="4"/>/** Whether the <text:alphabetical-index-mark-start text:id="IMark56335688" text:key1="annotation"/>join<text:alphabetical-index-mark-end text:id="IMark56335688"/> <text:alphabetical-index-mark-start text:id="IMark468809364" text:key1="annotation"/>column<text:alphabetical-index-mark-end text:id="IMark468809364"/> is <text:alphabetical-index-mark-start text:id="IMark56333576" text:key1="annotation"/>unique<text:alphabetical-index-mark-end text:id="IMark56333576"/>.</text:p>
      <text:p text:style-name="P2"><text:s text:c="5"/>* @return whether the <text:alphabetical-index-mark-start text:id="IMark56333576" text:key1="annotation"/>join<text:alphabetical-index-mark-end text:id="IMark56333576"/> <text:alphabetical-index-mark-start text:id="IMark468809364" text:key1="annotation"/>column<text:alphabetical-index-mark-end text:id="IMark468809364"/>(s) is(are) is <text:alphabetical-index-mark-start text:id="IMark56335688" text:key1="annotation"/>unique<text:alphabetical-index-mark-end text:id="IMark56335688"/></text:p>
      <text:p text:style-name="P2"><text:soft-page-break/><text:s text:c="5"/>*/</text:p>
      <text:p text:style-name="P2"><text:s text:c="4"/>String <text:alphabetical-index-mark-start text:id="IMark56335688" text:key1="annotation"/>unique<text:alphabetical-index-mark-end text:id="IMark56335688"/>() default ““;</text:p>
      <text:p text:style-name="P2"/>
      <text:p text:style-name="P2"><text:s text:c="4"/>/**</text:p>
      <text:p text:style-name="P2"><text:s text:c="5"/>* The name of the <text:alphabetical-index-mark-start text:id="IMark56335688" text:key1="annotation"/>unique<text:alphabetical-index-mark-end text:id="IMark56335688"/> <text:alphabetical-index-mark-start text:id="IMark468809364" text:key1="annotation"/>key<text:alphabetical-index-mark-end text:id="IMark468809364"/> constraint to generate.</text:p>
      <text:p text:style-name="P2"><text:s text:c="5"/>* @return the name of the <text:alphabetical-index-mark-start text:id="IMark468809364" text:key1="annotation"/>unique<text:alphabetical-index-mark-end text:id="IMark468809364"/> <text:alphabetical-index-mark-start text:id="IMark56335688" text:key1="annotation"/>key<text:alphabetical-index-mark-end text:id="IMark56335688"/> constraint</text:p>
      <text:p text:style-name="P2"><text:s text:c="5"/>*/</text:p>
      <text:p text:style-name="P2"><text:s text:c="4"/>String uniqueKey() default ““;</text:p>
      <text:p text:style-name="P2"/>
      <text:p text:style-name="P2"><text:s text:c="4"/>/** Whether to use an outer <text:alphabetical-index-mark-start text:id="IMark56335688" text:key1="annotation"/>join<text:alphabetical-index-mark-end text:id="IMark56335688"/>. </text:p>
      <text:p text:style-name="P2"><text:s text:c="5"/>* @return whether to use an outer <text:alphabetical-index-mark-start text:id="IMark56335688" text:key1="annotation"/>join<text:alphabetical-index-mark-end text:id="IMark56335688"/></text:p>
      <text:p text:style-name="P2"><text:s text:c="5"/>*/</text:p>
      <text:p text:style-name="P2"><text:s text:c="4"/>String outer() default ““;</text:p>
      <text:p text:style-name="P2"/>
      <text:p text:style-name="P2"><text:s text:c="4"/>/** Delete action to be applied to any <text:alphabetical-index-mark-start text:id="IMark56335688" text:key1="annotation"/>ForeignKey<text:alphabetical-index-mark-end text:id="IMark56335688"/> on this <text:alphabetical-index-mark-start text:id="IMark468809364" text:key1="annotation"/>join<text:alphabetical-index-mark-end text:id="IMark468809364"/>.</text:p>
      <text:p text:style-name="P2"><text:s text:c="5"/>* @return the delete action</text:p>
      <text:p text:style-name="P2"><text:s text:c="5"/>*/</text:p>
      <text:p text:style-name="P2"><text:s text:c="4"/><text:alphabetical-index-mark-start text:id="IMark468809364" text:key1="annotation"/>ForeignKeyAction<text:alphabetical-index-mark-end text:id="IMark468809364"/> deleteAction() default <text:alphabetical-index-mark-start text:id="IMark56335688" text:key1="annotation"/>ForeignKeyAction<text:alphabetical-index-mark-end text:id="IMark56335688"/>.UNSPECIFIED;</text:p>
      <text:p text:style-name="P2"/>
      <text:p text:style-name="P2"><text:s text:c="4"/>/** Detail definition of the <text:alphabetical-index-mark-start text:id="IMark56335688" text:key1="annotation"/>join<text:alphabetical-index-mark-end text:id="IMark56335688"/> <text:alphabetical-index-mark-start text:id="IMark468809364" text:key1="annotation"/>column<text:alphabetical-index-mark-end text:id="IMark468809364"/>(s). This is needed for</text:p>
      <text:p text:style-name="P2"><text:s text:c="5"/>* more than one <text:alphabetical-index-mark-start text:id="IMark468809364" text:key1="annotation"/>join<text:alphabetical-index-mark-end text:id="IMark468809364"/> <text:alphabetical-index-mark-start text:id="IMark56335688" text:key1="annotation"/>column<text:alphabetical-index-mark-end text:id="IMark56335688"/>.</text:p>
      <text:p text:style-name="P2"><text:s text:c="5"/>* @return the <text:alphabetical-index-mark-start text:id="IMark56335688" text:key1="annotation"/>join<text:alphabetical-index-mark-end text:id="IMark56335688"/> <text:alphabetical-index-mark-start text:id="IMark468809364" text:key1="annotation"/>columns<text:alphabetical-index-mark-end text:id="IMark468809364"/></text:p>
      <text:p text:style-name="P2"><text:s text:c="5"/>*/</text:p>
      <text:p text:style-name="P2"><text:s text:c="4"/><text:alphabetical-index-mark-start text:id="IMark468809364" text:key1="annotation"/>Column<text:alphabetical-index-mark-end text:id="IMark468809364"/>[] <text:alphabetical-index-mark-start text:id="IMark56335688" text:key1="annotation"/>columns<text:alphabetical-index-mark-end text:id="IMark56335688"/>() default {};</text:p>
      <text:p text:style-name="P2"/>
      <text:p text:style-name="P2"><text:s text:c="4"/>/** Generate or assume a primary <text:alphabetical-index-mark-start text:id="IMark56335688" text:key1="annotation"/>key<text:alphabetical-index-mark-end text:id="IMark56335688"/> constraint exists on the <text:alphabetical-index-mark-start text:id="IMark468809364" text:key1="annotation"/>column<text:alphabetical-index-mark-end text:id="IMark468809364"/></text:p>
      <text:p text:style-name="P2"><text:s text:c="5"/>* or <text:alphabetical-index-mark-start text:id="IMark468809364" text:key1="annotation"/>columns<text:alphabetical-index-mark-end text:id="IMark468809364"/> associated with this <text:alphabetical-index-mark-start text:id="IMark56335688" text:key1="annotation"/>join<text:alphabetical-index-mark-end text:id="IMark56335688"/>. Specify “true” or “false”.</text:p>
      <text:p text:style-name="P2"><text:s text:c="5"/>* @return whether to generate or assume a primary <text:alphabetical-index-mark-start text:id="IMark56335688" text:key1="annotation"/>key<text:alphabetical-index-mark-end text:id="IMark56335688"/> constraint</text:p>
      <text:p text:style-name="P2"><text:s text:c="5"/>*/</text:p>
      <text:p text:style-name="P2"><text:s text:c="4"/>String generatePrimaryKey() default ““;</text:p>
      <text:p text:style-name="P2"/>
      <text:p text:style-name="P2"><text:s text:c="4"/>/** Name for a generated primary <text:alphabetical-index-mark-start text:id="IMark56335688" text:key1="annotation"/>key<text:alphabetical-index-mark-end text:id="IMark56335688"/> constraint.</text:p>
      <text:p text:style-name="P2"><text:s text:c="5"/>* @return the name of the generated primary <text:alphabetical-index-mark-start text:id="IMark56335688" text:key1="annotation"/>key<text:alphabetical-index-mark-end text:id="IMark56335688"/> constraint</text:p>
      <text:p text:style-name="P2"><text:s text:c="5"/>*/</text:p>
      <text:p text:style-name="P2"><text:s text:c="4"/>String <text:alphabetical-index-mark-start text:id="IMark56335688" text:key1="annotation"/>primaryKey<text:alphabetical-index-mark-end text:id="IMark56335688"/>() default ““;</text:p>
      <text:p text:style-name="P2"/>
      <text:p text:style-name="P2"><text:s text:c="4"/>/** Generate or assume a foreign <text:alphabetical-index-mark-start text:id="IMark56335688" text:key1="annotation"/>key<text:alphabetical-index-mark-end text:id="IMark56335688"/> constraint exists on the <text:alphabetical-index-mark-start text:id="IMark468809364" text:key1="annotation"/>column<text:alphabetical-index-mark-end text:id="IMark468809364"/></text:p>
      <text:p text:style-name="P2"><text:s text:c="5"/>* or <text:alphabetical-index-mark-start text:id="IMark468809364" text:key1="annotation"/>columns<text:alphabetical-index-mark-end text:id="IMark468809364"/> associated with this <text:alphabetical-index-mark-start text:id="IMark56335688" text:key1="annotation"/>join<text:alphabetical-index-mark-end text:id="IMark56335688"/>. Specify “true” or “false”.</text:p>
      <text:p text:style-name="P2"><text:s text:c="5"/>* @return whether to generate or assume a foreign <text:alphabetical-index-mark-start text:id="IMark56335688" text:key1="annotation"/>key<text:alphabetical-index-mark-end text:id="IMark56335688"/> constraint</text:p>
      <text:p text:style-name="P2"><text:s text:c="5"/>*/</text:p>
      <text:p text:style-name="P2"><text:s text:c="4"/>String generateForeignKey() default ““;</text:p>
      <text:p text:style-name="P2"/>
      <text:p text:style-name="P2"><text:s text:c="4"/>/** Name for a generated foreign <text:alphabetical-index-mark-start text:id="IMark56335688" text:key1="annotation"/>key<text:alphabetical-index-mark-end text:id="IMark56335688"/> constraint.</text:p>
      <text:p text:style-name="P2"><text:s text:c="5"/>* @return the name of the generated foreign <text:alphabetical-index-mark-start text:id="IMark56335688" text:key1="annotation"/>key<text:alphabetical-index-mark-end text:id="IMark56335688"/> constraint</text:p>
      <text:p text:style-name="P2"><text:s text:c="5"/>*/</text:p>
      <text:p text:style-name="P2"><text:s text:c="4"/>String <text:alphabetical-index-mark-start text:id="IMark56335688" text:key1="annotation"/>foreignKey<text:alphabetical-index-mark-end text:id="IMark56335688"/>() default ““;</text:p>
      <text:p text:style-name="P2"/>
      <text:p text:style-name="P2"><text:s text:c="4"/>/** Vendor <text:alphabetical-index-mark-start text:id="IMark56335688" text:key1="annotation"/>extensions<text:alphabetical-index-mark-end text:id="IMark56335688"/>.</text:p>
      <text:p text:style-name="P2"><text:s text:c="5"/>* @return the vendor <text:alphabetical-index-mark-start text:id="IMark56335688" text:key1="annotation"/>extensions<text:alphabetical-index-mark-end text:id="IMark56335688"/></text:p>
      <text:p text:style-name="P2"><text:s text:c="5"/>*/</text:p>
      <text:p text:style-name="P2"><text:s text:c="4"/><text:alphabetical-index-mark-start text:id="IMark56335688" text:key1="annotation"/>Extension<text:alphabetical-index-mark-end text:id="IMark56335688"/>[] <text:alphabetical-index-mark-start text:id="IMark468809364" text:key1="annotation"/>extensions<text:alphabetical-index-mark-end text:id="IMark468809364"/>() default {};</text:p>
      <text:p text:style-name="P2">}</text:p>
      <text:p text:style-name="P2"/>
      <text:h text:style-name="P23" text:outline-level="3"><text:soft-page-break/><text:alphabetical-index-mark-start text:id="IMark468809364" text:key1="annotation"/>Joins<text:alphabetical-index-mark-end text:id="IMark468809364"/> Annotation</text:h>
      <text:p text:style-name="P2">@Target(ElementType.TYPE) </text:p>
      <text:p text:style-name="P2">@Retention(RetentionPolicy.RUNTIME)</text:p>
      <text:p text:style-name="P2">public @interface <text:alphabetical-index-mark-start text:id="IMark468809364" text:key1="annotation"/>Joins<text:alphabetical-index-mark-end text:id="IMark468809364"/></text:p>
      <text:p text:style-name="P2">{</text:p>
      <text:p text:style-name="P2"><text:s text:c="4"/>/**</text:p>
      <text:p text:style-name="P2"><text:s text:c="5"/>* The <text:alphabetical-index-mark-start text:id="IMark468809364" text:key1="annotation"/>join<text:alphabetical-index-mark-end text:id="IMark468809364"/> definitions used for the mapping of this type. <text:alphabetical-index-mark-start text:id="IMark56335688" text:key1="annotation"/>Joins<text:alphabetical-index-mark-end text:id="IMark56335688"/>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6335688" text:key1="annotation"/>join<text:alphabetical-index-mark-end text:id="IMark56335688"/> definition and avoid redundancies.</text:p>
      <text:p text:style-name="P2"><text:s text:c="5"/>* @return the <text:alphabetical-index-mark-start text:id="IMark56335688" text:key1="annotation"/>join<text:alphabetical-index-mark-end text:id="IMark56335688"/> definitions</text:p>
      <text:p text:style-name="P2"><text:s text:c="5"/>*/</text:p>
      <text:p text:style-name="P2"><text:s text:c="4"/><text:alphabetical-index-mark-start text:id="IMark56335688" text:key1="annotation"/>Join<text:alphabetical-index-mark-end text:id="IMark56335688"/>[] <text:alphabetical-index-mark-start text:id="IMark468809364" text:key1="annotation"/>value<text:alphabetical-index-mark-end text:id="IMark468809364"/>();</text:p>
      <text:p text:style-name="P2">}</text:p>
      <text:p text:style-name="P2"/>
      <text:h text:style-name="P23" text:outline-level="3"><text:alphabetical-index-mark-start text:id="IMark468809364" text:key1="annotation"/>Key<text:alphabetical-index-mark-end text:id="IMark468809364"/> Annotation</text:h>
      <text:p text:style-name="P2">@Target({ElementType.FIELD, ElementType.METHOD}) </text:p>
      <text:p text:style-name="P2">@Retention(RetentionPolicy.RUNTIME)</text:p>
      <text:p text:style-name="P2">public @interface <text:alphabetical-index-mark-start text:id="IMark468809364" text:key1="annotation"/>Key<text:alphabetical-index-mark-end text:id="IMark468809364"/></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68809364" text:key1="annotation"/>key<text:alphabetical-index-mark-end text:id="IMark468809364"/> is to be stored <text:alphabetical-index-mark-start text:id="IMark56335688" text:key1="annotation"/>serialized<text:alphabetical-index-mark-end text:id="IMark56335688"/> (into a single <text:alphabetical-index-mark-start text:id="IMark56333576" text:key1="annotation"/>column<text:alphabetical-index-mark-end text:id="IMark56333576"/> of a</text:p>
      <text:p text:style-name="P2"><text:s text:c="5"/>* <text:alphabetical-index-mark-start text:id="IMark56333576" text:key1="annotation"/>join<text:alphabetical-index-mark-end text:id="IMark56333576"/> table).</text:p>
      <text:p text:style-name="P2"><text:s text:c="5"/>* @return whether the <text:alphabetical-index-mark-start text:id="IMark56333576" text:key1="annotation"/>key<text:alphabetical-index-mark-end text:id="IMark56333576"/> is to be stored <text:alphabetical-index-mark-start text:id="IMark56335688" text:key1="annotation"/>serialized<text:alphabetical-index-mark-end text:id="IMark56335688"/></text:p>
      <text:p text:style-name="P2"><text:s text:c="5"/>*/</text:p>
      <text:p text:style-name="P2"><text:s text:c="4"/>String <text:alphabetical-index-mark-start text:id="IMark56335688" text:key1="annotation"/>serialized<text:alphabetical-index-mark-end text:id="IMark56335688"/>() default ““;</text:p>
      <text:p text:style-name="P2"/>
      <text:p text:style-name="P2"><text:s text:c="4"/>/** Whether this <text:alphabetical-index-mark-start text:id="IMark56335688" text:key1="annotation"/>key<text:alphabetical-index-mark-end text:id="IMark56335688"/> is <text:alphabetical-index-mark-start text:id="IMark56333576" text:key1="annotation"/>embedded<text:alphabetical-index-mark-end text:id="IMark56333576"/>. </text:p>
      <text:p text:style-name="P2"><text:s text:c="5"/>* @return whether this <text:alphabetical-index-mark-start text:id="IMark56333576" text:key1="annotation"/>key<text:alphabetical-index-mark-end text:id="IMark56333576"/> is <text:alphabetical-index-mark-start text:id="IMark56335688" text:key1="annotation"/>embedded<text:alphabetical-index-mark-end text:id="IMark56335688"/></text:p>
      <text:p text:style-name="P2"><text:s text:c="5"/>*/</text:p>
      <text:p text:style-name="P2"><text:s text:c="4"/>String <text:alphabetical-index-mark-start text:id="IMark56335688" text:key1="annotation"/>embedded<text:alphabetical-index-mark-end text:id="IMark56335688"/>() default ““;</text:p>
      <text:p text:style-name="P2"/>
      <text:p text:style-name="P2"><text:s text:c="4"/>/**</text:p>
      <text:p text:style-name="P2"><text:s text:c="5"/>* The <text:alphabetical-index-mark-start text:id="IMark56335688" text:key1="annotation"/>embedded<text:alphabetical-index-mark-end text:id="IMark56335688"/> mapping for the <text:alphabetical-index-mark-start text:id="IMark56333576" text:key1="annotation"/>key<text:alphabetical-index-mark-end text:id="IMark56333576"/>.</text:p>
      <text:p text:style-name="P2"><text:s text:c="5"/>* @return the <text:alphabetical-index-mark-start text:id="IMark56333576" text:key1="annotation"/>embedded<text:alphabetical-index-mark-end text:id="IMark56333576"/> mapping for the <text:alphabetical-index-mark-start text:id="IMark56335688" text:key1="annotation"/>key<text:alphabetical-index-mark-end text:id="IMark56335688"/></text:p>
      <text:p text:style-name="P2"><text:s text:c="5"/>*/</text:p>
      <text:p text:style-name="P2"><text:s text:c="4"/><text:alphabetical-index-mark-start text:id="IMark56335688" text:key1="annotation"/>Embedded<text:alphabetical-index-mark-end text:id="IMark56335688"/>[] embeddedMapping() default {};</text:p>
      <text:p text:style-name="P2"/>
      <text:p text:style-name="P2"><text:s text:c="4"/>/**</text:p>
      <text:p text:style-name="P2"><text:s text:c="5"/>* Whether the <text:alphabetical-index-mark-start text:id="IMark56335688" text:key1="annotation"/>key<text:alphabetical-index-mark-end text:id="IMark56335688"/> is dependent on the owner (and will be deleted </text:p>
      <text:p text:style-name="P2"><text:s text:c="5"/>* when the owner is deleted).</text:p>
      <text:p text:style-name="P2"><text:s text:c="5"/>* @return whether the <text:alphabetical-index-mark-start text:id="IMark56335688" text:key1="annotation"/>key<text:alphabetical-index-mark-end text:id="IMark56335688"/> is dependent on the owner</text:p>
      <text:p text:style-name="P2"><text:s text:c="5"/>*/</text:p>
      <text:p text:style-name="P2"><text:s text:c="4"/>String dependent() default ““;</text:p>
      <text:p text:style-name="P2"/>
      <text:p text:style-name="P2"><text:s text:c="4"/>/**</text:p>
      <text:p text:style-name="P2"><text:soft-page-break/><text:s text:c="5"/>* Name of the table for the <text:alphabetical-index-mark-start text:id="IMark56335688" text:key1="annotation"/>key<text:alphabetical-index-mark-end text:id="IMark56335688"/>.</text:p>
      <text:p text:style-name="P2"><text:s text:c="5"/>* @return name of the table for the <text:alphabetical-index-mark-start text:id="IMark56335688" text:key1="annotation"/>key<text:alphabetical-index-mark-end text:id="IMark56335688"/></text:p>
      <text:p text:style-name="P2"><text:s text:c="5"/>*/</text:p>
      <text:p text:style-name="P2"><text:s text:c="4"/>String table() default ““;</text:p>
      <text:p text:style-name="P2"/>
      <text:p text:style-name="P2"><text:s text:c="4"/>/**</text:p>
      <text:p text:style-name="P2"><text:s text:c="5"/>* Name of the <text:alphabetical-index-mark-start text:id="IMark56335688" text:key1="annotation"/>column<text:alphabetical-index-mark-end text:id="IMark56335688"/> to store the <text:alphabetical-index-mark-start text:id="IMark56333576" text:key1="annotation"/>key<text:alphabetical-index-mark-end text:id="IMark56333576"/> in.</text:p>
      <text:p text:style-name="P2"><text:s text:c="5"/>* @return name of the <text:alphabetical-index-mark-start text:id="IMark56333576" text:key1="annotation"/>column<text:alphabetical-index-mark-end text:id="IMark56333576"/> to store the <text:alphabetical-index-mark-start text:id="IMark56335688" text:key1="annotation"/>key<text:alphabetical-index-mark-end text:id="IMark56335688"/> in</text:p>
      <text:p text:style-name="P2"><text:s text:c="5"/>*/</text:p>
      <text:p text:style-name="P2"><text:s text:c="4"/>String <text:alphabetical-index-mark-start text:id="IMark56335688" text:key1="annotation"/>column<text:alphabetical-index-mark-end text:id="IMark56335688"/>() default ““;</text:p>
      <text:p text:style-name="P2"/>
      <text:p text:style-name="P2"><text:s text:c="4"/>/**</text:p>
      <text:p text:style-name="P2"><text:s text:c="5"/>* Delete action to apply to the foreign <text:alphabetical-index-mark-start text:id="IMark56335688" text:key1="annotation"/>key<text:alphabetical-index-mark-end text:id="IMark56335688"/> for the <text:alphabetical-index-mark-start text:id="IMark56333576" text:key1="annotation"/>key<text:alphabetical-index-mark-end text:id="IMark56333576"/>.</text:p>
      <text:p text:style-name="P2"><text:s text:c="5"/>* @return delete action to apply to the foreign <text:alphabetical-index-mark-start text:id="IMark56333576" text:key1="annotation"/>key<text:alphabetical-index-mark-end text:id="IMark56333576"/> for the <text:alphabetical-index-mark-start text:id="IMark56335688" text:key1="annotation"/>key<text:alphabetical-index-mark-end text:id="IMark56335688"/></text:p>
      <text:p text:style-name="P2"><text:s text:c="5"/>*/</text:p>
      <text:p text:style-name="P2"><text:s text:c="4"/><text:alphabetical-index-mark-start text:id="IMark56335688" text:key1="annotation"/>ForeignKeyAction<text:alphabetical-index-mark-end text:id="IMark56335688"/> deleteAction() default <text:alphabetical-index-mark-start text:id="IMark56333576" text:key1="annotation"/>ForeignKeyAction<text:alphabetical-index-mark-end text:id="IMark56333576"/>.UNSPECIFIED;</text:p>
      <text:p text:style-name="P2"/>
      <text:p text:style-name="P2"><text:s text:c="4"/>/**</text:p>
      <text:p text:style-name="P2"><text:s text:c="5"/>* Update action to apply to the foreign <text:alphabetical-index-mark-start text:id="IMark56333576" text:key1="annotation"/>key<text:alphabetical-index-mark-end text:id="IMark56333576"/> for the <text:alphabetical-index-mark-start text:id="IMark56335688" text:key1="annotation"/>key<text:alphabetical-index-mark-end text:id="IMark56335688"/>.</text:p>
      <text:p text:style-name="P2"><text:s text:c="5"/>* @return update action to apply to the foreign <text:alphabetical-index-mark-start text:id="IMark56335688" text:key1="annotation"/>key<text:alphabetical-index-mark-end text:id="IMark56335688"/> for the <text:alphabetical-index-mark-start text:id="IMark56333576" text:key1="annotation"/>key<text:alphabetical-index-mark-end text:id="IMark56333576"/></text:p>
      <text:p text:style-name="P2"><text:s text:c="5"/>*/</text:p>
      <text:p text:style-name="P2"><text:s text:c="4"/><text:alphabetical-index-mark-start text:id="IMark56333576" text:key1="annotation"/>ForeignKeyAction<text:alphabetical-index-mark-end text:id="IMark56333576"/> updateAction() default <text:alphabetical-index-mark-start text:id="IMark56335688" text:key1="annotation"/>ForeignKeyAction<text:alphabetical-index-mark-end text:id="IMark56335688"/>.UNSPECIFIED;</text:p>
      <text:p text:style-name="P2"/>
      <text:p text:style-name="P2"><text:s text:c="4"/>/**</text:p>
      <text:p text:style-name="P2"><text:s text:c="5"/>* Whether the <text:alphabetical-index-mark-start text:id="IMark56335688" text:key1="annotation"/>value<text:alphabetical-index-mark-end text:id="IMark56335688"/> <text:alphabetical-index-mark-start text:id="IMark56333576" text:key1="annotation"/>column<text:alphabetical-index-mark-end text:id="IMark56333576"/>(s) should be indexed.</text:p>
      <text:p text:style-name="P2"><text:s text:c="5"/>* @return whether the <text:alphabetical-index-mark-start text:id="IMark56333576" text:key1="annotation"/>value<text:alphabetical-index-mark-end text:id="IMark56333576"/> <text:alphabetical-index-mark-start text:id="IMark56335688" text:key1="annotation"/>column<text:alphabetical-index-mark-end text:id="IMark56335688"/>(s) should be indexed.</text:p>
      <text:p text:style-name="P2"><text:s text:c="5"/>*/</text:p>
      <text:p text:style-name="P2"><text:s text:c="4"/>String indexed() default ““;</text:p>
      <text:p text:style-name="P2"/>
      <text:p text:style-name="P2"><text:s text:c="4"/>/** The name of the <text:alphabetical-index-mark-start text:id="IMark56335688" text:key1="annotation"/>index<text:alphabetical-index-mark-end text:id="IMark56335688"/> to generate. </text:p>
      <text:p text:style-name="P2"><text:s text:c="5"/>* @return the name of the <text:alphabetical-index-mark-start text:id="IMark56335688" text:key1="annotation"/>index<text:alphabetical-index-mark-end text:id="IMark56335688"/></text:p>
      <text:p text:style-name="P2"><text:s text:c="5"/>*/</text:p>
      <text:p text:style-name="P2"><text:s text:c="4"/>String <text:alphabetical-index-mark-start text:id="IMark56335688" text:key1="annotation"/>index<text:alphabetical-index-mark-end text:id="IMark56335688"/>() default ““;</text:p>
      <text:p text:style-name="P2"/>
      <text:p text:style-name="P2"><text:s text:c="4"/>/**</text:p>
      <text:p text:style-name="P2"><text:s text:c="5"/>* Whether the <text:alphabetical-index-mark-start text:id="IMark56335688" text:key1="annotation"/>element<text:alphabetical-index-mark-end text:id="IMark56335688"/> <text:alphabetical-index-mark-start text:id="IMark56333576" text:key1="annotation"/>column<text:alphabetical-index-mark-end text:id="IMark56333576"/>(s) contents should be considered <text:alphabetical-index-mark-start text:id="IMark468809364" text:key1="annotation"/>unique<text:alphabetical-index-mark-end text:id="IMark468809364"/></text:p>
      <text:p text:style-name="P2"><text:s text:c="5"/>* @return whether the <text:alphabetical-index-mark-start text:id="IMark468809364" text:key1="annotation"/>element<text:alphabetical-index-mark-end text:id="IMark468809364"/> <text:alphabetical-index-mark-start text:id="IMark56333576" text:key1="annotation"/>column<text:alphabetical-index-mark-end text:id="IMark56333576"/>(s) contents should be considered <text:alphabetical-index-mark-start text:id="IMark56335688" text:key1="annotation"/>unique<text:alphabetical-index-mark-end text:id="IMark56335688"/></text:p>
      <text:p text:style-name="P2"><text:s text:c="5"/>*/</text:p>
      <text:p text:style-name="P2"><text:s text:c="4"/>String <text:alphabetical-index-mark-start text:id="IMark56335688" text:key1="annotation"/>unique<text:alphabetical-index-mark-end text:id="IMark56335688"/>() default ““;</text:p>
      <text:p text:style-name="P2"/>
      <text:p text:style-name="P2"><text:s text:c="4"/>/**</text:p>
      <text:p text:style-name="P2"><text:s text:c="5"/>* The name of the <text:alphabetical-index-mark-start text:id="IMark56335688" text:key1="annotation"/>unique<text:alphabetical-index-mark-end text:id="IMark56335688"/> <text:alphabetical-index-mark-start text:id="IMark56333576" text:key1="annotation"/>key<text:alphabetical-index-mark-end text:id="IMark56333576"/> constraint to generate.</text:p>
      <text:p text:style-name="P2"><text:s text:c="5"/>* @return the name of the <text:alphabetical-index-mark-start text:id="IMark56333576" text:key1="annotation"/>unique<text:alphabetical-index-mark-end text:id="IMark56333576"/> <text:alphabetical-index-mark-start text:id="IMark56335688" text:key1="annotation"/>key<text:alphabetical-index-mark-end text:id="IMark5633568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6335688" text:key1="annotation"/>value<text:alphabetical-index-mark-end text:id="IMark56335688"/> class where this <text:alphabetical-index-mark-start text:id="IMark56333576" text:key1="annotation"/>key<text:alphabetical-index-mark-end text:id="IMark56333576"/> is stored.</text:p>
      <text:p text:style-name="P2"><text:s text:c="5"/>* @return the name of a member in the <text:alphabetical-index-mark-start text:id="IMark56333576" text:key1="annotation"/>value<text:alphabetical-index-mark-end text:id="IMark56333576"/> class where this <text:alphabetical-index-mark-start text:id="IMark56335688" text:key1="annotation"/>key<text:alphabetical-index-mark-end text:id="IMark56335688"/> is stored</text:p>
      <text:p text:style-name="P2"><text:s text:c="5"/>*/</text:p>
      <text:p text:style-name="P2"><text:s text:c="4"/>String mappedBy() default ““;</text:p>
      <text:p text:style-name="P2"/>
      <text:p text:style-name="P2"><text:s text:c="4"/>/**</text:p>
      <text:p text:style-name="P2"><text:s text:c="5"/>* The <text:alphabetical-index-mark-start text:id="IMark56335688" text:key1="annotation"/>column<text:alphabetical-index-mark-end text:id="IMark56335688"/>(s) for the <text:alphabetical-index-mark-start text:id="IMark56333576" text:key1="annotation"/>key<text:alphabetical-index-mark-end text:id="IMark56333576"/></text:p>
      <text:p text:style-name="P2"><text:s text:c="5"/>* @return the <text:alphabetical-index-mark-start text:id="IMark56333576" text:key1="annotation"/>column<text:alphabetical-index-mark-end text:id="IMark56333576"/>(s) for the <text:alphabetical-index-mark-start text:id="IMark56335688" text:key1="annotation"/>key<text:alphabetical-index-mark-end text:id="IMark56335688"/></text:p>
      <text:p text:style-name="P2"><text:s text:c="5"/>*/</text:p>
      <text:p text:style-name="P2"><text:soft-page-break/><text:s text:c="4"/><text:alphabetical-index-mark-start text:id="IMark56335688" text:key1="annotation"/>Column<text:alphabetical-index-mark-end text:id="IMark56335688"/>[] <text:alphabetical-index-mark-start text:id="IMark56333576" text:key1="annotation"/>columns<text:alphabetical-index-mark-end text:id="IMark56333576"/>() default {};</text:p>
      <text:p text:style-name="P2"/>
      <text:p text:style-name="P2"><text:s text:c="4"/>/** Generate or assume a foreign <text:alphabetical-index-mark-start text:id="IMark56333576" text:key1="annotation"/>key<text:alphabetical-index-mark-end text:id="IMark56333576"/> constraint exists on the <text:alphabetical-index-mark-start text:id="IMark56335688" text:key1="annotation"/>column<text:alphabetical-index-mark-end text:id="IMark56335688"/></text:p>
      <text:p text:style-name="P2"><text:s text:c="5"/>* or <text:alphabetical-index-mark-start text:id="IMark56335688" text:key1="annotation"/>columns<text:alphabetical-index-mark-end text:id="IMark56335688"/> associated with this <text:alphabetical-index-mark-start text:id="IMark56333576" text:key1="annotation"/>join<text:alphabetical-index-mark-end text:id="IMark56333576"/>. Specify “true” or “false”.</text:p>
      <text:p text:style-name="P2"><text:s text:c="5"/>* @return whether to generate or assume a foreign <text:alphabetical-index-mark-start text:id="IMark56333576" text:key1="annotation"/>key<text:alphabetical-index-mark-end text:id="IMark56333576"/> constraint</text:p>
      <text:p text:style-name="P2"><text:s text:c="5"/>*/</text:p>
      <text:p text:style-name="P2"><text:s text:c="4"/>String generateForeignKey() default ““;</text:p>
      <text:p text:style-name="P2"/>
      <text:p text:style-name="P2"><text:s text:c="4"/>/** Name for a generated foreign <text:alphabetical-index-mark-start text:id="IMark56333576" text:key1="annotation"/>key<text:alphabetical-index-mark-end text:id="IMark56333576"/> constraint.</text:p>
      <text:p text:style-name="P2"><text:s text:c="5"/>* @return the name of the generated foreign <text:alphabetical-index-mark-start text:id="IMark56333576" text:key1="annotation"/>key<text:alphabetical-index-mark-end text:id="IMark56333576"/> constraint</text:p>
      <text:p text:style-name="P2"><text:s text:c="5"/>*/</text:p>
      <text:p text:style-name="P2"><text:s text:c="4"/>String <text:alphabetical-index-mark-start text:id="IMark56333576" text:key1="annotation"/>foreignKey<text:alphabetical-index-mark-end text:id="IMark56333576"/>() default ““;</text:p>
      <text:p text:style-name="P2"/>
      <text:p text:style-name="P2"><text:s text:c="4"/>/** Vendor <text:alphabetical-index-mark-start text:id="IMark56333576" text:key1="annotation"/>extensions<text:alphabetical-index-mark-end text:id="IMark56333576"/>.</text:p>
      <text:p text:style-name="P2"><text:s text:c="5"/>* @return the vendor <text:alphabetical-index-mark-start text:id="IMark56333576" text:key1="annotation"/>extensions<text:alphabetical-index-mark-end text:id="IMark56333576"/></text:p>
      <text:p text:style-name="P2"><text:s text:c="5"/>*/</text:p>
      <text:p text:style-name="P2"><text:s text:c="4"/><text:alphabetical-index-mark-start text:id="IMark56333576" text:key1="annotation"/>Extension<text:alphabetical-index-mark-end text:id="IMark56333576"/>[] <text:alphabetical-index-mark-start text:id="IMark56335688" text:key1="annotation"/>extensions<text:alphabetical-index-mark-end text:id="IMark56335688"/>() default {};</text:p>
      <text:p text:style-name="P2">}</text:p>
      <text:p text:style-name="P2"/>
      <text:h text:style-name="P23" text:outline-level="3"><text:alphabetical-index-mark-start text:id="IMark56335688" text:key1="annotation"/>NotPersistent<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annotation"/>NotPersistent<text:alphabetical-index-mark-end text:id="IMark56335688"/></text:p>
      <text:p text:style-name="P2">{</text:p>
      <text:p text:style-name="P2">}</text:p>
      <text:p text:style-name="P2"/>
      <text:h text:style-name="P23" text:outline-level="3"><text:alphabetical-index-mark-start text:id="IMark56335688" text:key1="annotation"/>NullValue<text:alphabetical-index-mark-end text:id="IMark56335688"/> Enum</text:h>
      <text:p text:style-name="P2"/>
      <text:p text:style-name="P2">public enum <text:alphabetical-index-mark-start text:id="IMark56335688" text:key1="annotation"/>NullValue<text:alphabetical-index-mark-end text:id="IMark56335688"/></text:p>
      <text:p text:style-name="P2">{</text:p>
      <text:p text:style-name="P2"><text:s text:c="4"/>NONE,</text:p>
      <text:p text:style-name="P2"><text:s text:c="4"/>EXCEPTION,</text:p>
      <text:p text:style-name="P2"><text:s text:c="4"/>DEFAULT</text:p>
      <text:p text:style-name="P2">}</text:p>
      <text:p text:style-name="P2"/>
      <text:h text:style-name="P23" text:outline-level="3"><text:alphabetical-index-mark-start text:id="IMark56335688" text:key1="annotation"/>Order<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annotation"/>Order<text:alphabetical-index-mark-end text:id="IMark56335688"/></text:p>
      <text:p text:style-name="P2">{</text:p>
      <text:p text:style-name="P2"><text:s text:c="4"/>/** The name of the <text:alphabetical-index-mark-start text:id="IMark56335688" text:key1="annotation"/>column<text:alphabetical-index-mark-end text:id="IMark56335688"/> to use for ordering the elements of the member.</text:p>
      <text:p text:style-name="P2"><text:s text:c="5"/>* @return the name of the ordering <text:alphabetical-index-mark-start text:id="IMark56335688" text:key1="annotation"/>column<text:alphabetical-index-mark-end text:id="IMark56335688"/></text:p>
      <text:p text:style-name="P2"><text:s text:c="5"/>*/</text:p>
      <text:p text:style-name="P2"><text:s text:c="4"/>String <text:alphabetical-index-mark-start text:id="IMark56335688" text:key1="annotation"/>column<text:alphabetical-index-mark-end text:id="IMark56335688"/>()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56335688" text:key1="annotation"/>column<text:alphabetical-index-mark-end text:id="IMark56335688"/>(s) to use for ordering.</text:p>
      <text:p text:style-name="P2"><text:soft-page-break/><text:s text:c="5"/>* @return the <text:alphabetical-index-mark-start text:id="IMark56335688" text:key1="annotation"/>columns<text:alphabetical-index-mark-end text:id="IMark56335688"/> to use for ordering</text:p>
      <text:p text:style-name="P2"><text:s text:c="5"/>*/</text:p>
      <text:p text:style-name="P2"><text:s text:c="4"/><text:alphabetical-index-mark-start text:id="IMark56335688" text:key1="annotation"/>Column<text:alphabetical-index-mark-end text:id="IMark56335688"/>[] <text:alphabetical-index-mark-start text:id="IMark56333576" text:key1="annotation"/>columns<text:alphabetical-index-mark-end text:id="IMark56333576"/>() default {};</text:p>
      <text:p text:style-name="P2"/>
      <text:p text:style-name="P2"><text:s text:c="4"/>/** Vendor <text:alphabetical-index-mark-start text:id="IMark56333576" text:key1="annotation"/>extensions<text:alphabetical-index-mark-end text:id="IMark56333576"/>.</text:p>
      <text:p text:style-name="P2"><text:s text:c="5"/>* @return the vendor <text:alphabetical-index-mark-start text:id="IMark56333576" text:key1="annotation"/>extensions<text:alphabetical-index-mark-end text:id="IMark56333576"/></text:p>
      <text:p text:style-name="P2"><text:s text:c="5"/>*/</text:p>
      <text:p text:style-name="P2"><text:s text:c="4"/><text:alphabetical-index-mark-start text:id="IMark56333576" text:key1="annotation"/>Extension<text:alphabetical-index-mark-end text:id="IMark56333576"/>[] <text:alphabetical-index-mark-start text:id="IMark56335688" text:key1="annotation"/>extensions<text:alphabetical-index-mark-end text:id="IMark56335688"/>() default {};</text:p>
      <text:p text:style-name="P2">}</text:p>
      <text:p text:style-name="P2"/>
      <text:h text:style-name="P23" text:outline-level="3"><text:alphabetical-index-mark-start text:id="IMark56335688" text:key1="annotation"/>PersistenceAware<text:alphabetical-index-mark-end text:id="IMark56335688"/> Annotation</text:h>
      <text:p text:style-name="P2">@Target(ElementType.TYPE) </text:p>
      <text:p text:style-name="P2">@Retention(RetentionPolicy.RUNTIME)</text:p>
      <text:p text:style-name="P2">public @interface <text:alphabetical-index-mark-start text:id="IMark56335688" text:key1="annotation"/>PersistenceAware<text:alphabetical-index-mark-end text:id="IMark56335688"/></text:p>
      <text:p text:style-name="P2">{</text:p>
      <text:p text:style-name="P2">}</text:p>
      <text:p text:style-name="P2"/>
      <text:h text:style-name="P23" text:outline-level="3"><text:alphabetical-index-mark-start text:id="IMark56335688" text:key1="annotation"/>PersistenceCapable<text:alphabetical-index-mark-end text:id="IMark56335688"/> Annotation</text:h>
      <text:p text:style-name="P2">@Target(ElementType.TYPE) </text:p>
      <text:p text:style-name="P2">@Retention(RetentionPolicy.RUNTIME)</text:p>
      <text:p text:style-name="P2">public @interface <text:alphabetical-index-mark-start text:id="IMark56335688" text:key1="annotation"/>PersistenceCapable<text:alphabetical-index-mark-end text:id="IMark56335688"/></text:p>
      <text:p text:style-name="P2">{</text:p>
      <text:p text:style-name="P2"><text:s text:c="4"/>/** Member declarations. <text:alphabetical-index-mark-start text:id="IMark56335688" text:main-entry="true"/>Annotations<text:alphabetical-index-mark-end text:id="IMark56335688"/> for <text:alphabetical-index-mark-start text:id="IMark56333576" text:key1="enum"/>persistent<text:alphabetical-index-mark-end text:id="IMark56333576"/> members of this</text:p>
      <text:p text:style-name="P2"><text:s text:c="5"/>* class or interface can be specifed either here or on each member.</text:p>
      <text:p text:style-name="P2"><text:s text:c="5"/>* <text:alphabetical-index-mark-start text:id="IMark56333576" text:main-entry="true"/>Annotations<text:alphabetical-index-mark-end text:id="IMark56333576"/> for inherited members can only be specified here.</text:p>
      <text:p text:style-name="P2"><text:s text:c="5"/>* @return member declarations</text:p>
      <text:p text:style-name="P2"><text:s text:c="5"/>*/</text:p>
      <text:p text:style-name="P2"><text:s text:c="4"/><text:alphabetical-index-mark-start text:id="IMark56333576" text:key1="enum"/>Persistent<text:alphabetical-index-mark-end text:id="IMark56333576"/>[]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6333576" text:key1="annotation"/>embedded<text:alphabetical-index-mark-end text:id="IMark56333576"/>. </text:p>
      <text:p text:style-name="P2"><text:s text:c="5"/>*/</text:p>
      <text:p text:style-name="P2"><text:s text:c="4"/>String <text:alphabetical-index-mark-start text:id="IMark56333576" text:key1="annotation"/>embeddedOnly<text:alphabetical-index-mark-end text:id="IMark56333576"/>() default ““;</text:p>
      <text:p text:style-name="P2"/>
      <text:p text:style-name="P2"><text:s text:c="4"/>/** Whether this class or interface is detachable. </text:p>
      <text:p text:style-name="P2"><text:s text:c="5"/>*/</text:p>
      <text:p text:style-name="P2"><text:s text:c="4"/>String detachable() default ““;</text:p>
      <text:p text:style-name="P2"/>
      <text:p text:style-name="P2"><text:soft-page-break/><text:s text:c="4"/>/** Type of identity for this class or interface. </text:p>
      <text:p text:style-name="P2"><text:s text:c="5"/>*/</text:p>
      <text:p text:style-name="P2"><text:s text:c="4"/><text:alphabetical-index-mark-start text:id="IMark56333576" text:key1="annotation"/>IdentityType<text:alphabetical-index-mark-end text:id="IMark56333576"/> <text:alphabetical-index-mark-start text:id="IMark56335688" text:key1="annotation"/>identityType<text:alphabetical-index-mark-end text:id="IMark56335688"/>() default <text:alphabetical-index-mark-start text:id="IMark468809364" text:key1="annotation"/>IdentityType<text:alphabetical-index-mark-end text:id="IMark468809364"/>.UNSPECIFIED;</text:p>
      <text:p text:style-name="P2"/>
      <text:p text:style-name="P2"><text:s text:c="4"/>/** Primary <text:alphabetical-index-mark-start text:id="IMark468809364" text:key1="annotation"/>key<text:alphabetical-index-mark-end text:id="IMark46880936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68809364" text:key1="annotation"/>cacheable<text:alphabetical-index-mark-end text:id="IMark468809364"/> in a Level2 cache.</text:p>
      <text:p text:style-name="P2"><text:s text:c="5"/>* @since 2.2</text:p>
      <text:p text:style-name="P2"><text:s text:c="5"/>*/</text:p>
      <text:p text:style-name="P2"><text:s text:c="4"/>String <text:alphabetical-index-mark-start text:id="IMark468809364" text:key1="annotation"/>cacheable<text:alphabetical-index-mark-end text:id="IMark468809364"/>()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68809364" text:key1="annotation"/>extensions<text:alphabetical-index-mark-end text:id="IMark468809364"/>.</text:p>
      <text:p text:style-name="P2"><text:s text:c="5"/>*/</text:p>
      <text:p text:style-name="P2"><text:s text:c="4"/><text:alphabetical-index-mark-start text:id="IMark468809364" text:key1="annotation"/>Extension<text:alphabetical-index-mark-end text:id="IMark468809364"/>[] <text:alphabetical-index-mark-start text:id="IMark56335688" text:key1="annotation"/>extensions<text:alphabetical-index-mark-end text:id="IMark56335688"/>() default {};</text:p>
      <text:p text:style-name="P2">}</text:p>
      <text:p text:style-name="P2"/>
      <text:h text:style-name="P23" text:outline-level="3"><text:alphabetical-index-mark-start text:id="IMark56335688" text:key1="enum"/>PersistenceModifier<text:alphabetical-index-mark-end text:id="IMark56335688"/> Enum</text:h>
      <text:p text:style-name="P2"/>
      <text:p text:style-name="P2">public enum <text:alphabetical-index-mark-start text:id="IMark56335688" text:key1="enum"/><text:alphabetical-index-mark-start text:id="IMark468809364" text:key1="enum"/>PersistenceModifier<text:alphabetical-index-mark-end text:id="IMark468809364"/><text:alphabetical-index-mark-end text:id="IMark56335688"/></text:p>
      <text:p text:style-name="P2">{</text:p>
      <text:p text:style-name="P2"><text:s text:c="4"/>UNSPECIFIED,</text:p>
      <text:p text:style-name="P2"><text:s text:c="4"/><text:alphabetical-index-mark-start text:id="IMark56335688" text:key1="enum"/>PERSISTENT<text:alphabetical-index-mark-end text:id="IMark56335688"/>,</text:p>
      <text:p text:style-name="P2"><text:s text:c="4"/><text:alphabetical-index-mark-start text:id="IMark56335688" text:key1="annotation"/>TRANSACTIONAL<text:alphabetical-index-mark-end text:id="IMark56335688"/>,</text:p>
      <text:p text:style-name="P2"><text:s text:c="4"/>NONE</text:p>
      <text:p text:style-name="P2">}</text:p>
      <text:p text:style-name="P2"/>
      <text:h text:style-name="P23" text:outline-level="3"><text:alphabetical-index-mark-start text:id="IMark56335688" text:key1="enum"/>Persistent<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enum"/>Persistent<text:alphabetical-index-mark-end text:id="IMark56335688"/></text:p>
      <text:p text:style-name="P2">{</text:p>
      <text:p text:style-name="P2"><text:s text:c="4"/>/** Modifier for this field. This is normally not specified, and the </text:p>
      <text:p text:style-name="P2"><text:s text:c="5"/>* defaults are used, or the @<text:alphabetical-index-mark-start text:id="IMark56335688" text:key1="annotation"/>Transactional<text:alphabetical-index-mark-end text:id="IMark56335688"/> or @<text:alphabetical-index-mark-start text:id="IMark468809364" text:key1="annotation"/>NotPersistent<text:alphabetical-index-mark-end text:id="IMark468809364"/> </text:p>
      <text:p text:style-name="P2"><text:s text:c="5"/>* annotation is specified directly on the member. One possible use</text:p>
      <text:p text:style-name="P2"><text:s text:c="5"/>* for specifying <text:alphabetical-index-mark-start text:id="IMark468809364" text:key1="enum"/><text:alphabetical-index-mark-start text:id="IMark56335688" text:key1="enum"/>persistenceModifier<text:alphabetical-index-mark-end text:id="IMark56335688"/><text:alphabetical-index-mark-end text:id="IMark468809364"/> is for <text:alphabetical-index-mark-start text:id="IMark56333576" text:key1="annotation"/>embedded<text:alphabetical-index-mark-end text:id="IMark56333576"/> instances in which</text:p>
      <text:p text:style-name="P2"><text:s text:c="5"/>* a member is not <text:alphabetical-index-mark-start text:id="IMark56333576" text:key1="enum"/>persistent<text:alphabetical-index-mark-end text:id="IMark56333576"/> but in the non-<text:alphabetical-index-mark-start text:id="IMark468809364" text:key1="annotation"/>embedded<text:alphabetical-index-mark-end text:id="IMark468809364"/> instances the</text:p>
      <text:p text:style-name="P2"><text:s text:c="5"/>* member is <text:alphabetical-index-mark-start text:id="IMark468809364" text:key1="enum"/>persistent<text:alphabetical-index-mark-end text:id="IMark468809364"/>. Note that it is not portable to specify a</text:p>
      <text:p text:style-name="P2"><text:s text:c="5"/>* member to be not <text:alphabetical-index-mark-start text:id="IMark468809364" text:key1="enum"/>persistent<text:alphabetical-index-mark-end text:id="IMark468809364"/> in the non-<text:alphabetical-index-mark-start text:id="IMark56333576" text:key1="annotation"/>embedded<text:alphabetical-index-mark-end text:id="IMark56333576"/> case and <text:alphabetical-index-mark-start text:id="IMark56335688" text:key1="enum"/>persistent<text:alphabetical-index-mark-end text:id="IMark56335688"/></text:p>
      <text:p text:style-name="P2"><text:s text:c="5"/>* in the <text:alphabetical-index-mark-start text:id="IMark56335688" text:key1="annotation"/>embedded<text:alphabetical-index-mark-end text:id="IMark56335688"/> usage.</text:p>
      <text:p text:style-name="P2"><text:s text:c="5"/>* @return the persistence modifier</text:p>
      <text:p text:style-name="P2"><text:s text:c="5"/>*/</text:p>
      <text:p text:style-name="P2"><text:s text:c="4"/><text:alphabetical-index-mark-start text:id="IMark56335688" text:key1="enum"/><text:alphabetical-index-mark-start text:id="IMark56333576" text:key1="enum"/>PersistenceModifier<text:alphabetical-index-mark-end text:id="IMark56333576"/><text:alphabetical-index-mark-end text:id="IMark56335688"/> <text:alphabetical-index-mark-start text:id="IMark468809364" text:key1="enum"/><text:alphabetical-index-mark-start text:id="IMark468808596" text:key1="enum"/>persistenceModifier<text:alphabetical-index-mark-end text:id="IMark468808596"/><text:alphabetical-index-mark-end text:id="IMark468809364"/>() </text:p>
      <text:p text:style-name="P2"><text:s text:c="8"/>default <text:alphabetical-index-mark-start text:id="IMark468809364" text:key1="enum"/>PersistenceModifier<text:alphabetical-index-mark-end text:id="IMark468809364"/>.UNSPECIFIED;</text:p>
      <text:p text:style-name="P2"/>
      <text:p text:style-name="P2"><text:s text:c="4"/>/** Table to use for persisting this member.</text:p>
      <text:p text:style-name="P2"><text:s text:c="5"/>* @return the table to use for persisting this member</text:p>
      <text:p text:style-name="P2"><text:soft-page-break/><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68809364" text:key1="annotation"/>value<text:alphabetical-index-mark-end text:id="IMark468809364"/>. </text:p>
      <text:p text:style-name="P2"><text:s text:c="5"/>* @return the behavior when this member contains a null <text:alphabetical-index-mark-start text:id="IMark468809364" text:key1="annotation"/>value<text:alphabetical-index-mark-end text:id="IMark468809364"/></text:p>
      <text:p text:style-name="P2"><text:s text:c="5"/>*/</text:p>
      <text:p text:style-name="P2"><text:s text:c="4"/><text:alphabetical-index-mark-start text:id="IMark468809364" text:key1="annotation"/>NullValue<text:alphabetical-index-mark-end text:id="IMark468809364"/> <text:alphabetical-index-mark-start text:id="IMark468808596" text:key1="annotation"/>nullValue<text:alphabetical-index-mark-end text:id="IMark468808596"/>() default <text:alphabetical-index-mark-start text:id="IMark56335688" text:key1="annotation"/>NullValue<text:alphabetical-index-mark-end text:id="IMark56335688"/>.NONE;</text:p>
      <text:p text:style-name="P2"/>
      <text:p text:style-name="P2"><text:s text:c="4"/>/** Whether this member is <text:alphabetical-index-mark-start text:id="IMark56335688" text:key1="annotation"/>embedded<text:alphabetical-index-mark-end text:id="IMark56335688"/>. </text:p>
      <text:p text:style-name="P2"><text:s text:c="5"/>* @return whether this member is <text:alphabetical-index-mark-start text:id="IMark56335688" text:key1="annotation"/>embedded<text:alphabetical-index-mark-end text:id="IMark56335688"/></text:p>
      <text:p text:style-name="P2"><text:s text:c="5"/>*/</text:p>
      <text:p text:style-name="P2"><text:s text:c="4"/>String <text:alphabetical-index-mark-start text:id="IMark56335688" text:key1="annotation"/>embedded<text:alphabetical-index-mark-end text:id="IMark56335688"/>() default ““;</text:p>
      <text:p text:style-name="P2"/>
      <text:p text:style-name="P2"><text:s text:c="4"/>/** Whether the elements of this member are <text:alphabetical-index-mark-start text:id="IMark56335688" text:key1="annotation"/>embedded<text:alphabetical-index-mark-end text:id="IMark56335688"/>. </text:p>
      <text:p text:style-name="P2"><text:s text:c="5"/>* @return whether the elements of this member are <text:alphabetical-index-mark-start text:id="IMark56335688" text:key1="annotation"/>embedded<text:alphabetical-index-mark-end text:id="IMark56335688"/></text:p>
      <text:p text:style-name="P2"><text:s text:c="5"/>*/</text:p>
      <text:p text:style-name="P2"><text:s text:c="4"/>String embeddedElement() default ““;</text:p>
      <text:p text:style-name="P2"/>
      <text:p text:style-name="P2"><text:s text:c="4"/>/** Whether the keys of this member are <text:alphabetical-index-mark-start text:id="IMark56335688" text:key1="annotation"/>embedded<text:alphabetical-index-mark-end text:id="IMark56335688"/>. </text:p>
      <text:p text:style-name="P2"><text:s text:c="5"/>* @return whether the keys of this member are <text:alphabetical-index-mark-start text:id="IMark56335688" text:key1="annotation"/>embedded<text:alphabetical-index-mark-end text:id="IMark56335688"/></text:p>
      <text:p text:style-name="P2"><text:s text:c="5"/>*/</text:p>
      <text:p text:style-name="P2"><text:s text:c="4"/>String embeddedKey() default ““;</text:p>
      <text:p text:style-name="P2"/>
      <text:p text:style-name="P2"><text:s text:c="4"/>/** Whether the values of this member are <text:alphabetical-index-mark-start text:id="IMark56335688" text:key1="annotation"/>embedded<text:alphabetical-index-mark-end text:id="IMark56335688"/>. </text:p>
      <text:p text:style-name="P2"><text:s text:c="5"/>* @return whether the values of this member are <text:alphabetical-index-mark-start text:id="IMark56335688" text:key1="annotation"/>embedded<text:alphabetical-index-mark-end text:id="IMark56335688"/></text:p>
      <text:p text:style-name="P2"><text:s text:c="5"/>*/</text:p>
      <text:p text:style-name="P2"><text:s text:c="4"/>String embeddedValue() default ““;</text:p>
      <text:p text:style-name="P2"/>
      <text:p text:style-name="P2"><text:s text:c="4"/>/** Whether this member is <text:alphabetical-index-mark-start text:id="IMark56335688" text:key1="annotation"/>serialized<text:alphabetical-index-mark-end text:id="IMark56335688"/> into a single <text:alphabetical-index-mark-start text:id="IMark468808596" text:key1="annotation"/>column<text:alphabetical-index-mark-end text:id="IMark468808596"/>. </text:p>
      <text:p text:style-name="P2"><text:s text:c="5"/>* @return whether this member is <text:alphabetical-index-mark-start text:id="IMark468808596" text:key1="annotation"/>serialized<text:alphabetical-index-mark-end text:id="IMark468808596"/> into a single <text:alphabetical-index-mark-start text:id="IMark56335688" text:key1="annotation"/>column<text:alphabetical-index-mark-end text:id="IMark56335688"/></text:p>
      <text:p text:style-name="P2"><text:s text:c="5"/>*/</text:p>
      <text:p text:style-name="P2"><text:s text:c="4"/>String <text:alphabetical-index-mark-start text:id="IMark56335688" text:key1="annotation"/>serialized<text:alphabetical-index-mark-end text:id="IMark56335688"/>() default ““;</text:p>
      <text:p text:style-name="P2"/>
      <text:p text:style-name="P2"><text:s text:c="4"/>/** Whether the elements of this member are <text:alphabetical-index-mark-start text:id="IMark56335688" text:key1="annotation"/>serialized<text:alphabetical-index-mark-end text:id="IMark56335688"/>. </text:p>
      <text:p text:style-name="P2"><text:s text:c="5"/>* @return whether the elements of this member are <text:alphabetical-index-mark-start text:id="IMark56335688" text:key1="annotation"/>serialized<text:alphabetical-index-mark-end text:id="IMark56335688"/></text:p>
      <text:p text:style-name="P2"><text:s text:c="5"/>*/</text:p>
      <text:p text:style-name="P2"><text:s text:c="4"/>String serializedElement() default ““;</text:p>
      <text:p text:style-name="P2"/>
      <text:p text:style-name="P2"><text:s text:c="4"/>/** Whether the keys of this member are <text:alphabetical-index-mark-start text:id="IMark56335688" text:key1="annotation"/>serialized<text:alphabetical-index-mark-end text:id="IMark56335688"/>. </text:p>
      <text:p text:style-name="P2"><text:s text:c="5"/>* @return whether the keys of this member are <text:alphabetical-index-mark-start text:id="IMark56335688" text:key1="annotation"/>serialized<text:alphabetical-index-mark-end text:id="IMark56335688"/></text:p>
      <text:p text:style-name="P2"><text:s text:c="5"/>*/</text:p>
      <text:p text:style-name="P2"><text:s text:c="4"/>String serializedKey() default ““;</text:p>
      <text:p text:style-name="P2"/>
      <text:p text:style-name="P2"><text:s text:c="4"/>/** Whether the values of this member are <text:alphabetical-index-mark-start text:id="IMark56335688" text:key1="annotation"/>serialized<text:alphabetical-index-mark-end text:id="IMark56335688"/>. </text:p>
      <text:p text:style-name="P2"><text:s text:c="5"/>* @return whether the values of this member are <text:alphabetical-index-mark-start text:id="IMark56335688" text:key1="annotation"/>serialized<text:alphabetical-index-mark-end text:id="IMark5633568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oft-page-break/><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6335688" text:key1="annotation"/>key<text:alphabetical-index-mark-end text:id="IMark56335688"/> for application</text:p>
      <text:p text:style-name="P2"><text:s text:c="5"/>* identity. This is equivalent to specifying @<text:alphabetical-index-mark-start text:id="IMark56335688" text:key1="annotation"/>PrimaryKey<text:alphabetical-index-mark-end text:id="IMark56335688"/> as </text:p>
      <text:p text:style-name="P2"><text:s text:c="5"/>* a separate annotation on the member.</text:p>
      <text:p text:style-name="P2"><text:s text:c="5"/>* @return whether this member is part of the primary <text:alphabetical-index-mark-start text:id="IMark56335688" text:key1="annotation"/>key<text:alphabetical-index-mark-end text:id="IMark56335688"/></text:p>
      <text:p text:style-name="P2"><text:s text:c="5"/>*/</text:p>
      <text:p text:style-name="P2"><text:s text:c="4"/>String <text:alphabetical-index-mark-start text:id="IMark56335688" text:key1="annotation"/>primaryKey<text:alphabetical-index-mark-end text:id="IMark56335688"/>() default ““;</text:p>
      <text:p text:style-name="P2"/>
      <text:p text:style-name="P2"><text:s text:c="4"/>/** <text:alphabetical-index-mark-start text:id="IMark56335688" text:key1="annotation"/>Value<text:alphabetical-index-mark-end text:id="IMark56335688"/> strategy to use to generate the <text:alphabetical-index-mark-start text:id="IMark468808596" text:key1="annotation"/>value<text:alphabetical-index-mark-end text:id="IMark468808596"/> for this field </text:p>
      <text:p text:style-name="P2"><text:s text:c="5"/>* or property (if any).</text:p>
      <text:p text:style-name="P2"><text:s text:c="5"/>* @return the generated <text:alphabetical-index-mark-start text:id="IMark468808596" text:key1="annotation"/>value<text:alphabetical-index-mark-end text:id="IMark468808596"/> strategy</text:p>
      <text:p text:style-name="P2"><text:s text:c="5"/>*/</text:p>
      <text:p text:style-name="P2"><text:s text:c="4"/><text:alphabetical-index-mark-start text:id="IMark468808596" text:key1="annotation"/>IdGeneratorStrategy<text:alphabetical-index-mark-end text:id="IMark468808596"/> valueStrategy() default <text:alphabetical-index-mark-start text:id="IMark56335688" text:key1="annotation"/>IdGeneratorStrategy<text:alphabetical-index-mark-end text:id="IMark56335688"/>.UNSPECIFIED;</text:p>
      <text:p text:style-name="P2"/>
      <text:p text:style-name="P2"><text:s text:c="4"/>/** Custom <text:alphabetical-index-mark-start text:id="IMark56335688" text:key1="annotation"/>value<text:alphabetical-index-mark-end text:id="IMark56335688"/> strategy to use to generate the <text:alphabetical-index-mark-start text:id="IMark468808596" text:key1="annotation"/>value<text:alphabetical-index-mark-end text:id="IMark468808596"/>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68808596" text:key1="annotation"/>value<text:alphabetical-index-mark-end text:id="IMark468808596"/> strategy</text:p>
      <text:p text:style-name="P2"><text:s text:c="5"/>*/</text:p>
      <text:p text:style-name="P2"><text:s text:c="4"/>String customValueStrategy() default ““;</text:p>
      <text:p text:style-name="P2"/>
      <text:p text:style-name="P2"><text:s text:c="4"/>/** Name of the <text:alphabetical-index-mark-start text:id="IMark468808596" text:key1="annotation"/>sequence<text:alphabetical-index-mark-end text:id="IMark468808596"/> to use with particular <text:alphabetical-index-mark-start text:id="IMark56335688" text:key1="annotation"/>value<text:alphabetical-index-mark-end text:id="IMark56335688"/> strategies. </text:p>
      <text:p text:style-name="P2"><text:s text:c="5"/>* @return the name of the <text:alphabetical-index-mark-start text:id="IMark56335688" text:key1="annotation"/>sequence<text:alphabetical-index-mark-end text:id="IMark56335688"/></text:p>
      <text:p text:style-name="P2"><text:s text:c="5"/>*/</text:p>
      <text:p text:style-name="P2"><text:s text:c="4"/>String <text:alphabetical-index-mark-start text:id="IMark56335688" text:key1="annotation"/>sequence<text:alphabetical-index-mark-end text:id="IMark56335688"/>()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oft-page-break/><text:s text:c="5"/>*/</text:p>
      <text:p text:style-name="P2"><text:s text:c="4"/>Class[] types() default {};</text:p>
      <text:p text:style-name="P2"/>
      <text:p text:style-name="P2"><text:s text:c="4"/>/** Name of the related member in the other class </text:p>
      <text:p text:style-name="P2"><text:s text:c="5"/>* where this <text:alphabetical-index-mark-start text:id="IMark56335688" text:key1="annotation"/>value<text:alphabetical-index-mark-end text:id="IMark56335688"/>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6335688" text:key1="annotation"/>Column<text:alphabetical-index-mark-end text:id="IMark56335688"/> definition(s) for this member. Used for mapping </text:p>
      <text:p text:style-name="P2"><text:s text:c="5"/>* multiple <text:alphabetical-index-mark-start text:id="IMark56335688" text:key1="annotation"/>columns<text:alphabetical-index-mark-end text:id="IMark56335688"/></text:p>
      <text:p text:style-name="P2"><text:s text:c="5"/>* to the same member, for example relationships with </text:p>
      <text:p text:style-name="P2"><text:s text:c="5"/>* multiple <text:alphabetical-index-mark-start text:id="IMark56335688" text:key1="annotation"/>column<text:alphabetical-index-mark-end text:id="IMark56335688"/> foreign keys. </text:p>
      <text:p text:style-name="P2"><text:s text:c="5"/>* @return the <text:alphabetical-index-mark-start text:id="IMark56335688" text:key1="annotation"/>columns<text:alphabetical-index-mark-end text:id="IMark56335688"/> for this member</text:p>
      <text:p text:style-name="P2"><text:s text:c="5"/>*/</text:p>
      <text:p text:style-name="P2"><text:s text:c="4"/><text:alphabetical-index-mark-start text:id="IMark56335688" text:key1="annotation"/>Column<text:alphabetical-index-mark-end text:id="IMark56335688"/>[] <text:alphabetical-index-mark-start text:id="IMark468808596" text:key1="annotation"/>columns<text:alphabetical-index-mark-end text:id="IMark468808596"/>() default {}; </text:p>
      <text:p text:style-name="P2"/>
      <text:p text:style-name="P2"><text:s text:c="4"/>/** <text:alphabetical-index-mark-start text:id="IMark468808596" text:key1="annotation"/>Column<text:alphabetical-index-mark-end text:id="IMark468808596"/> name where the values are stored for this member. </text:p>
      <text:p text:style-name="P2"><text:s text:c="5"/>* @return the name of the <text:alphabetical-index-mark-start text:id="IMark468808596" text:key1="annotation"/>column<text:alphabetical-index-mark-end text:id="IMark468808596"/></text:p>
      <text:p text:style-name="P2"><text:s text:c="5"/>*/</text:p>
      <text:p text:style-name="P2"><text:s text:c="4"/>String <text:alphabetical-index-mark-start text:id="IMark468808596" text:key1="annotation"/>column<text:alphabetical-index-mark-end text:id="IMark468808596"/>() default ““;</text:p>
      <text:p text:style-name="P2"/>
      <text:p text:style-name="P2"><text:s text:c="4"/>/** Null indicator <text:alphabetical-index-mark-start text:id="IMark468808596" text:key1="annotation"/>column<text:alphabetical-index-mark-end text:id="IMark468808596"/> for this member. Used for nested </text:p>
      <text:p text:style-name="P2"><text:s text:c="5"/>* <text:alphabetical-index-mark-start text:id="IMark468808596" text:key1="annotation"/>embedded<text:alphabetical-index-mark-end text:id="IMark468808596"/> fields or properties to indicate whether the <text:alphabetical-index-mark-start text:id="IMark56335688" text:key1="annotation"/>embedded<text:alphabetical-index-mark-end text:id="IMark56335688"/></text:p>
      <text:p text:style-name="P2"><text:s text:c="5"/>* instance should have a null <text:alphabetical-index-mark-start text:id="IMark56335688" text:key1="annotation"/>value<text:alphabetical-index-mark-end text:id="IMark56335688"/>.</text:p>
      <text:p text:style-name="P2"><text:s text:c="5"/>* @return the null indicator <text:alphabetical-index-mark-start text:id="IMark56335688" text:key1="annotation"/>column<text:alphabetical-index-mark-end text:id="IMark56335688"/></text:p>
      <text:p text:style-name="P2"><text:s text:c="5"/>*/</text:p>
      <text:p text:style-name="P2"><text:s text:c="4"/>String nullIndicatorColumn() default ““;</text:p>
      <text:p text:style-name="P2"/>
      <text:p text:style-name="P2"><text:s text:c="4"/>/** Name of the member when this is <text:alphabetical-index-mark-start text:id="IMark56335688" text:key1="annotation"/>embedded<text:alphabetical-index-mark-end text:id="IMark5633568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6335688" text:key1="annotation"/>embedded<text:alphabetical-index-mark-end text:id="IMark56335688"/> as member point1 in class Line that is <text:alphabetical-index-mark-start text:id="IMark468808596" text:key1="annotation"/>embedded<text:alphabetical-index-mark-end text:id="IMark468808596"/>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68808596" text:key1="annotation"/>FetchGroup<text:alphabetical-index-mark-end text:id="IMark468808596"/>.</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68808596" text:key1="annotation"/>cacheable<text:alphabetical-index-mark-end text:id="IMark468808596"/> in a Level2 cache.</text:p>
      <text:p text:style-name="P2"><text:s text:c="5"/>* @since 2.2</text:p>
      <text:p text:style-name="P2"><text:s text:c="5"/>*/</text:p>
      <text:p text:style-name="P2"><text:s text:c="4"/>String <text:alphabetical-index-mark-start text:id="IMark468808596" text:key1="annotation"/>cacheable<text:alphabetical-index-mark-end text:id="IMark468808596"/>() default “true”;</text:p>
      <text:p text:style-name="P2"/>
      <text:p text:style-name="P2"><text:s text:c="4"/>/** Vendor <text:alphabetical-index-mark-start text:id="IMark468808596" text:key1="annotation"/>extensions<text:alphabetical-index-mark-end text:id="IMark468808596"/> for this member. </text:p>
      <text:p text:style-name="P2"><text:s text:c="5"/>* @return the vendor <text:alphabetical-index-mark-start text:id="IMark468808596" text:key1="annotation"/>extensions<text:alphabetical-index-mark-end text:id="IMark468808596"/></text:p>
      <text:p text:style-name="P2"><text:s text:c="5"/>*/</text:p>
      <text:p text:style-name="P2"><text:s text:c="4"/><text:alphabetical-index-mark-start text:id="IMark468808596" text:key1="annotation"/>Extension<text:alphabetical-index-mark-end text:id="IMark468808596"/>[] <text:alphabetical-index-mark-start text:id="IMark56335688" text:key1="annotation"/>extensions<text:alphabetical-index-mark-end text:id="IMark56335688"/>() default {};</text:p>
      <text:p text:style-name="P2">}</text:p>
      <text:p text:style-name="P2"/>
      <text:h text:style-name="P23" text:outline-level="3"><text:soft-page-break/><text:alphabetical-index-mark-start text:id="IMark56335688" text:key1="annotation"/>PrimaryKey<text:alphabetical-index-mark-end text:id="IMark56335688"/> Annotation</text:h>
      <text:p text:style-name="P2">@Target({ElementType.TYPE, ElementType.FIELD, ElementType.METHOD}) </text:p>
      <text:p text:style-name="P2">@Retention(RetentionPolicy.RUNTIME)</text:p>
      <text:p text:style-name="P2">public @interface <text:alphabetical-index-mark-start text:id="IMark56335688" text:key1="annotation"/>PrimaryKey<text:alphabetical-index-mark-end text:id="IMark56335688"/></text:p>
      <text:p text:style-name="P2">{</text:p>
      <text:p text:style-name="P2"><text:s text:c="4"/>/**</text:p>
      <text:p text:style-name="P2"><text:s text:c="5"/>* Name of the primary <text:alphabetical-index-mark-start text:id="IMark56335688" text:key1="annotation"/>key<text:alphabetical-index-mark-end text:id="IMark56335688"/> constraint</text:p>
      <text:p text:style-name="P2"><text:s text:c="5"/>* @return the name of the primary <text:alphabetical-index-mark-start text:id="IMark56335688" text:key1="annotation"/>key<text:alphabetical-index-mark-end text:id="IMark56335688"/> constraint</text:p>
      <text:p text:style-name="P2"><text:s text:c="5"/>*/</text:p>
      <text:p text:style-name="P2"><text:s text:c="4"/>String name() default ““;</text:p>
      <text:p text:style-name="P2"/>
      <text:p text:style-name="P2"><text:s text:c="4"/>/**</text:p>
      <text:p text:style-name="P2"><text:s text:c="5"/>* Name of the <text:alphabetical-index-mark-start text:id="IMark56335688" text:key1="annotation"/>column<text:alphabetical-index-mark-end text:id="IMark56335688"/> to use for the primary <text:alphabetical-index-mark-start text:id="IMark468808596" text:key1="annotation"/>key<text:alphabetical-index-mark-end text:id="IMark468808596"/></text:p>
      <text:p text:style-name="P2"><text:s text:c="5"/>* @return the name of the <text:alphabetical-index-mark-start text:id="IMark468808596" text:key1="annotation"/>column<text:alphabetical-index-mark-end text:id="IMark468808596"/> to use for the primary <text:alphabetical-index-mark-start text:id="IMark56335688" text:key1="annotation"/>key<text:alphabetical-index-mark-end text:id="IMark56335688"/></text:p>
      <text:p text:style-name="P2"><text:s text:c="5"/>*/</text:p>
      <text:p text:style-name="P2"><text:s text:c="4"/>String <text:alphabetical-index-mark-start text:id="IMark56335688" text:key1="annotation"/>column<text:alphabetical-index-mark-end text:id="IMark56335688"/>() default ““;</text:p>
      <text:p text:style-name="P2"/>
      <text:p text:style-name="P2"><text:s text:c="4"/>/**</text:p>
      <text:p text:style-name="P2"><text:s text:c="5"/>* The <text:alphabetical-index-mark-start text:id="IMark56335688" text:key1="annotation"/>column<text:alphabetical-index-mark-end text:id="IMark56335688"/>(s) for the primary <text:alphabetical-index-mark-start text:id="IMark468808596" text:key1="annotation"/>key<text:alphabetical-index-mark-end text:id="IMark468808596"/></text:p>
      <text:p text:style-name="P2"><text:s text:c="5"/>* @return the <text:alphabetical-index-mark-start text:id="IMark468808596" text:key1="annotation"/>column<text:alphabetical-index-mark-end text:id="IMark468808596"/>(s) for the primary <text:alphabetical-index-mark-start text:id="IMark56335688" text:key1="annotation"/>key<text:alphabetical-index-mark-end text:id="IMark56335688"/></text:p>
      <text:p text:style-name="P2"><text:s text:c="5"/>*/</text:p>
      <text:p text:style-name="P2"><text:s text:c="4"/><text:alphabetical-index-mark-start text:id="IMark56335688" text:key1="annotation"/>Column<text:alphabetical-index-mark-end text:id="IMark56335688"/>[] <text:alphabetical-index-mark-start text:id="IMark468808596" text:key1="annotation"/>columns<text:alphabetical-index-mark-end text:id="IMark468808596"/>() default {};</text:p>
      <text:p text:style-name="P2">}</text:p>
      <text:p text:style-name="P2"/>
      <text:h text:style-name="P23" text:outline-level="3"><text:alphabetical-index-mark-start text:id="IMark468808596" text:key1="annotation"/>Queries<text:alphabetical-index-mark-end text:id="IMark468808596"/> Annotation</text:h>
      <text:p text:style-name="P2">@Target(ElementType.TYPE) </text:p>
      <text:p text:style-name="P2">@Retention(RetentionPolicy.RUNTIME)</text:p>
      <text:p text:style-name="P2">public @interface <text:alphabetical-index-mark-start text:id="IMark468808596" text:key1="annotation"/>Queries<text:alphabetical-index-mark-end text:id="IMark468808596"/></text:p>
      <text:p text:style-name="P2">{</text:p>
      <text:p text:style-name="P2"><text:s text:c="4"/>/**</text:p>
      <text:p text:style-name="P2"><text:s text:c="5"/>* The named <text:alphabetical-index-mark-start text:id="IMark468808596" text:key1="annotation"/>queries<text:alphabetical-index-mark-end text:id="IMark468808596"/></text:p>
      <text:p text:style-name="P2"><text:s text:c="5"/>* @return The named <text:alphabetical-index-mark-start text:id="IMark468808596" text:key1="annotation"/>queries<text:alphabetical-index-mark-end text:id="IMark468808596"/></text:p>
      <text:p text:style-name="P2"><text:s text:c="5"/>*/</text:p>
      <text:p text:style-name="P2"><text:s text:c="4"/><text:alphabetical-index-mark-start text:id="IMark468808596" text:key1="annotation"/>Query<text:alphabetical-index-mark-end text:id="IMark468808596"/>[] <text:alphabetical-index-mark-start text:id="IMark56335688" text:key1="annotation"/>value<text:alphabetical-index-mark-end text:id="IMark56335688"/>();</text:p>
      <text:p text:style-name="P2">}</text:p>
      <text:p text:style-name="P2"/>
      <text:h text:style-name="P23" text:outline-level="3"><text:alphabetical-index-mark-start text:id="IMark56335688" text:key1="annotation"/>Query<text:alphabetical-index-mark-end text:id="IMark56335688"/> Annotation</text:h>
      <text:p text:style-name="P2">@Target(ElementType.TYPE) </text:p>
      <text:p text:style-name="P2">@Retention(RetentionPolicy.RUNTIME)</text:p>
      <text:p text:style-name="P2">public @interface <text:alphabetical-index-mark-start text:id="IMark56335688" text:key1="annotation"/>Query<text:alphabetical-index-mark-end text:id="IMark56335688"/></text:p>
      <text:p text:style-name="P2">{</text:p>
      <text:p text:style-name="P2"><text:s text:c="4"/>/** Name of the <text:alphabetical-index-mark-start text:id="IMark56335688" text:key1="annotation"/>query<text:alphabetical-index-mark-end text:id="IMark56335688"/> (mandatory)</text:p>
      <text:p text:style-name="P2"><text:s text:c="5"/>* @return the name of the <text:alphabetical-index-mark-start text:id="IMark56335688" text:key1="annotation"/>query<text:alphabetical-index-mark-end text:id="IMark56335688"/></text:p>
      <text:p text:style-name="P2"><text:s text:c="5"/>*/</text:p>
      <text:p text:style-name="P2"><text:s text:c="4"/>String name();</text:p>
      <text:p text:style-name="P2"/>
      <text:p text:style-name="P2"><text:s text:c="4"/>/** The <text:alphabetical-index-mark-start text:id="IMark56335688" text:key1="annotation"/>query<text:alphabetical-index-mark-end text:id="IMark56335688"/> string (mandatory)</text:p>
      <text:p text:style-name="P2"><text:s text:c="5"/>* @return the <text:alphabetical-index-mark-start text:id="IMark56335688" text:key1="annotation"/>query<text:alphabetical-index-mark-end text:id="IMark56335688"/> string</text:p>
      <text:p text:style-name="P2"><text:s text:c="5"/>*/</text:p>
      <text:p text:style-name="P2"><text:s text:c="4"/>String <text:alphabetical-index-mark-start text:id="IMark56335688" text:key1="annotation"/>value<text:alphabetical-index-mark-end text:id="IMark56335688"/>();</text:p>
      <text:p text:style-name="P2"/>
      <text:p text:style-name="P2"><text:s text:c="4"/>/** The <text:alphabetical-index-mark-start text:id="IMark56335688" text:key1="annotation"/>query<text:alphabetical-index-mark-end text:id="IMark56335688"/> language</text:p>
      <text:p text:style-name="P2"><text:soft-page-break/><text:s text:c="5"/>* @return the <text:alphabetical-index-mark-start text:id="IMark56335688" text:key1="annotation"/>query<text:alphabetical-index-mark-end text:id="IMark56335688"/> language</text:p>
      <text:p text:style-name="P2"><text:s text:c="5"/>*/</text:p>
      <text:p text:style-name="P2"><text:s text:c="4"/>String language() default "JDOQL";</text:p>
      <text:p text:style-name="P2"/>
      <text:p text:style-name="P2"><text:s text:c="4"/>/** Whether the <text:alphabetical-index-mark-start text:id="IMark56335688" text:key1="annotation"/>query<text:alphabetical-index-mark-end text:id="IMark56335688"/> is unmodifiable.</text:p>
      <text:p text:style-name="P2"><text:s text:c="5"/>* @return whether the <text:alphabetical-index-mark-start text:id="IMark56335688" text:key1="annotation"/>query<text:alphabetical-index-mark-end text:id="IMark56335688"/> is unmodifiable</text:p>
      <text:p text:style-name="P2"><text:s text:c="5"/>*/</text:p>
      <text:p text:style-name="P2"><text:s text:c="4"/>String unmodifiable() default "";</text:p>
      <text:p text:style-name="P2"/>
      <text:p text:style-name="P2"><text:s text:c="4"/>/** Whether the <text:alphabetical-index-mark-start text:id="IMark56335688" text:key1="annotation"/>query<text:alphabetical-index-mark-end text:id="IMark56335688"/> returns a single <text:alphabetical-index-mark-start text:id="IMark468808596" text:key1="annotation"/>unique<text:alphabetical-index-mark-end text:id="IMark468808596"/> result.</text:p>
      <text:p text:style-name="P2"><text:s text:c="5"/>* @return whether the <text:alphabetical-index-mark-start text:id="IMark468808596" text:key1="annotation"/>query<text:alphabetical-index-mark-end text:id="IMark468808596"/> returns a single <text:alphabetical-index-mark-start text:id="IMark56335688" text:key1="annotation"/>unique<text:alphabetical-index-mark-end text:id="IMark56335688"/> result</text:p>
      <text:p text:style-name="P2"><text:s text:c="5"/>*/</text:p>
      <text:p text:style-name="P2"><text:s text:c="4"/>String <text:alphabetical-index-mark-start text:id="IMark56335688" text:key1="annotation"/>unique<text:alphabetical-index-mark-end text:id="IMark5633568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6335688" text:key1="annotation"/>query<text:alphabetical-index-mark-end text:id="IMark5633568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3" text:outline-level="3"><text:alphabetical-index-mark-start text:id="IMark56335688" text:key1="annotation"/>Sequence<text:alphabetical-index-mark-end text:id="IMark56335688"/> Annotation</text:h>
      <text:p text:style-name="P2">@Target(ElementType.TYPE) </text:p>
      <text:p text:style-name="P2">@Retention(RetentionPolicy.RUNTIME)</text:p>
      <text:p text:style-name="P2">public @interface <text:alphabetical-index-mark-start text:id="IMark56335688" text:key1="annotation"/>Sequence<text:alphabetical-index-mark-end text:id="IMark56335688"/></text:p>
      <text:p text:style-name="P2">{</text:p>
      <text:p text:style-name="P2"><text:s text:c="4"/>/** The symbolic name of the datastore <text:alphabetical-index-mark-start text:id="IMark56335688" text:key1="annotation"/>sequence<text:alphabetical-index-mark-end text:id="IMark56335688"/>. </text:p>
      <text:p text:style-name="P2"><text:s text:c="5"/>* @return the name of the <text:alphabetical-index-mark-start text:id="IMark56335688" text:key1="annotation"/>sequence<text:alphabetical-index-mark-end text:id="IMark56335688"/></text:p>
      <text:p text:style-name="P2"><text:s text:c="5"/>*/</text:p>
      <text:p text:style-name="P2"><text:s text:c="4"/>String name();</text:p>
      <text:p text:style-name="P2"/>
      <text:p text:style-name="P2"><text:s text:c="4"/>/** Strategy for the <text:alphabetical-index-mark-start text:id="IMark56335688" text:key1="annotation"/>sequence<text:alphabetical-index-mark-end text:id="IMark56335688"/>. </text:p>
      <text:p text:style-name="P2"><text:s text:c="5"/>* @return the strategy for the <text:alphabetical-index-mark-start text:id="IMark56335688" text:key1="annotation"/>sequence<text:alphabetical-index-mark-end text:id="IMark56335688"/></text:p>
      <text:p text:style-name="P2"><text:s text:c="5"/>*/</text:p>
      <text:p text:style-name="P2"><text:s text:c="4"/><text:alphabetical-index-mark-start text:id="IMark56335688" text:key1="enum"/>SequenceStrategy<text:alphabetical-index-mark-end text:id="IMark56335688"/> strategy();</text:p>
      <text:p text:style-name="P2"/>
      <text:p text:style-name="P2"><text:s text:c="4"/>/** Name of the <text:alphabetical-index-mark-start text:id="IMark56335688" text:key1="annotation"/>sequence<text:alphabetical-index-mark-end text:id="IMark56335688"/> in the datastore. </text:p>
      <text:p text:style-name="P2"><text:s text:c="5"/>* @return the name of the datastore <text:alphabetical-index-mark-start text:id="IMark56335688" text:key1="annotation"/>sequence<text:alphabetical-index-mark-end text:id="IMark56335688"/></text:p>
      <text:p text:style-name="P2"><text:s text:c="5"/>*/</text:p>
      <text:p text:style-name="P2"><text:s text:c="4"/>String datastoreSequence() default ““;</text:p>
      <text:p text:style-name="P2"/>
      <text:p text:style-name="P2"><text:s text:c="4"/>/** Name of a factory class for generating the <text:alphabetical-index-mark-start text:id="IMark56335688" text:key1="annotation"/>sequence<text:alphabetical-index-mark-end text:id="IMark56335688"/> values. </text:p>
      <text:p text:style-name="P2"><text:s text:c="5"/>* @return the name of the factory class for the <text:alphabetical-index-mark-start text:id="IMark56335688" text:key1="annotation"/>sequence<text:alphabetical-index-mark-end text:id="IMark56335688"/></text:p>
      <text:p text:style-name="P2"><text:s text:c="5"/>*/</text:p>
      <text:p text:style-name="P2"><text:s text:c="4"/>Class factoryClass() default void.class;</text:p>
      <text:p text:style-name="P2"><text:soft-page-break/></text:p>
      <text:p text:style-name="P3"><text:s text:c="4"/><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6335688" text:key1="annotation"/>extensions<text:alphabetical-index-mark-end text:id="IMark56335688"/> for this <text:alphabetical-index-mark-start text:id="IMark468808596" text:key1="annotation"/>sequence<text:alphabetical-index-mark-end text:id="IMark468808596"/>. </text:p>
      <text:p text:style-name="P2"><text:s text:c="5"/>* @return vendor <text:alphabetical-index-mark-start text:id="IMark468808596" text:key1="annotation"/>extensions<text:alphabetical-index-mark-end text:id="IMark468808596"/></text:p>
      <text:p text:style-name="P2"><text:s text:c="5"/>*/</text:p>
      <text:p text:style-name="P2"><text:s text:c="4"/><text:alphabetical-index-mark-start text:id="IMark468808596" text:key1="annotation"/>Extension<text:alphabetical-index-mark-end text:id="IMark468808596"/>[] <text:alphabetical-index-mark-start text:id="IMark56335688" text:key1="annotation"/>extensions<text:alphabetical-index-mark-end text:id="IMark56335688"/>() default {};</text:p>
      <text:p text:style-name="P2">}</text:p>
      <text:p text:style-name="P2"/>
      <text:h text:style-name="P23" text:outline-level="3"><text:alphabetical-index-mark-start text:id="IMark56335688" text:key1="enum"/>SequenceStrategy<text:alphabetical-index-mark-end text:id="IMark56335688"/> Enum</text:h>
      <text:p text:style-name="P2"/>
      <text:p text:style-name="P2">public enum <text:alphabetical-index-mark-start text:id="IMark56335688" text:key1="enum"/>SequenceStrategy<text:alphabetical-index-mark-end text:id="IMark56335688"/></text:p>
      <text:p text:style-name="P2">{</text:p>
      <text:p text:style-name="P2"><text:s text:c="4"/>NONTRANSACTIONAL,</text:p>
      <text:p text:style-name="P2"><text:s text:c="4"/>CONTIGUOUS,</text:p>
      <text:p text:style-name="P2"><text:s text:c="4"/>NONCONTIGUOUS</text:p>
      <text:p text:style-name="P2">}</text:p>
      <text:p text:style-name="P2"/>
      <text:h text:style-name="P23" text:outline-level="3"><text:alphabetical-index-mark-start text:id="IMark56335688" text:key1="annotation"/>Serialized<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annotation"/>Serialized<text:alphabetical-index-mark-end text:id="IMark56335688"/></text:p>
      <text:p text:style-name="P2">{</text:p>
      <text:p text:style-name="P2">}</text:p>
      <text:p text:style-name="P2"/>
      <text:h text:style-name="P23" text:outline-level="3"><text:alphabetical-index-mark-start text:id="IMark56335688" text:key1="annotation"/>Transactional<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annotation"/>Transactional<text:alphabetical-index-mark-end text:id="IMark56335688"/></text:p>
      <text:p text:style-name="P2">{</text:p>
      <text:p text:style-name="P2">}</text:p>
      <text:p text:style-name="P2"/>
      <text:h text:style-name="P23" text:outline-level="3"><text:alphabetical-index-mark-start text:id="IMark56335688" text:key1="annotation"/>Unique<text:alphabetical-index-mark-end text:id="IMark56335688"/> Annotation</text:h>
      <text:p text:style-name="P2">@Target({ElementType.TYPE, ElementType.FIELD, ElementType.METHOD}) </text:p>
      <text:p text:style-name="P2">@Retention(RetentionPolicy.RUNTIME)</text:p>
      <text:p text:style-name="P2">public @interface <text:alphabetical-index-mark-start text:id="IMark56335688" text:key1="annotation"/>Unique<text:alphabetical-index-mark-end text:id="IMark56335688"/></text:p>
      <text:p text:style-name="P2">{</text:p>
      <text:p text:style-name="P2"><text:s text:c="4"/>/** Name of the <text:alphabetical-index-mark-start text:id="IMark56335688" text:key1="annotation"/>unique<text:alphabetical-index-mark-end text:id="IMark56335688"/> constraint.</text:p>
      <text:p text:style-name="P2"><text:soft-page-break/><text:s text:c="5"/>* @return the name of the <text:alphabetical-index-mark-start text:id="IMark56335688" text:key1="annotation"/>unique<text:alphabetical-index-mark-end text:id="IMark56335688"/> constraint</text:p>
      <text:p text:style-name="P2"><text:s text:c="5"/>*/</text:p>
      <text:p text:style-name="P2"><text:s text:c="4"/>String name() default ““;</text:p>
      <text:p text:style-name="P2"/>
      <text:p text:style-name="P2"><text:s text:c="4"/>/** Table for the <text:alphabetical-index-mark-start text:id="IMark56335688" text:key1="annotation"/>unique<text:alphabetical-index-mark-end text:id="IMark56335688"/> constraint. This is needed iff annotating a type </text:p>
      <text:p text:style-name="P2"><text:s text:c="5"/>* where this <text:alphabetical-index-mark-start text:id="IMark56335688" text:key1="annotation"/>unique<text:alphabetical-index-mark-end text:id="IMark56335688"/> constraint is not for the primary table for </text:p>
      <text:p text:style-name="P2"><text:s text:c="5"/>* the <text:alphabetical-index-mark-start text:id="IMark56335688" text:key1="enum"/>persistent<text:alphabetical-index-mark-end text:id="IMark56335688"/> class or interface.</text:p>
      <text:p text:style-name="P2"><text:s text:c="5"/>* @return the table on which the <text:alphabetical-index-mark-start text:id="IMark56335688" text:key1="annotation"/>unique<text:alphabetical-index-mark-end text:id="IMark56335688"/> constraint is defined</text:p>
      <text:p text:style-name="P2"><text:s text:c="5"/>*/</text:p>
      <text:p text:style-name="P2"><text:s text:c="4"/>String table() default ““;</text:p>
      <text:p text:style-name="P2"/>
      <text:p text:style-name="P2"><text:s text:c="4"/>/** Whether this <text:alphabetical-index-mark-start text:id="IMark56335688" text:key1="annotation"/>unique<text:alphabetical-index-mark-end text:id="IMark56335688"/> constraint is deferred until commit.</text:p>
      <text:p text:style-name="P2"><text:s text:c="5"/>* @return whether this <text:alphabetical-index-mark-start text:id="IMark56335688" text:key1="annotation"/>unique<text:alphabetical-index-mark-end text:id="IMark5633568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6335688" text:key1="annotation"/>unique<text:alphabetical-index-mark-end text:id="IMark56335688"/> constraint.</text:p>
      <text:p text:style-name="P2"><text:s text:c="5"/>* @return member names that compose this <text:alphabetical-index-mark-start text:id="IMark56335688" text:key1="annotation"/>unique<text:alphabetical-index-mark-end text:id="IMark56335688"/> constraint</text:p>
      <text:p text:style-name="P2"><text:s text:c="5"/>*/</text:p>
      <text:p text:style-name="P2"><text:s text:c="4"/>String[] members() default {};</text:p>
      <text:p text:style-name="P2"/>
      <text:p text:style-name="P2"><text:s text:c="4"/>/** <text:alphabetical-index-mark-start text:id="IMark56335688" text:key1="annotation"/>Columns<text:alphabetical-index-mark-end text:id="IMark56335688"/> that compose this <text:alphabetical-index-mark-start text:id="IMark468808596" text:key1="annotation"/>unique<text:alphabetical-index-mark-end text:id="IMark468808596"/> constraint.</text:p>
      <text:p text:style-name="P2"><text:s text:c="5"/>* @return <text:alphabetical-index-mark-start text:id="IMark468808596" text:key1="annotation"/>columns<text:alphabetical-index-mark-end text:id="IMark468808596"/> that compose this <text:alphabetical-index-mark-start text:id="IMark56335688" text:key1="annotation"/>unique<text:alphabetical-index-mark-end text:id="IMark56335688"/> constraint</text:p>
      <text:p text:style-name="P2"><text:s text:c="5"/>*/</text:p>
      <text:p text:style-name="P2"><text:s text:c="4"/><text:alphabetical-index-mark-start text:id="IMark56335688" text:key1="annotation"/>Column<text:alphabetical-index-mark-end text:id="IMark56335688"/>[] <text:alphabetical-index-mark-start text:id="IMark468808596" text:key1="annotation"/>columns<text:alphabetical-index-mark-end text:id="IMark468808596"/>() default {};</text:p>
      <text:p text:style-name="P2">}</text:p>
      <text:p text:style-name="P2"/>
      <text:h text:style-name="P23" text:outline-level="3"><text:alphabetical-index-mark-start text:id="IMark468808596" text:key1="annotation"/>Uniques<text:alphabetical-index-mark-end text:id="IMark468808596"/> Annotation</text:h>
      <text:p text:style-name="P2">@Target(ElementType.TYPE) </text:p>
      <text:p text:style-name="P2">@Retention(RetentionPolicy.RUNTIME)</text:p>
      <text:p text:style-name="P2">public @interface <text:alphabetical-index-mark-start text:id="IMark468808596" text:key1="annotation"/>Uniques<text:alphabetical-index-mark-end text:id="IMark468808596"/></text:p>
      <text:p text:style-name="P2">{</text:p>
      <text:p text:style-name="P2"><text:s text:c="4"/>/**</text:p>
      <text:p text:style-name="P2"><text:s text:c="5"/>* The <text:alphabetical-index-mark-start text:id="IMark468808596" text:key1="annotation"/>unique<text:alphabetical-index-mark-end text:id="IMark468808596"/> constraints.</text:p>
      <text:p text:style-name="P2"><text:s text:c="5"/>* @return The <text:alphabetical-index-mark-start text:id="IMark468808596" text:key1="annotation"/>unique<text:alphabetical-index-mark-end text:id="IMark468808596"/> constraints</text:p>
      <text:p text:style-name="P2"><text:s text:c="5"/>*/</text:p>
      <text:p text:style-name="P2"><text:s text:c="4"/><text:alphabetical-index-mark-start text:id="IMark468808596" text:key1="annotation"/>Unique<text:alphabetical-index-mark-end text:id="IMark468808596"/>[] <text:alphabetical-index-mark-start text:id="IMark56335688" text:key1="annotation"/>value<text:alphabetical-index-mark-end text:id="IMark56335688"/>();</text:p>
      <text:p text:style-name="P2">}</text:p>
      <text:p text:style-name="P2"/>
      <text:h text:style-name="P23" text:outline-level="3"><text:alphabetical-index-mark-start text:id="IMark56335688" text:key1="annotation"/>Value<text:alphabetical-index-mark-end text:id="IMark56335688"/> Annotation</text:h>
      <text:p text:style-name="P2">@Target({ElementType.FIELD, ElementType.METHOD}) </text:p>
      <text:p text:style-name="P2">@Retention(RetentionPolicy.RUNTIME)</text:p>
      <text:p text:style-name="P2">public @interface <text:alphabetical-index-mark-start text:id="IMark56335688" text:key1="annotation"/>Value<text:alphabetical-index-mark-end text:id="IMark56335688"/></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oft-page-break/><text:s text:c="5"/>* Whether the <text:alphabetical-index-mark-start text:id="IMark56335688" text:key1="annotation"/>value<text:alphabetical-index-mark-end text:id="IMark56335688"/> <text:s/>is to be stored <text:alphabetical-index-mark-start text:id="IMark468808596" text:key1="annotation"/>serialized<text:alphabetical-index-mark-end text:id="IMark468808596"/> (into a single <text:alphabetical-index-mark-start text:id="IMark468809364" text:key1="annotation"/>column<text:alphabetical-index-mark-end text:id="IMark468809364"/> of a</text:p>
      <text:p text:style-name="P2"><text:s text:c="5"/>* <text:alphabetical-index-mark-start text:id="IMark468809364" text:key1="annotation"/>join<text:alphabetical-index-mark-end text:id="IMark468809364"/> table).</text:p>
      <text:p text:style-name="P2"><text:s text:c="5"/>* @return Whether the <text:alphabetical-index-mark-start text:id="IMark468809364" text:key1="annotation"/>value<text:alphabetical-index-mark-end text:id="IMark468809364"/> is to be stored <text:alphabetical-index-mark-start text:id="IMark468808596" text:key1="annotation"/>serialized<text:alphabetical-index-mark-end text:id="IMark468808596"/> (into a <text:alphabetical-index-mark-start text:id="IMark56335688" text:key1="annotation"/>join<text:alphabetical-index-mark-end text:id="IMark56335688"/> table)</text:p>
      <text:p text:style-name="P2"><text:s text:c="5"/>*/</text:p>
      <text:p text:style-name="P2"><text:s text:c="4"/>String <text:alphabetical-index-mark-start text:id="IMark56335688" text:key1="annotation"/>serialized<text:alphabetical-index-mark-end text:id="IMark56335688"/>() default ““;</text:p>
      <text:p text:style-name="P2"/>
      <text:p text:style-name="P2"><text:s text:c="4"/>/** Whether this <text:alphabetical-index-mark-start text:id="IMark56335688" text:key1="annotation"/>value<text:alphabetical-index-mark-end text:id="IMark56335688"/> is <text:alphabetical-index-mark-start text:id="IMark468808596" text:key1="annotation"/>embedded<text:alphabetical-index-mark-end text:id="IMark468808596"/>. </text:p>
      <text:p text:style-name="P2"><text:s text:c="5"/>* @return whether this <text:alphabetical-index-mark-start text:id="IMark468808596" text:key1="annotation"/>value<text:alphabetical-index-mark-end text:id="IMark468808596"/> is <text:alphabetical-index-mark-start text:id="IMark56335688" text:key1="annotation"/>embedded<text:alphabetical-index-mark-end text:id="IMark56335688"/></text:p>
      <text:p text:style-name="P2"><text:s text:c="5"/>*/</text:p>
      <text:p text:style-name="P2"><text:s text:c="4"/>String <text:alphabetical-index-mark-start text:id="IMark56335688" text:key1="annotation"/>embedded<text:alphabetical-index-mark-end text:id="IMark56335688"/>() default ““;</text:p>
      <text:p text:style-name="P2"/>
      <text:p text:style-name="P2"><text:s text:c="4"/>/**</text:p>
      <text:p text:style-name="P2"><text:s text:c="5"/>* The <text:alphabetical-index-mark-start text:id="IMark56335688" text:key1="annotation"/>embedded<text:alphabetical-index-mark-end text:id="IMark56335688"/> mapping for the <text:alphabetical-index-mark-start text:id="IMark468808596" text:key1="annotation"/>value<text:alphabetical-index-mark-end text:id="IMark468808596"/>.</text:p>
      <text:p text:style-name="P2"><text:s text:c="5"/>* @return the <text:alphabetical-index-mark-start text:id="IMark468808596" text:key1="annotation"/>embedded<text:alphabetical-index-mark-end text:id="IMark468808596"/> mapping for the <text:alphabetical-index-mark-start text:id="IMark56335688" text:key1="annotation"/>value<text:alphabetical-index-mark-end text:id="IMark56335688"/></text:p>
      <text:p text:style-name="P2"><text:s text:c="5"/>*/</text:p>
      <text:p text:style-name="P2"><text:s text:c="4"/><text:alphabetical-index-mark-start text:id="IMark56335688" text:key1="annotation"/>Embedded<text:alphabetical-index-mark-end text:id="IMark56335688"/>[] embeddedMapping() default {};</text:p>
      <text:p text:style-name="P2"/>
      <text:p text:style-name="P2"><text:s text:c="4"/>/**</text:p>
      <text:p text:style-name="P2"><text:s text:c="5"/>* Whether the <text:alphabetical-index-mark-start text:id="IMark56335688" text:key1="annotation"/>value<text:alphabetical-index-mark-end text:id="IMark56335688"/> is dependent on the owner (and will be deleted </text:p>
      <text:p text:style-name="P2"><text:s text:c="5"/>* when the owner is deleted).</text:p>
      <text:p text:style-name="P2"><text:s text:c="5"/>* @return whether the <text:alphabetical-index-mark-start text:id="IMark56335688" text:key1="annotation"/>value<text:alphabetical-index-mark-end text:id="IMark5633568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6335688" text:key1="annotation"/>value<text:alphabetical-index-mark-end text:id="IMark56335688"/>.</text:p>
      <text:p text:style-name="P2"><text:s text:c="5"/>* @return the name of the table for the <text:alphabetical-index-mark-start text:id="IMark56335688" text:key1="annotation"/>value<text:alphabetical-index-mark-end text:id="IMark56335688"/></text:p>
      <text:p text:style-name="P2"><text:s text:c="5"/>*/</text:p>
      <text:p text:style-name="P2"><text:s text:c="4"/>String table() default ““;</text:p>
      <text:p text:style-name="P2"/>
      <text:p text:style-name="P2"><text:s text:c="4"/>/**</text:p>
      <text:p text:style-name="P2"><text:s text:c="5"/>* Name of the <text:alphabetical-index-mark-start text:id="IMark56335688" text:key1="annotation"/>column<text:alphabetical-index-mark-end text:id="IMark56335688"/> to store the <text:alphabetical-index-mark-start text:id="IMark468808596" text:key1="annotation"/>value<text:alphabetical-index-mark-end text:id="IMark468808596"/> in.</text:p>
      <text:p text:style-name="P2"><text:s text:c="5"/>* @return the name of the <text:alphabetical-index-mark-start text:id="IMark468808596" text:key1="annotation"/>column<text:alphabetical-index-mark-end text:id="IMark468808596"/> to store the <text:alphabetical-index-mark-start text:id="IMark56335688" text:key1="annotation"/>value<text:alphabetical-index-mark-end text:id="IMark56335688"/> in</text:p>
      <text:p text:style-name="P2"><text:s text:c="5"/>*/</text:p>
      <text:p text:style-name="P2"><text:s text:c="4"/>String <text:alphabetical-index-mark-start text:id="IMark468809940" text:key1="annotation"/>column<text:alphabetical-index-mark-end text:id="IMark468809940"/>() default ““;</text:p>
      <text:p text:style-name="P2"/>
      <text:p text:style-name="P2"><text:s text:c="4"/>/**</text:p>
      <text:p text:style-name="P2"><text:s text:c="5"/>* Delete action to apply to any foreign <text:alphabetical-index-mark-start text:id="IMark468809940" text:key1="annotation"/>key<text:alphabetical-index-mark-end text:id="IMark468809940"/> for the <text:alphabetical-index-mark-start text:id="IMark56335688" text:key1="annotation"/>value<text:alphabetical-index-mark-end text:id="IMark56335688"/>.</text:p>
      <text:p text:style-name="P2"><text:s text:c="5"/>* @return delete action to apply to any foreign <text:alphabetical-index-mark-start text:id="IMark56335688" text:key1="annotation"/>key<text:alphabetical-index-mark-end text:id="IMark56335688"/> for the <text:alphabetical-index-mark-start text:id="IMark468809940" text:key1="annotation"/>value<text:alphabetical-index-mark-end text:id="IMark468809940"/></text:p>
      <text:p text:style-name="P2"><text:s text:c="5"/>*/</text:p>
      <text:p text:style-name="P2"><text:s text:c="4"/><text:alphabetical-index-mark-start text:id="IMark468809940" text:key1="annotation"/>ForeignKeyAction<text:alphabetical-index-mark-end text:id="IMark468809940"/> deleteAction() default <text:alphabetical-index-mark-start text:id="IMark56335688" text:key1="annotation"/>ForeignKeyAction<text:alphabetical-index-mark-end text:id="IMark56335688"/>.UNSPECIFIED;</text:p>
      <text:p text:style-name="P2"/>
      <text:p text:style-name="P2"><text:s text:c="4"/>/**</text:p>
      <text:p text:style-name="P2"><text:s text:c="5"/>* Update action to apply to any foreign <text:alphabetical-index-mark-start text:id="IMark56335688" text:key1="annotation"/>key<text:alphabetical-index-mark-end text:id="IMark56335688"/> for the <text:alphabetical-index-mark-start text:id="IMark468809940" text:key1="annotation"/>value<text:alphabetical-index-mark-end text:id="IMark468809940"/>.</text:p>
      <text:p text:style-name="P2"><text:s text:c="5"/>* @return update action to apply to any foreign <text:alphabetical-index-mark-start text:id="IMark468809940" text:key1="annotation"/>key<text:alphabetical-index-mark-end text:id="IMark468809940"/> for the <text:alphabetical-index-mark-start text:id="IMark56335688" text:key1="annotation"/>value<text:alphabetical-index-mark-end text:id="IMark56335688"/></text:p>
      <text:p text:style-name="P2"><text:s text:c="5"/>*/</text:p>
      <text:p text:style-name="P2"><text:s text:c="4"/><text:alphabetical-index-mark-start text:id="IMark56335688" text:key1="annotation"/>ForeignKeyAction<text:alphabetical-index-mark-end text:id="IMark56335688"/> updateAction() default <text:alphabetical-index-mark-start text:id="IMark468809940" text:key1="annotation"/>ForeignKeyAction<text:alphabetical-index-mark-end text:id="IMark468809940"/>.UNSPECIFIED;</text:p>
      <text:p text:style-name="P2"/>
      <text:p text:style-name="P2"><text:s text:c="4"/>/**</text:p>
      <text:p text:style-name="P2"><text:s text:c="5"/>* Whether the <text:alphabetical-index-mark-start text:id="IMark468809940" text:key1="annotation"/>value<text:alphabetical-index-mark-end text:id="IMark468809940"/> <text:alphabetical-index-mark-start text:id="IMark56335688" text:key1="annotation"/>column<text:alphabetical-index-mark-end text:id="IMark56335688"/>(s) should be indexed.</text:p>
      <text:p text:style-name="P2"><text:s text:c="5"/>* @return whether the <text:alphabetical-index-mark-start text:id="IMark56335688" text:key1="annotation"/>value<text:alphabetical-index-mark-end text:id="IMark56335688"/> <text:alphabetical-index-mark-start text:id="IMark468809940" text:key1="annotation"/>column<text:alphabetical-index-mark-end text:id="IMark468809940"/>(s) should be indexed.</text:p>
      <text:p text:style-name="P2"><text:s text:c="5"/>*/</text:p>
      <text:p text:style-name="P2"><text:s text:c="4"/>String indexed() default ““;</text:p>
      <text:p text:style-name="P2"/>
      <text:p text:style-name="P2"><text:s text:c="4"/>/** The name of the <text:alphabetical-index-mark-start text:id="IMark468809940" text:key1="annotation"/>index<text:alphabetical-index-mark-end text:id="IMark468809940"/> to generate. </text:p>
      <text:p text:style-name="P2"><text:s text:c="5"/>* @return the name of the <text:alphabetical-index-mark-start text:id="IMark468809940" text:key1="annotation"/>index<text:alphabetical-index-mark-end text:id="IMark468809940"/></text:p>
      <text:p text:style-name="P2"><text:soft-page-break/><text:s text:c="5"/>*/</text:p>
      <text:p text:style-name="P2"><text:s text:c="4"/>String <text:alphabetical-index-mark-start text:id="IMark468809940" text:key1="annotation"/>index<text:alphabetical-index-mark-end text:id="IMark468809940"/>() default ““;</text:p>
      <text:p text:style-name="P2"/>
      <text:p text:style-name="P2"><text:s text:c="4"/>/**</text:p>
      <text:p text:style-name="P2"><text:s text:c="5"/>* Whether the <text:alphabetical-index-mark-start text:id="IMark468809940" text:key1="annotation"/>element<text:alphabetical-index-mark-end text:id="IMark468809940"/> <text:alphabetical-index-mark-start text:id="IMark56335688" text:key1="annotation"/>column<text:alphabetical-index-mark-end text:id="IMark56335688"/>(s) contents should be considered <text:alphabetical-index-mark-start text:id="IMark468808596" text:key1="annotation"/>unique<text:alphabetical-index-mark-end text:id="IMark468808596"/></text:p>
      <text:p text:style-name="P2"><text:s text:c="5"/>* @return whether the <text:alphabetical-index-mark-start text:id="IMark56333720" text:key1="annotation"/>element<text:alphabetical-index-mark-end text:id="IMark56333720"/> <text:alphabetical-index-mark-start text:id="IMark468808596" text:key1="annotation"/>column<text:alphabetical-index-mark-end text:id="IMark468808596"/>(s) contents should be considered <text:alphabetical-index-mark-start text:id="IMark56335688" text:key1="annotation"/>unique<text:alphabetical-index-mark-end text:id="IMark56335688"/></text:p>
      <text:p text:style-name="P2"><text:s text:c="5"/>*/</text:p>
      <text:p text:style-name="P2"><text:s text:c="4"/>String <text:alphabetical-index-mark-start text:id="IMark56335688" text:key1="annotation"/>unique<text:alphabetical-index-mark-end text:id="IMark56335688"/>() default ““;</text:p>
      <text:p text:style-name="P2"/>
      <text:p text:style-name="P2"><text:s text:c="4"/>/**</text:p>
      <text:p text:style-name="P2"><text:s text:c="5"/>* The name of the <text:alphabetical-index-mark-start text:id="IMark56335688" text:key1="annotation"/>unique<text:alphabetical-index-mark-end text:id="IMark56335688"/> <text:alphabetical-index-mark-start text:id="IMark468808596" text:key1="annotation"/>key<text:alphabetical-index-mark-end text:id="IMark468808596"/> constraint to generate.</text:p>
      <text:p text:style-name="P2"><text:s text:c="5"/>* @return the name of the <text:alphabetical-index-mark-start text:id="IMark468808596" text:key1="annotation"/>unique<text:alphabetical-index-mark-end text:id="IMark468808596"/> <text:alphabetical-index-mark-start text:id="IMark56335688" text:key1="annotation"/>key<text:alphabetical-index-mark-end text:id="IMark5633568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6335688" text:key1="annotation"/>key<text:alphabetical-index-mark-end text:id="IMark56335688"/> class where this <text:alphabetical-index-mark-start text:id="IMark468808596" text:key1="annotation"/>value<text:alphabetical-index-mark-end text:id="IMark468808596"/> is stored.</text:p>
      <text:p text:style-name="P2"><text:s text:c="5"/>* @return the name of a member in the <text:alphabetical-index-mark-start text:id="IMark468808596" text:key1="annotation"/>key<text:alphabetical-index-mark-end text:id="IMark468808596"/> class where this <text:alphabetical-index-mark-start text:id="IMark56335688" text:key1="annotation"/>value<text:alphabetical-index-mark-end text:id="IMark56335688"/> is stored</text:p>
      <text:p text:style-name="P2"><text:s text:c="5"/>*/</text:p>
      <text:p text:style-name="P2"><text:s text:c="4"/>String mappedBy() default ““;</text:p>
      <text:p text:style-name="P2"/>
      <text:p text:style-name="P2"><text:s text:c="4"/>/**</text:p>
      <text:p text:style-name="P2"><text:s text:c="5"/>* The <text:alphabetical-index-mark-start text:id="IMark56335688" text:key1="annotation"/>column<text:alphabetical-index-mark-end text:id="IMark56335688"/>(s) for the <text:alphabetical-index-mark-start text:id="IMark468808596" text:key1="annotation"/>value<text:alphabetical-index-mark-end text:id="IMark468808596"/>.</text:p>
      <text:p text:style-name="P2"><text:s text:c="5"/>* @return the <text:alphabetical-index-mark-start text:id="IMark468808596" text:key1="annotation"/>column<text:alphabetical-index-mark-end text:id="IMark468808596"/>(s) for the <text:alphabetical-index-mark-start text:id="IMark56335688" text:key1="annotation"/>value<text:alphabetical-index-mark-end text:id="IMark56335688"/></text:p>
      <text:p text:style-name="P2"><text:s text:c="5"/>*/</text:p>
      <text:p text:style-name="P2"><text:s text:c="4"/><text:alphabetical-index-mark-start text:id="IMark56335688" text:key1="annotation"/>Column<text:alphabetical-index-mark-end text:id="IMark56335688"/>[] <text:alphabetical-index-mark-start text:id="IMark468808596" text:key1="annotation"/>columns<text:alphabetical-index-mark-end text:id="IMark468808596"/>() default {};</text:p>
      <text:p text:style-name="P2"/>
      <text:p text:style-name="P2"><text:s text:c="4"/>/** Generate or assume a foreign <text:alphabetical-index-mark-start text:id="IMark468808596" text:key1="annotation"/>key<text:alphabetical-index-mark-end text:id="IMark468808596"/> constraint exists on the <text:alphabetical-index-mark-start text:id="IMark56335688" text:key1="annotation"/>column<text:alphabetical-index-mark-end text:id="IMark56335688"/></text:p>
      <text:p text:style-name="P2"><text:s text:c="5"/>* or <text:alphabetical-index-mark-start text:id="IMark56335688" text:key1="annotation"/>columns<text:alphabetical-index-mark-end text:id="IMark56335688"/> associated with this <text:alphabetical-index-mark-start text:id="IMark468808596" text:key1="annotation"/>join<text:alphabetical-index-mark-end text:id="IMark468808596"/>. Specify “true” or “false”.</text:p>
      <text:p text:style-name="P2"><text:s text:c="5"/>* @return whether to generate or assume a foreign <text:alphabetical-index-mark-start text:id="IMark468808596" text:key1="annotation"/>key<text:alphabetical-index-mark-end text:id="IMark468808596"/> constraint</text:p>
      <text:p text:style-name="P2"><text:s text:c="5"/>*/</text:p>
      <text:p text:style-name="P2"><text:s text:c="4"/>String generateForeignKey() default ““;</text:p>
      <text:p text:style-name="P2"/>
      <text:p text:style-name="P2"><text:s text:c="4"/>/** Name for a generated foreign <text:alphabetical-index-mark-start text:id="IMark468808596" text:key1="annotation"/>key<text:alphabetical-index-mark-end text:id="IMark468808596"/> constraint.</text:p>
      <text:p text:style-name="P2"><text:s text:c="5"/>* @return the name of the generated foreign <text:alphabetical-index-mark-start text:id="IMark468808596" text:key1="annotation"/>key<text:alphabetical-index-mark-end text:id="IMark468808596"/> constraint</text:p>
      <text:p text:style-name="P2"><text:s text:c="5"/>*/</text:p>
      <text:p text:style-name="P2"><text:s text:c="4"/>String <text:alphabetical-index-mark-start text:id="IMark468808596" text:key1="annotation"/>foreignKey<text:alphabetical-index-mark-end text:id="IMark468808596"/>() default ““;</text:p>
      <text:p text:style-name="P2"/>
      <text:p text:style-name="P2"><text:s text:c="4"/>/** Vendor <text:alphabetical-index-mark-start text:id="IMark468808596" text:key1="annotation"/>extensions<text:alphabetical-index-mark-end text:id="IMark468808596"/>.</text:p>
      <text:p text:style-name="P2"><text:s text:c="5"/>* @return the vendor <text:alphabetical-index-mark-start text:id="IMark468808596" text:key1="annotation"/>extensions<text:alphabetical-index-mark-end text:id="IMark468808596"/></text:p>
      <text:p text:style-name="P2"><text:s text:c="5"/>*/</text:p>
      <text:p text:style-name="P2"><text:s text:c="4"/><text:alphabetical-index-mark-start text:id="IMark468808596" text:key1="annotation"/>Extension<text:alphabetical-index-mark-end text:id="IMark468808596"/>[] <text:alphabetical-index-mark-start text:id="IMark56335688" text:key1="annotation"/>extensions<text:alphabetical-index-mark-end text:id="IMark56335688"/>() default {};</text:p>
      <text:p text:style-name="P2">}</text:p>
      <text:p text:style-name="P2"/>
      <text:h text:style-name="P23" text:outline-level="3"><text:alphabetical-index-mark-start text:id="IMark56335688" text:key1="annotation"/>Version<text:alphabetical-index-mark-end text:id="IMark56335688"/> Annotation</text:h>
      <text:p text:style-name="P2">@Target(ElementType.TYPE) </text:p>
      <text:p text:style-name="P2">@Retention(RetentionPolicy.RUNTIME)</text:p>
      <text:p text:style-name="P2">public @interface <text:alphabetical-index-mark-start text:id="IMark56335688" text:key1="annotation"/>Version<text:alphabetical-index-mark-end text:id="IMark56335688"/></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6335688" text:key1="enum"/>VersionStrategy<text:alphabetical-index-mark-end text:id="IMark56335688"/> strategy() default <text:alphabetical-index-mark-start text:id="IMark468808596" text:key1="enum"/>VersionStrategy<text:alphabetical-index-mark-end text:id="IMark468808596"/>.UNSPECIFIED;</text:p>
      <text:p text:style-name="P2"><text:soft-page-break/></text:p>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68808596" text:key1="annotation"/>column<text:alphabetical-index-mark-end text:id="IMark468808596"/> for the <text:alphabetical-index-mark-start text:id="IMark56335688" text:key1="annotation"/>version<text:alphabetical-index-mark-end text:id="IMark56335688"/>.</text:p>
      <text:p text:style-name="P2"><text:s text:c="5"/>* @return the name of the <text:alphabetical-index-mark-start text:id="IMark56335688" text:key1="annotation"/>column<text:alphabetical-index-mark-end text:id="IMark56335688"/> for the <text:alphabetical-index-mark-start text:id="IMark468808596" text:key1="annotation"/>version<text:alphabetical-index-mark-end text:id="IMark468808596"/></text:p>
      <text:p text:style-name="P2"><text:s text:c="5"/>*/</text:p>
      <text:p text:style-name="P2"><text:s text:c="4"/>String <text:alphabetical-index-mark-start text:id="IMark468808596" text:key1="annotation"/>column<text:alphabetical-index-mark-end text:id="IMark468808596"/>() default ““;</text:p>
      <text:p text:style-name="P2"/>
      <text:p text:style-name="P2"><text:s text:c="4"/>/**</text:p>
      <text:p text:style-name="P2"><text:s text:c="5"/>* Whether the <text:alphabetical-index-mark-start text:id="IMark468808596" text:key1="annotation"/>version<text:alphabetical-index-mark-end text:id="IMark468808596"/> <text:alphabetical-index-mark-start text:id="IMark56335688" text:key1="annotation"/>column<text:alphabetical-index-mark-end text:id="IMark56335688"/>(s) is(are) indexed.</text:p>
      <text:p text:style-name="P2"><text:s text:c="5"/>* @return whether the <text:alphabetical-index-mark-start text:id="IMark56335688" text:key1="annotation"/>version<text:alphabetical-index-mark-end text:id="IMark56335688"/> <text:alphabetical-index-mark-start text:id="IMark468808596" text:key1="annotation"/>column<text:alphabetical-index-mark-end text:id="IMark468808596"/>(s) is(are) indexed</text:p>
      <text:p text:style-name="P2"><text:s text:c="5"/>*/</text:p>
      <text:p text:style-name="P2"><text:s text:c="4"/>String indexed() default ““;</text:p>
      <text:p text:style-name="P2"/>
      <text:p text:style-name="P2"><text:s text:c="4"/>/**</text:p>
      <text:p text:style-name="P2"><text:s text:c="5"/>* The <text:alphabetical-index-mark-start text:id="IMark468808596" text:key1="annotation"/>column<text:alphabetical-index-mark-end text:id="IMark468808596"/>(s) making up the <text:alphabetical-index-mark-start text:id="IMark56335688" text:key1="annotation"/>version<text:alphabetical-index-mark-end text:id="IMark56335688"/>.</text:p>
      <text:p text:style-name="P2"><text:s text:c="5"/>* @return the <text:alphabetical-index-mark-start text:id="IMark56335688" text:key1="annotation"/>column<text:alphabetical-index-mark-end text:id="IMark56335688"/>(s) making up the <text:alphabetical-index-mark-start text:id="IMark468808596" text:key1="annotation"/>version<text:alphabetical-index-mark-end text:id="IMark468808596"/></text:p>
      <text:p text:style-name="P2"><text:s text:c="5"/>*/</text:p>
      <text:p text:style-name="P2"><text:s text:c="4"/><text:alphabetical-index-mark-start text:id="IMark468808596" text:key1="annotation"/>Column<text:alphabetical-index-mark-end text:id="IMark468808596"/>[] <text:alphabetical-index-mark-start text:id="IMark56335688" text:key1="annotation"/>columns<text:alphabetical-index-mark-end text:id="IMark56335688"/>() default {};</text:p>
      <text:p text:style-name="P2"/>
      <text:p text:style-name="P2"><text:s text:c="4"/>/** Vendor <text:alphabetical-index-mark-start text:id="IMark56335688" text:key1="annotation"/>extensions<text:alphabetical-index-mark-end text:id="IMark56335688"/>. </text:p>
      <text:p text:style-name="P2"><text:s text:c="5"/>* @return the vendor <text:alphabetical-index-mark-start text:id="IMark56335688" text:key1="annotation"/>extensions<text:alphabetical-index-mark-end text:id="IMark56335688"/></text:p>
      <text:p text:style-name="P2"><text:s text:c="5"/>*/</text:p>
      <text:p text:style-name="P2"><text:s text:c="4"/><text:alphabetical-index-mark-start text:id="IMark56335688" text:key1="annotation"/>Extension<text:alphabetical-index-mark-end text:id="IMark56335688"/>[] <text:alphabetical-index-mark-start text:id="IMark468808596" text:key1="annotation"/>extensions<text:alphabetical-index-mark-end text:id="IMark468808596"/>() default {};</text:p>
      <text:p text:style-name="P2">}</text:p>
      <text:p text:style-name="P2"/>
      <text:h text:style-name="P23" text:outline-level="3"><text:alphabetical-index-mark-start text:id="IMark468808596" text:key1="enum"/>VersionStrategy<text:alphabetical-index-mark-end text:id="IMark468808596"/> Enum</text:h>
      <text:p text:style-name="P2"/>
      <text:p text:style-name="P2">public enum <text:alphabetical-index-mark-start text:id="IMark468808596" text:key1="enum"/>VersionStrategy<text:alphabetical-index-mark-end text:id="IMark468808596"/></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68808596" text:key1="annotation"/>VERSION<text:alphabetical-index-mark-end text:id="IMark468808596"/>_NUMBER</text:p>
      <text:p text:style-name="P2">}</text:p>
      <text:p text:style-name="P2"/>
      <text:p text:style-name="P4"/>
      <text:p text:style-name="P13"> </text:p>
      <text:p text:style-name="P18">Table 9: Annotation correspondence to xml metadata</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68807732" text:key1="annotation"/>Column<text:alphabetical-index-mark-end text:id="IMark468807732"/></text:p>
          </table:table-cell>
          <table:table-cell table:style-name="Table1.B2" office:value-type="string">
            <text:p text:style-name="P11"><text:alphabetical-index-mark-start text:id="IMark468807732" text:key1="annotation"/>element<text:alphabetical-index-mark-end text:id="IMark468807732"/></text:p>
            <text:p text:style-name="P12"><text:alphabetical-index-mark-start text:id="IMark468807732" text:key1="annotation"/>column<text:alphabetical-index-mark-end text:id="IMark468807732"/></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68807732" text:key1="annotation"/>Columns<text:alphabetical-index-mark-end text:id="IMark468807732"/></text:p>
          </table:table-cell>
          <table:table-cell table:style-name="Table1.B2" office:value-type="string">
            <text:p text:style-name="P11"><text:alphabetical-index-mark-start text:id="IMark468807732" text:key1="annotation"/>element<text:alphabetical-index-mark-end text:id="IMark468807732"/></text:p>
            <text:p text:style-name="P12"><text:alphabetical-index-mark-start text:id="IMark468807732" text:key1="annotation"/>column<text:alphabetical-index-mark-end text:id="IMark468807732"/></text:p>
          </table:table-cell>
          <table:table-cell table:style-name="Table1.B2" office:value-type="string">
            <text:p text:style-name="P8">Used for multiple <text:alphabetical-index-mark-start text:id="IMark468807732" text:key1="annotation"/>Column<text:alphabetical-index-mark-end text:id="IMark468807732"/> <text:alphabetical-index-mark-start text:id="IMark468035744" text:main-entry="true"/>annotations<text:alphabetical-index-mark-end text:id="IMark468035744"/> on the same field or method</text:p>
          </table:table-cell>
        </table:table-row>
        <table:table-row table:style-name="Table1.1">
          <table:table-cell table:style-name="Table1.A2" office:value-type="string">
            <text:p text:style-name="P8"><text:alphabetical-index-mark-start text:id="IMark468035744" text:key1="annotation"/>DatastoreIdentity<text:alphabetical-index-mark-end text:id="IMark468035744"/></text:p>
          </table:table-cell>
          <table:table-cell table:style-name="Table1.B2" office:value-type="string">
            <text:p text:style-name="P11"><text:alphabetical-index-mark-start text:id="IMark468035744" text:key1="annotation"/>element<text:alphabetical-index-mark-end text:id="IMark468035744"/> </text:p>
            <text:p text:style-name="P12">datastore-identit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68035744" text:key1="annotation"/>Discriminator<text:alphabetical-index-mark-end text:id="IMark468035744"/></text:p>
          </table:table-cell>
          <table:table-cell table:style-name="Table1.B2" office:value-type="string">
            <text:p text:style-name="P11"><text:alphabetical-index-mark-start text:id="IMark468035744" text:key1="annotation"/>element<text:alphabetical-index-mark-end text:id="IMark468035744"/></text:p>
            <text:p text:style-name="P12"><text:alphabetical-index-mark-start text:id="IMark468035744" text:key1="annotation"/>discriminator<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68035744" text:key1="annotation"/>DiscriminatorStrategy<text:alphabetical-index-mark-end text:id="IMark468035744"/></text:p>
          </table:table-cell>
          <table:table-cell table:style-name="Table1.B2" office:value-type="string">
            <text:p text:style-name="P8">attribute strateg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68035744" text:key1="annotation"/>Element<text:alphabetical-index-mark-end text:id="IMark468035744"/></text:p>
          </table:table-cell>
          <table:table-cell table:style-name="Table1.B2" office:value-type="string">
            <text:p text:style-name="P11"><text:alphabetical-index-mark-start text:id="IMark468035744" text:key1="annotation"/>element<text:alphabetical-index-mark-end text:id="IMark468035744"/></text:p>
            <text:p text:style-name="P12"><text:alphabetical-index-mark-start text:id="IMark468035744" text:key1="annotation"/>element<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Cacheable<text:alphabetical-index-mark-end text:id="IMark468035744"/></text:p>
          </table:table-cell>
          <table:table-cell table:style-name="Table1.B2" office:value-type="string">
            <text:p text:style-name="P8">attribute <text:line-break/><text:alphabetical-index-mark-start text:id="IMark468035744" text:key1="annotation"/>cacheable<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Embedded<text:alphabetical-index-mark-end text:id="IMark468035744"/></text:p>
          </table:table-cell>
          <table:table-cell table:style-name="Table1.B2" office:value-type="string">
            <text:p text:style-name="P11"><text:alphabetical-index-mark-start text:id="IMark468035744" text:key1="annotation"/>element<text:alphabetical-index-mark-end text:id="IMark468035744"/></text:p>
            <text:p text:style-name="P12"><text:alphabetical-index-mark-start text:id="IMark468035744" text:key1="annotation"/>embedded<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EmbeddedOnly<text:alphabetical-index-mark-end text:id="IMark468035744"/></text:p>
          </table:table-cell>
          <table:table-cell table:style-name="Table1.B2" office:value-type="string">
            <text:p text:style-name="P11">attribute</text:p>
            <text:p text:style-name="P12"><text:alphabetical-index-mark-start text:id="IMark468035744" text:key1="annotation"/>embedded<text:alphabetical-index-mark-end text:id="IMark468035744"/>-onl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Extension<text:alphabetical-index-mark-end text:id="IMark468035744"/></text:p>
          </table:table-cell>
          <table:table-cell table:style-name="Table1.B2" office:value-type="string">
            <text:p text:style-name="P11"><text:alphabetical-index-mark-start text:id="IMark468035744" text:key1="annotation"/>element<text:alphabetical-index-mark-end text:id="IMark468035744"/> </text:p>
            <text:p text:style-name="P12"><text:alphabetical-index-mark-start text:id="IMark468035744" text:key1="annotation"/>extension<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Extensions<text:alphabetical-index-mark-end text:id="IMark468035744"/></text:p>
          </table:table-cell>
          <table:table-cell table:style-name="Table1.B2" office:value-type="string">
            <text:p text:style-name="P11"><text:alphabetical-index-mark-start text:id="IMark468035744" text:key1="annotation"/>element<text:alphabetical-index-mark-end text:id="IMark468035744"/></text:p>
            <text:p text:style-name="P12"><text:alphabetical-index-mark-start text:id="IMark468035744" text:key1="annotation"/>extension<text:alphabetical-index-mark-end text:id="IMark468035744"/></text:p>
          </table:table-cell>
          <table:table-cell table:style-name="Table1.B2" office:value-type="string">
            <text:p text:style-name="P8">Used for multiple <text:alphabetical-index-mark-start text:id="IMark468035744" text:key1="annotation"/>Extensions<text:alphabetical-index-mark-end text:id="IMark468035744"/> on the same class, interface, field, or method</text:p>
          </table:table-cell>
        </table:table-row>
        <table:table-row table:style-name="Table1.1">
          <table:table-cell table:style-name="Table1.A2" office:value-type="string">
            <text:p text:style-name="P8"><text:alphabetical-index-mark-start text:id="IMark468035744" text:key1="annotation"/>FetchGroup<text:alphabetical-index-mark-end text:id="IMark468035744"/></text:p>
          </table:table-cell>
          <table:table-cell table:style-name="Table1.B2" office:value-type="string">
            <text:p text:style-name="P8"><text:alphabetical-index-mark-start text:id="IMark468035744" text:key1="annotation"/>element<text:alphabetical-index-mark-end text:id="IMark468035744"/> fetch-group</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FetchGroups<text:alphabetical-index-mark-end text:id="IMark468035744"/></text:p>
          </table:table-cell>
          <table:table-cell table:style-name="Table1.B2" office:value-type="string">
            <text:p text:style-name="P8"><text:alphabetical-index-mark-start text:id="IMark468035744" text:key1="annotation"/>element<text:alphabetical-index-mark-end text:id="IMark468035744"/> fetch-group</text:p>
          </table:table-cell>
          <table:table-cell table:style-name="Table1.B2" office:value-type="string">
            <text:p text:style-name="P8">Used for multiple <text:alphabetical-index-mark-start text:id="IMark468035744" text:key1="annotation"/>FetchGroups<text:alphabetical-index-mark-end text:id="IMark468035744"/></text:p>
          </table:table-cell>
        </table:table-row>
        <table:table-row table:style-name="Table1.1">
          <table:table-cell table:style-name="Table1.A2" office:value-type="string">
            <text:p text:style-name="P8"><text:alphabetical-index-mark-start text:id="IMark468035744" text:key1="annotation"/>FetchPlan<text:alphabetical-index-mark-end text:id="IMark468035744"/></text:p>
          </table:table-cell>
          <table:table-cell table:style-name="Table1.B2" office:value-type="string">
            <text:p text:style-name="P8"><text:alphabetical-index-mark-start text:id="IMark468035744" text:key1="annotation"/>element<text:alphabetical-index-mark-end text:id="IMark468035744"/> fetch-pla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FetchPlans<text:alphabetical-index-mark-end text:id="IMark468035744"/></text:p>
          </table:table-cell>
          <table:table-cell table:style-name="Table1.B2" office:value-type="string">
            <text:p text:style-name="P8"><text:alphabetical-index-mark-start text:id="IMark468035744" text:key1="annotation"/>element<text:alphabetical-index-mark-end text:id="IMark468035744"/> fetch-plan</text:p>
          </table:table-cell>
          <table:table-cell table:style-name="Table1.B2" office:value-type="string">
            <text:p text:style-name="P8">Used for multiple <text:alphabetical-index-mark-start text:id="IMark468035744" text:key1="annotation"/>FetchPlans<text:alphabetical-index-mark-end text:id="IMark468035744"/> on the same class or interface</text:p>
          </table:table-cell>
        </table:table-row>
        <text:soft-page-break/>
        <table:table-row table:style-name="Table1.1">
          <table:table-cell table:style-name="Table1.A2" office:value-type="string">
            <text:p text:style-name="P8"><text:alphabetical-index-mark-start text:id="IMark468035744" text:key1="annotation"/>ForeignKey<text:alphabetical-index-mark-end text:id="IMark468035744"/></text:p>
          </table:table-cell>
          <table:table-cell table:style-name="Table1.B2" office:value-type="string">
            <text:p text:style-name="P8"><text:alphabetical-index-mark-start text:id="IMark468035744" text:key1="annotation"/>element<text:alphabetical-index-mark-end text:id="IMark468035744"/> foreign-<text:alphabetical-index-mark-start text:id="IMark468807732" text:key1="annotation"/>key<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ForeignKeyAction<text:alphabetical-index-mark-end text:id="IMark468807732"/></text:p>
          </table:table-cell>
          <table:table-cell table:style-name="Table1.B2" office:value-type="string">
            <text:p text:style-name="P11">attributes </text:p>
            <text:p text:style-name="P12">update-action, delete-actio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ForeignKeys<text:alphabetical-index-mark-end text:id="IMark468807732"/></text:p>
          </table:table-cell>
          <table:table-cell table:style-name="Table1.B2" office:value-type="string">
            <text:p text:style-name="P8"><text:alphabetical-index-mark-start text:id="IMark468807732" text:key1="annotation"/>element<text:alphabetical-index-mark-end text:id="IMark468807732"/> foreign-<text:alphabetical-index-mark-start text:id="IMark468035744" text:key1="annotation"/>key<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IdGeneratorStrategy<text:alphabetical-index-mark-end text:id="IMark468035744"/></text:p>
          </table:table-cell>
          <table:table-cell table:style-name="Table1.B2" office:value-type="string">
            <text:p text:style-name="P8"><text:alphabetical-index-mark-start text:id="IMark468035744" text:key1="annotation"/>element<text:alphabetical-index-mark-end text:id="IMark468035744"/> datastore-identity, attribute <text:alphabetical-index-mark-start text:id="IMark468807732" text:key1="annotation"/>value<text:alphabetical-index-mark-end text:id="IMark468807732"/>-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IdentityType<text:alphabetical-index-mark-end text:id="IMark468807732"/></text:p>
          </table:table-cell>
          <table:table-cell table:style-name="Table1.B2" office:value-type="string">
            <text:p text:style-name="P8">attribute identity-typ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Index<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index<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Indices<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index<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Inheritance<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inheritance<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InheritanceStrategy<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inheritance<text:alphabetical-index-mark-end text:id="IMark468807732"/>,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Join<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join<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JoinTable<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join<text:alphabetical-index-mark-end text:id="IMark468807732"/>, attribute tabl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Joins<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join<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Key<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key<text:alphabetical-index-mark-end text:id="IMark468807732"/></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68807732" text:key1="annotation"/>NullValue<text:alphabetical-index-mark-end text:id="IMark468807732"/></text:p>
          </table:table-cell>
          <table:table-cell table:style-name="Table1.B2" office:value-type="string">
            <text:p text:style-name="P8">attribute null-<text:alphabetical-index-mark-start text:id="IMark468807732" text:key1="annotation"/>value<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Order<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order<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PersistenceAware<text:alphabetical-index-mark-end text:id="IMark468035744"/></text:p>
          </table:table-cell>
          <table:table-cell table:style-name="Table1.B2" office:value-type="string">
            <text:p text:style-name="P8">attribute persistence-modifier</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PersistenceCapable<text:alphabetical-index-mark-end text:id="IMark468035744"/></text:p>
          </table:table-cell>
          <table:table-cell table:style-name="Table1.B2" office:value-type="string">
            <text:p text:style-name="P8">elements class, interfac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enum"/>Persistent<text:alphabetical-index-mark-end text:id="IMark468035744"/></text:p>
          </table:table-cell>
          <table:table-cell table:style-name="Table1.B2" office:value-type="string">
            <text:p text:style-name="P8">elements field, propert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PrimaryKey<text:alphabetical-index-mark-end text:id="IMark468035744"/></text:p>
          </table:table-cell>
          <table:table-cell table:style-name="Table1.B2" office:value-type="string">
            <text:p text:style-name="P8"><text:alphabetical-index-mark-start text:id="IMark468035744" text:key1="annotation"/>element<text:alphabetical-index-mark-end text:id="IMark468035744"/> primary-<text:alphabetical-index-mark-start text:id="IMark468807732" text:key1="annotation"/>key<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Queries<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query<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Query<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query<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Sequence<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sequence<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enum"/>SequenceStrategy<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sequence<text:alphabetical-index-mark-end text:id="IMark468807732"/>,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Serialized<text:alphabetical-index-mark-end text:id="IMark468807732"/></text:p>
          </table:table-cell>
          <table:table-cell table:style-name="Table1.B2" office:value-type="string">
            <text:p text:style-name="P8">elements field, property, attribute <text:alphabetical-index-mark-start text:id="IMark468807732" text:key1="annotation"/>serialized<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Transactional<text:alphabetical-index-mark-end text:id="IMark468807732"/></text:p>
          </table:table-cell>
          <table:table-cell table:style-name="Table1.B2" office:value-type="string">
            <text:p text:style-name="P10"><text:span text:style-name="T3">elements field, property; attribute persistence-</text:span><text:span text:style-name="T3">modifier</text:span></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68807732" text:key1="annotation"/>Unique<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unique<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Uniques<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unique<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annotation"/>Value<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value<text:alphabetical-index-mark-end text:id="IMark46803574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035744" text:key1="annotation"/>Version<text:alphabetical-index-mark-end text:id="IMark468035744"/></text:p>
          </table:table-cell>
          <table:table-cell table:style-name="Table1.B2" office:value-type="string">
            <text:p text:style-name="P8"><text:alphabetical-index-mark-start text:id="IMark468035744" text:key1="annotation"/>element<text:alphabetical-index-mark-end text:id="IMark468035744"/> <text:alphabetical-index-mark-start text:id="IMark468807732" text:key1="annotation"/>version<text:alphabetical-index-mark-end text:id="IMark46880773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68807732" text:key1="enum"/>VersionStrategy<text:alphabetical-index-mark-end text:id="IMark468807732"/></text:p>
          </table:table-cell>
          <table:table-cell table:style-name="Table1.B2" office:value-type="string">
            <text:p text:style-name="P8"><text:alphabetical-index-mark-start text:id="IMark468807732" text:key1="annotation"/>element<text:alphabetical-index-mark-end text:id="IMark468807732"/> <text:alphabetical-index-mark-start text:id="IMark468035744" text:key1="annotation"/>version<text:alphabetical-index-mark-end text:id="IMark468035744"/>; attribute strategy</text:p>
          </table:table-cell>
          <table:table-cell table:style-name="Table1.B2" office:value-type="string">
            <text:p text:style-name="P17"/>
          </table:table-cell>
        </table:table-row>
      </table:table>
      <text:p text:style-name="P13"> </text:p>
      <text:p text:style-name="P16"><draw:frame draw:style-name="fr1" draw:name="2" text:anchor-type="as-char" svg:width="2.7917in" svg:height="0.1346in" draw:z-index="1"><draw:image xlink:href="Pictures/2000000700000FB5000000C94FDA4EAC.wmf" xlink:type="simple" xlink:show="embed" xlink:actuate="onLoad"/></draw:frame></text:p>
      <text:h text:style-name="P22" text:outline-level="2"><text:alphabetical-index-mark-start text:id="IMark468785900" text:main-entry="true"/>Metadata API<text:alphabetical-index-mark-end text:id="IMark468785900"/></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4"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468786044" text:key1="annotation"/>version<text:alphabetical-index-mark-end text:id="IMark468786044"/> 2.3</text:p>
      <text:p text:style-name="P5"><text:s/>*/</text:p>
      <text:p text:style-name="P5">public interface Metadata {</text:p>
      <text:p text:style-name="P5"><text:s text:c="4"/>/**</text:p>
      <text:p text:style-name="P5"><text:s text:c="5"/>* Add a vendor <text:alphabetical-index-mark-start text:id="IMark468786044" text:key1="annotation"/>extension<text:alphabetical-index-mark-end text:id="IMark468786044"/> to this metadata component.</text:p>
      <text:p text:style-name="P5"><text:s text:c="5"/>* </text:p>
      <text:p text:style-name="P5"><text:s text:c="5"/>* @param vendor Identifier for the vendor</text:p>
      <text:p text:style-name="P5"><text:s text:c="5"/>* @param <text:alphabetical-index-mark-start text:id="IMark468785900" text:key1="annotation"/>key<text:alphabetical-index-mark-end text:id="IMark468785900"/> The <text:alphabetical-index-mark-start text:id="IMark468786044" text:key1="annotation"/>extension<text:alphabetical-index-mark-end text:id="IMark468786044"/> <text:alphabetical-index-mark-start text:id="IMark468785468" text:key1="annotation"/>key<text:alphabetical-index-mark-end text:id="IMark468785468"/></text:p>
      <text:p text:style-name="P5"><text:s text:c="5"/>* @param <text:alphabetical-index-mark-start text:id="IMark468786044" text:key1="annotation"/>value<text:alphabetical-index-mark-end text:id="IMark468786044"/> <text:alphabetical-index-mark-start text:id="IMark468785468" text:key1="annotation"/>Value<text:alphabetical-index-mark-end text:id="IMark468785468"/> for the <text:alphabetical-index-mark-start text:id="IMark468785900" text:key1="annotation"/>extension<text:alphabetical-index-mark-end text:id="IMark468785900"/></text:p>
      <text:p text:style-name="P5"><text:s text:c="5"/>* @return The <text:alphabetical-index-mark-start text:id="IMark468785468" text:main-entry="true"/>ExtensionMetaData<text:alphabetical-index-mark-end text:id="IMark468785468"/></text:p>
      <text:p text:style-name="P5"><text:s text:c="5"/>*/</text:p>
      <text:p text:style-name="P5"><text:soft-page-break/><text:s text:c="4"/><text:alphabetical-index-mark-start text:id="IMark468785468" text:main-entry="true"/>ExtensionMetadata<text:alphabetical-index-mark-end text:id="IMark468785468"/> <text:alphabetical-index-mark-start text:id="IMark468785900" text:main-entry="true"/>newExtensionMetaData<text:alphabetical-index-mark-end text:id="IMark468785900"/>(String vendor, String <text:alphabetical-index-mark-start text:id="IMark468786044" text:key1="annotation"/>key<text:alphabetical-index-mark-end text:id="IMark468786044"/>, String <text:alphabetical-index-mark-start text:id="IMark468786428" text:key1="annotation"/>value<text:alphabetical-index-mark-end text:id="IMark468786428"/>);</text:p>
      <text:p text:style-name="P5"/>
      <text:p text:style-name="P5"><text:s text:c="4"/>/**</text:p>
      <text:p text:style-name="P5"><text:s text:c="5"/>* Number of <text:alphabetical-index-mark-start text:id="IMark468786044" text:key1="annotation"/>extensions<text:alphabetical-index-mark-end text:id="IMark468786044"/> on this component.</text:p>
      <text:p text:style-name="P5"><text:s text:c="5"/>* </text:p>
      <text:p text:style-name="P5"><text:s text:c="5"/>* @return Number of <text:alphabetical-index-mark-start text:id="IMark468786044" text:key1="annotation"/>extensions<text:alphabetical-index-mark-end text:id="IMark468786044"/></text:p>
      <text:p text:style-name="P5"><text:s text:c="5"/>*/</text:p>
      <text:p text:style-name="P5"><text:s text:c="4"/>int <text:alphabetical-index-mark-start text:id="IMark468786044" text:main-entry="true"/>getNumberOfExtensions<text:alphabetical-index-mark-end text:id="IMark468786044"/>();</text:p>
      <text:p text:style-name="P5"/>
      <text:p text:style-name="P5"><text:s text:c="4"/>/**</text:p>
      <text:p text:style-name="P5"><text:s text:c="5"/>* Accessor for the defined <text:alphabetical-index-mark-start text:id="IMark468786428" text:key1="annotation"/>extensions<text:alphabetical-index-mark-end text:id="IMark468786428"/> for this component</text:p>
      <text:p text:style-name="P5"><text:s text:c="5"/>* </text:p>
      <text:p text:style-name="P5"><text:s text:c="5"/>* @return The <text:alphabetical-index-mark-start text:id="IMark468786428" text:key1="annotation"/>extensions<text:alphabetical-index-mark-end text:id="IMark468786428"/></text:p>
      <text:p text:style-name="P5"><text:s text:c="5"/>*/</text:p>
      <text:p text:style-name="P5"><text:s text:c="4"/><text:alphabetical-index-mark-start text:id="IMark468786428" text:main-entry="true"/>ExtensionMetadata<text:alphabetical-index-mark-end text:id="IMark468786428"/>[] <text:alphabetical-index-mark-start text:id="IMark468786044" text:main-entry="true"/>getExtensions<text:alphabetical-index-mark-end text:id="IMark468786044"/>();</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468786428" text:main-entry="true"/>getParent<text:alphabetical-index-mark-end text:id="IMark468786428"/>();</text:p>
      <text:p text:style-name="P5">}</text:p>
      <text:p text:style-name="P5"/>
      <text:h text:style-name="P25" text:outline-level="3">JDO Metadata</text:h>
      <text:p text:style-name="P4"><text:alphabetical-index-mark-start text:id="IMark468786428" text:main-entry="true"/>JDOMetadata<text:alphabetical-index-mark-end text:id="IMark468786428"/>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468786044" text:main-entry="true"/>JDOMetadata<text:alphabetical-index-mark-end text:id="IMark468786044"/>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68786428" text:main-entry="true"/>JDOMetadata<text:alphabetical-index-mark-end text:id="IMark468786428"/> <text:alphabetical-index-mark-start text:id="IMark468786044" text:main-entry="true"/>setCatalog<text:alphabetical-index-mark-end text:id="IMark468786044"/>(String catalog);</text:p>
      <text:p text:style-name="P5"/>
      <text:p text:style-name="P5"><text:s text:c="4"/>/**</text:p>
      <text:p text:style-name="P5"><text:s text:c="5"/>* Accessor for the catalog (ORM) that all classes in this JDO Metadata</text:p>
      <text:p text:style-name="P5"><text:soft-page-break/><text:s text:c="5"/>* default to.</text:p>
      <text:p text:style-name="P5"><text:s text:c="5"/>* </text:p>
      <text:p text:style-name="P5"><text:s text:c="5"/>* @return The catalog</text:p>
      <text:p text:style-name="P5"><text:s text:c="5"/>*/</text:p>
      <text:p text:style-name="P5"><text:s text:c="4"/>String <text:alphabetical-index-mark-start text:id="IMark468786044" text:main-entry="true"/>getCatalog<text:alphabetical-index-mark-end text:id="IMark468786044"/>();</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468786044" text:main-entry="true"/>JDOMetadata<text:alphabetical-index-mark-end text:id="IMark468786044"/> <text:alphabetical-index-mark-start text:id="IMark468786428" text:main-entry="true"/>setSchema<text:alphabetical-index-mark-end text:id="IMark468786428"/>(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468786428" text:main-entry="true"/>getSchema<text:alphabetical-index-mark-end text:id="IMark468786428"/>();</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68786044" text:main-entry="true"/>PackageMetadata<text:alphabetical-index-mark-end text:id="IMark468786044"/>[] <text:alphabetical-index-mark-start text:id="IMark468786428" text:main-entry="true"/>getPackages<text:alphabetical-index-mark-end text:id="IMark468786428"/>();</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68786428" text:main-entry="true"/>PackageMetadata<text:alphabetical-index-mark-end text:id="IMark468786428"/></text:p>
      <text:p text:style-name="P5"><text:s text:c="5"/>*/</text:p>
      <text:p text:style-name="P5"><text:s text:c="4"/><text:alphabetical-index-mark-start text:id="IMark468786428" text:main-entry="true"/>PackageMetadata<text:alphabetical-index-mark-end text:id="IMark468786428"/> <text:alphabetical-index-mark-start text:id="IMark468786044" text:main-entry="true"/>newPackageMetadata<text:alphabetical-index-mark-end text:id="IMark468786044"/>(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68786044" text:main-entry="true"/>PackageMetadata<text:alphabetical-index-mark-end text:id="IMark468786044"/></text:p>
      <text:p text:style-name="P5"><text:soft-page-break/><text:s text:c="5"/>*/</text:p>
      <text:p text:style-name="P5"><text:s text:c="4"/><text:alphabetical-index-mark-start text:id="IMark468786044" text:main-entry="true"/>PackageMetadata<text:alphabetical-index-mark-end text:id="IMark468786044"/> <text:alphabetical-index-mark-start text:id="IMark468786428" text:main-entry="true"/>newPackageMetadata<text:alphabetical-index-mark-end text:id="IMark468786428"/>(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468786044" text:main-entry="true"/>getNumberOfPackages<text:alphabetical-index-mark-end text:id="IMark468786044"/>();</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68786428" text:main-entry="true"/>ClassMetadata<text:alphabetical-index-mark-end text:id="IMark468786428"/></text:p>
      <text:p text:style-name="P5"><text:s text:c="5"/>*/</text:p>
      <text:p text:style-name="P5"><text:s text:c="4"/><text:alphabetical-index-mark-start text:id="IMark468786428" text:main-entry="true"/>ClassMetadata<text:alphabetical-index-mark-end text:id="IMark468786428"/> <text:alphabetical-index-mark-start text:id="IMark468786044" text:main-entry="true"/>newClassMetadata<text:alphabetical-index-mark-end text:id="IMark468786044"/>(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68786428" text:main-entry="true"/>InterfaceMetadata<text:alphabetical-index-mark-end text:id="IMark468786428"/></text:p>
      <text:p text:style-name="P5"><text:s text:c="5"/>*/</text:p>
      <text:p text:style-name="P5"><text:s text:c="4"/><text:alphabetical-index-mark-start text:id="IMark468786428" text:main-entry="true"/>InterfaceMetadata<text:alphabetical-index-mark-end text:id="IMark468786428"/> <text:alphabetical-index-mark-start text:id="IMark468786044" text:main-entry="true"/>newInterfaceMetadata<text:alphabetical-index-mark-end text:id="IMark468786044"/>(Class cls);</text:p>
      <text:p text:style-name="P5"/>
      <text:p text:style-name="P5"><text:s text:c="4"/>/**</text:p>
      <text:p text:style-name="P5"><text:s text:c="5"/>* Accessor for any named <text:alphabetical-index-mark-start text:id="IMark468786428" text:key1="annotation"/>queries<text:alphabetical-index-mark-end text:id="IMark468786428"/> defined on the JDO Metadata.</text:p>
      <text:p text:style-name="P5"><text:s text:c="5"/>* </text:p>
      <text:p text:style-name="P5"><text:s text:c="5"/>* @return The <text:alphabetical-index-mark-start text:id="IMark468786428" text:key1="annotation"/>queries<text:alphabetical-index-mark-end text:id="IMark468786428"/></text:p>
      <text:p text:style-name="P5"><text:s text:c="5"/>*/</text:p>
      <text:p text:style-name="P5"><text:s text:c="4"/><text:alphabetical-index-mark-start text:id="IMark468786428" text:main-entry="true"/>QueryMetadata<text:alphabetical-index-mark-end text:id="IMark468786428"/>[] <text:alphabetical-index-mark-start text:id="IMark468786044" text:main-entry="true"/>getQueries<text:alphabetical-index-mark-end text:id="IMark468786044"/>();</text:p>
      <text:p text:style-name="P5"/>
      <text:p text:style-name="P5"><text:s text:c="4"/>/**</text:p>
      <text:p text:style-name="P5"><text:s text:c="5"/>* Add a new named <text:alphabetical-index-mark-start text:id="IMark468786428" text:key1="annotation"/>query<text:alphabetical-index-mark-end text:id="IMark468786428"/> to this JDO Metadata.</text:p>
      <text:p text:style-name="P5"><text:s text:c="5"/>* </text:p>
      <text:p text:style-name="P5"><text:s text:c="5"/>* @param name Name of the <text:alphabetical-index-mark-start text:id="IMark468786428" text:key1="annotation"/>query<text:alphabetical-index-mark-end text:id="IMark468786428"/></text:p>
      <text:p text:style-name="P5"><text:s text:c="5"/>* @return The <text:alphabetical-index-mark-start text:id="IMark468786044" text:main-entry="true"/>QueryMetadata<text:alphabetical-index-mark-end text:id="IMark468786044"/></text:p>
      <text:p text:style-name="P5"><text:s text:c="5"/>*/</text:p>
      <text:p text:style-name="P5"><text:s text:c="4"/><text:alphabetical-index-mark-start text:id="IMark468786044" text:main-entry="true"/>QueryMetadata<text:alphabetical-index-mark-end text:id="IMark468786044"/> <text:alphabetical-index-mark-start text:id="IMark468786428" text:main-entry="true"/>newQueryMetadata<text:alphabetical-index-mark-end text:id="IMark468786428"/>(String name);</text:p>
      <text:p text:style-name="P5"><text:soft-page-break/></text:p>
      <text:p text:style-name="P5"><text:s text:c="4"/>/**</text:p>
      <text:p text:style-name="P5"><text:s text:c="5"/>* Accessor for the number of named <text:alphabetical-index-mark-start text:id="IMark468786044" text:key1="annotation"/>queries<text:alphabetical-index-mark-end text:id="IMark468786044"/> defined in this JDO Metadata.</text:p>
      <text:p text:style-name="P5"><text:s text:c="5"/>* </text:p>
      <text:p text:style-name="P5"><text:s text:c="5"/>* @return The number of <text:alphabetical-index-mark-start text:id="IMark468786044" text:key1="annotation"/>queries<text:alphabetical-index-mark-end text:id="IMark468786044"/>.</text:p>
      <text:p text:style-name="P5"><text:s text:c="5"/>*/</text:p>
      <text:p text:style-name="P5"><text:s text:c="4"/>int <text:alphabetical-index-mark-start text:id="IMark468786044" text:main-entry="true"/>getNumberOfQueries<text:alphabetical-index-mark-end text:id="IMark468786044"/>();</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68786428" text:main-entry="true"/>FetchPlanMetadata<text:alphabetical-index-mark-end text:id="IMark468786428"/>[] <text:alphabetical-index-mark-start text:id="IMark468786044" text:main-entry="true"/>getFetchPlans<text:alphabetical-index-mark-end text:id="IMark468786044"/>();</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468786428" text:key1="annotation"/>query<text:alphabetical-index-mark-end text:id="IMark468786428"/></text:p>
      <text:p text:style-name="P5"><text:s text:c="5"/>* @return The <text:alphabetical-index-mark-start text:id="IMark468786044" text:main-entry="true"/>FetchPlanMetadata<text:alphabetical-index-mark-end text:id="IMark468786044"/></text:p>
      <text:p text:style-name="P5"><text:s text:c="5"/>*/</text:p>
      <text:p text:style-name="P5"><text:s text:c="4"/><text:alphabetical-index-mark-start text:id="IMark468786044" text:main-entry="true"/>FetchPlanMetadata<text:alphabetical-index-mark-end text:id="IMark468786044"/> <text:alphabetical-index-mark-start text:id="IMark468786428" text:main-entry="true"/>newFetchPlanMetadata<text:alphabetical-index-mark-end text:id="IMark468786428"/>(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468786044" text:main-entry="true"/>getNumberOfFetchPlans<text:alphabetical-index-mark-end text:id="IMark468786044"/>();</text:p>
      <text:p text:style-name="P5">}</text:p>
      <text:p text:style-name="P5"/>
      <text:h text:style-name="P25" text:outline-level="3">Package Metadata</text:h>
      <text:p text:style-name="P4"><text:alphabetical-index-mark-start text:id="IMark468786044" text:main-entry="true"/>PackageMetadata<text:alphabetical-index-mark-end text:id="IMark468786044"/> represents the collection of metadata that share the same package.</text:p>
      <text:p text:style-name="P5">/**</text:p>
      <text:p text:style-name="P5"><text:s/>* Represents a package within a <text:alphabetical-index-mark-start text:id="IMark468786044" text:main-entry="true"/>JDOMetadata<text:alphabetical-index-mark-end text:id="IMark468786044"/>.</text:p>
      <text:p text:style-name="P5"><text:s/>* @since 2.3</text:p>
      <text:p text:style-name="P5"><text:s/>*/</text:p>
      <text:p text:style-name="P5">public interface <text:alphabetical-index-mark-start text:id="IMark468786428" text:main-entry="true"/>PackageMetadata<text:alphabetical-index-mark-end text:id="IMark468786428"/> extends Metadata {</text:p>
      <text:p text:style-name="P5"><text:s text:c="4"/>/**</text:p>
      <text:p text:style-name="P5"><text:s text:c="5"/>* Accessor for the name of this package (set on construction).</text:p>
      <text:p text:style-name="P5"><text:s text:c="5"/>* </text:p>
      <text:p text:style-name="P5"><text:soft-page-break/><text:s text:c="5"/>* @return The name</text:p>
      <text:p text:style-name="P5"><text:s text:c="5"/>*/</text:p>
      <text:p text:style-name="P5"><text:s text:c="4"/>String <text:alphabetical-index-mark-start text:id="IMark468786428" text:main-entry="true"/>getName<text:alphabetical-index-mark-end text:id="IMark468786428"/>();</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468786044" text:main-entry="true"/>PackageMetadata<text:alphabetical-index-mark-end text:id="IMark468786044"/> <text:alphabetical-index-mark-start text:id="IMark468786428" text:main-entry="true"/>setCatalog<text:alphabetical-index-mark-end text:id="IMark468786428"/>(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468786428" text:main-entry="true"/>getCatalog<text:alphabetical-index-mark-end text:id="IMark468786428"/>();</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68786044" text:main-entry="true"/>PackageMetadata<text:alphabetical-index-mark-end text:id="IMark468786044"/> <text:alphabetical-index-mark-start text:id="IMark468786428" text:main-entry="true"/>setSchema<text:alphabetical-index-mark-end text:id="IMark468786428"/>(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68786044" text:main-entry="true"/>getSchema<text:alphabetical-index-mark-end text:id="IMark468786044"/>();</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68786428" text:main-entry="true"/>ClassMetadata<text:alphabetical-index-mark-end text:id="IMark468786428"/>[] <text:alphabetical-index-mark-start text:id="IMark468786044" text:main-entry="true"/>getClasses<text:alphabetical-index-mark-end text:id="IMark468786044"/>();</text:p>
      <text:p text:style-name="P5"><text:soft-page-break/></text:p>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68786044" text:main-entry="true"/>ClassMetadata<text:alphabetical-index-mark-end text:id="IMark468786044"/></text:p>
      <text:p text:style-name="P5"><text:s text:c="5"/>*/</text:p>
      <text:p text:style-name="P5"><text:s text:c="4"/><text:alphabetical-index-mark-start text:id="IMark468786044" text:main-entry="true"/>ClassMetadata<text:alphabetical-index-mark-end text:id="IMark468786044"/> <text:alphabetical-index-mark-start text:id="IMark468786428" text:main-entry="true"/>newClassMetadata<text:alphabetical-index-mark-end text:id="IMark468786428"/>(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68786428" text:main-entry="true"/>ClassMetadata<text:alphabetical-index-mark-end text:id="IMark468786428"/></text:p>
      <text:p text:style-name="P5"><text:s text:c="5"/>*/</text:p>
      <text:p text:style-name="P5"><text:s text:c="4"/><text:alphabetical-index-mark-start text:id="IMark468786428" text:main-entry="true"/>ClassMetadata<text:alphabetical-index-mark-end text:id="IMark468786428"/> <text:alphabetical-index-mark-start text:id="IMark468786044" text:main-entry="true"/>newClassMetadata<text:alphabetical-index-mark-end text:id="IMark468786044"/>(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68786428" text:main-entry="true"/>getNumberOfClasses<text:alphabetical-index-mark-end text:id="IMark468786428"/>();</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468786044" text:main-entry="true"/>InterfaceMetadata<text:alphabetical-index-mark-end text:id="IMark468786044"/>[] <text:alphabetical-index-mark-start text:id="IMark468786428" text:main-entry="true"/>getInterfaces<text:alphabetical-index-mark-end text:id="IMark468786428"/>();</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68786428" text:main-entry="true"/>InterfaceMetadata<text:alphabetical-index-mark-end text:id="IMark468786428"/></text:p>
      <text:p text:style-name="P5"><text:s text:c="5"/>*/</text:p>
      <text:p text:style-name="P5"><text:s text:c="4"/><text:alphabetical-index-mark-start text:id="IMark468786428" text:main-entry="true"/>InterfaceMetadata<text:alphabetical-index-mark-end text:id="IMark468786428"/> <text:alphabetical-index-mark-start text:id="IMark468786044" text:main-entry="true"/>newInterfaceMetadata<text:alphabetical-index-mark-end text:id="IMark468786044"/>(String name);</text:p>
      <text:p text:style-name="P5"/>
      <text:p text:style-name="P5"><text:s text:c="4"/>/**</text:p>
      <text:p text:style-name="P5"><text:s text:c="5"/>* Add a new interface to this package.</text:p>
      <text:p text:style-name="P5"><text:s text:c="5"/>* </text:p>
      <text:p text:style-name="P5"><text:soft-page-break/><text:s text:c="5"/>* @param cls The class</text:p>
      <text:p text:style-name="P5"><text:s text:c="5"/>* @return The <text:alphabetical-index-mark-start text:id="IMark468786044" text:main-entry="true"/>ClassMetadata<text:alphabetical-index-mark-end text:id="IMark468786044"/></text:p>
      <text:p text:style-name="P5"><text:s text:c="5"/>*/</text:p>
      <text:p text:style-name="P5"><text:s text:c="4"/><text:alphabetical-index-mark-start text:id="IMark468786044" text:main-entry="true"/>InterfaceMetadata<text:alphabetical-index-mark-end text:id="IMark468786044"/> <text:alphabetical-index-mark-start text:id="IMark468786428" text:main-entry="true"/>newInterfaceMetadata<text:alphabetical-index-mark-end text:id="IMark468786428"/>(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468786044" text:main-entry="true"/>getNumberOfInterfaces<text:alphabetical-index-mark-end text:id="IMark468786044"/>();</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468786428" text:main-entry="true"/>SequenceMetadata<text:alphabetical-index-mark-end text:id="IMark468786428"/>[] <text:alphabetical-index-mark-start text:id="IMark468786044" text:main-entry="true"/>getSequences<text:alphabetical-index-mark-end text:id="IMark468786044"/>();</text:p>
      <text:p text:style-name="P5"/>
      <text:p text:style-name="P5"><text:s text:c="4"/>/**</text:p>
      <text:p text:style-name="P5"><text:s text:c="5"/>* Add a new <text:alphabetical-index-mark-start text:id="IMark468786428" text:key1="annotation"/>sequence<text:alphabetical-index-mark-end text:id="IMark468786428"/> to this package.</text:p>
      <text:p text:style-name="P5"><text:s text:c="5"/>* </text:p>
      <text:p text:style-name="P5"><text:s text:c="5"/>* @param name Name of the <text:alphabetical-index-mark-start text:id="IMark468786428" text:key1="annotation"/>sequence<text:alphabetical-index-mark-end text:id="IMark468786428"/></text:p>
      <text:p text:style-name="P5"><text:s text:c="5"/>* @param strategy Strategy for the <text:alphabetical-index-mark-start text:id="IMark468786044" text:key1="annotation"/>sequence<text:alphabetical-index-mark-end text:id="IMark468786044"/></text:p>
      <text:p text:style-name="P5"><text:s text:c="5"/>* @return The <text:alphabetical-index-mark-start text:id="IMark468786428" text:main-entry="true"/>SequenceMetadata<text:alphabetical-index-mark-end text:id="IMark468786428"/></text:p>
      <text:p text:style-name="P5"><text:s text:c="5"/>*/</text:p>
      <text:p text:style-name="P5"><text:s text:c="4"/><text:alphabetical-index-mark-start text:id="IMark468786428" text:main-entry="true"/>SequenceMetadata<text:alphabetical-index-mark-end text:id="IMark468786428"/> <text:alphabetical-index-mark-start text:id="IMark468786044" text:main-entry="true"/>newSequenceMetadata<text:alphabetical-index-mark-end text:id="IMark468786044"/>(String name,</text:p>
      <text:p text:style-name="P5"><text:s text:c="12"/><text:alphabetical-index-mark-start text:id="IMark468786428" text:key1="enum"/>SequenceStrategy<text:alphabetical-index-mark-end text:id="IMark468786428"/>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68785564" text:main-entry="true"/>getNumberOfSequences<text:alphabetical-index-mark-end text:id="IMark468785564"/>();</text:p>
      <text:p text:style-name="P5">}</text:p>
      <text:p text:style-name="P5"/>
      <text:h text:style-name="P25" text:outline-level="3">Component Metadata</text:h>
      <text:p text:style-name="P4"><text:alphabetical-index-mark-start text:id="IMark468785564" text:main-entry="true"/>ComponentMetadata<text:alphabetical-index-mark-end text:id="IMark468785564"/> represents the metadata for classes and interfaces.</text:p>
      <text:p text:style-name="P5">/**</text:p>
      <text:p text:style-name="P5"><text:s/>* Represents a class or interface. Extended for the specifics of those cases.</text:p>
      <text:p text:style-name="P5"><text:soft-page-break/><text:s/>* @since 2.3</text:p>
      <text:p text:style-name="P5"><text:s/>*/</text:p>
      <text:p text:style-name="P5">public interface <text:alphabetical-index-mark-start text:id="IMark468809364" text:main-entry="true"/>ComponentMetadata<text:alphabetical-index-mark-end text:id="IMark468809364"/>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468809364" text:main-entry="true"/>getName<text:alphabetical-index-mark-end text:id="IMark468809364"/>();</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68785564" text:main-entry="true"/>ComponentMetadata<text:alphabetical-index-mark-end text:id="IMark468785564"/> <text:alphabetical-index-mark-start text:id="IMark468809364" text:main-entry="true"/>setIdentityType<text:alphabetical-index-mark-end text:id="IMark468809364"/>(<text:alphabetical-index-mark-start text:id="IMark56333576" text:key1="annotation"/>IdentityType<text:alphabetical-index-mark-end text:id="IMark56333576"/>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68809364" text:key1="annotation"/>IdentityType<text:alphabetical-index-mark-end text:id="IMark468809364"/> <text:alphabetical-index-mark-start text:id="IMark56333576" text:main-entry="true"/>getIdentityType<text:alphabetical-index-mark-end text:id="IMark56333576"/>();</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468809364" text:main-entry="true"/>ComponentMetadata<text:alphabetical-index-mark-end text:id="IMark468809364"/> <text:alphabetical-index-mark-start text:id="IMark56333576" text:main-entry="true"/>setObjectIdClass<text:alphabetical-index-mark-end text:id="IMark56333576"/>(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68809364" text:main-entry="true"/>getObjectIdClass<text:alphabetical-index-mark-end text:id="IMark468809364"/>();</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oft-page-break/><text:s text:c="5"/>*/</text:p>
      <text:p text:style-name="P5"><text:s text:c="4"/><text:alphabetical-index-mark-start text:id="IMark56333576" text:main-entry="true"/>ComponentMetadata<text:alphabetical-index-mark-end text:id="IMark56333576"/> <text:alphabetical-index-mark-start text:id="IMark468809364" text:main-entry="true"/>setRequiresExtent<text:alphabetical-index-mark-end text:id="IMark468809364"/>(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56333576" text:main-entry="true"/>getRequiresExtent<text:alphabetical-index-mark-end text:id="IMark56333576"/>();</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68809364" text:main-entry="true"/>ComponentMetadata<text:alphabetical-index-mark-end text:id="IMark468809364"/> <text:alphabetical-index-mark-start text:id="IMark56333576" text:main-entry="true"/>setDetachable<text:alphabetical-index-mark-end text:id="IMark56333576"/>(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68809364" text:main-entry="true"/>getDetachable<text:alphabetical-index-mark-end text:id="IMark468809364"/>();</text:p>
      <text:p text:style-name="P5"/>
      <text:p text:style-name="P5"><text:s text:c="4"/>/**</text:p>
      <text:p text:style-name="P5"><text:s text:c="5"/>* Method to set whether this is <text:alphabetical-index-mark-start text:id="IMark56333576" text:key1="annotation"/>cacheable<text:alphabetical-index-mark-end text:id="IMark56333576"/></text:p>
      <text:p text:style-name="P5"><text:s text:c="5"/>* </text:p>
      <text:p text:style-name="P5"><text:s text:c="5"/>* @param <text:alphabetical-index-mark-start text:id="IMark56333576" text:key1="annotation"/>cacheable<text:alphabetical-index-mark-end text:id="IMark56333576"/> <text:alphabetical-index-mark-start text:id="IMark468809364" text:key1="annotation"/>Cacheable<text:alphabetical-index-mark-end text:id="IMark468809364"/>?</text:p>
      <text:p text:style-name="P5"><text:s text:c="5"/>*/</text:p>
      <text:p text:style-name="P5"><text:s text:c="4"/><text:alphabetical-index-mark-start text:id="IMark468809364" text:main-entry="true"/>ComponentMetadata<text:alphabetical-index-mark-end text:id="IMark468809364"/> <text:alphabetical-index-mark-start text:id="IMark56333576" text:main-entry="true"/>setCacheable<text:alphabetical-index-mark-end text:id="IMark56333576"/>(boolean <text:alphabetical-index-mark-start text:id="IMark468785564" text:key1="annotation"/>cacheable<text:alphabetical-index-mark-end text:id="IMark468785564"/>);</text:p>
      <text:p text:style-name="P5"/>
      <text:p text:style-name="P5"><text:s text:c="4"/>/**</text:p>
      <text:p text:style-name="P5"><text:s text:c="5"/>* Accessor for whether this is <text:alphabetical-index-mark-start text:id="IMark56333576" text:key1="annotation"/>cacheable<text:alphabetical-index-mark-end text:id="IMark56333576"/>.</text:p>
      <text:p text:style-name="P5"><text:s text:c="5"/>* </text:p>
      <text:p text:style-name="P5"><text:s text:c="5"/>* @return <text:alphabetical-index-mark-start text:id="IMark56333576" text:key1="annotation"/>Cacheable<text:alphabetical-index-mark-end text:id="IMark56333576"/>?</text:p>
      <text:p text:style-name="P5"><text:s text:c="5"/>*/</text:p>
      <text:p text:style-name="P5"><text:s text:c="4"/>boolean <text:alphabetical-index-mark-start text:id="IMark56333576" text:main-entry="true"/>getCacheable<text:alphabetical-index-mark-end text:id="IMark56333576"/>();</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oft-page-break/><text:s text:c="5"/>*/</text:p>
      <text:p text:style-name="P5"><text:s text:c="4"/><text:alphabetical-index-mark-start text:id="IMark468785564" text:main-entry="true"/>ComponentMetadata<text:alphabetical-index-mark-end text:id="IMark468785564"/> <text:alphabetical-index-mark-start text:id="IMark56333576" text:main-entry="true"/>setSerializeRead<text:alphabetical-index-mark-end text:id="IMark56333576"/>(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468785564" text:main-entry="true"/>getSerializeRead<text:alphabetical-index-mark-end text:id="IMark468785564"/>();</text:p>
      <text:p text:style-name="P5"/>
      <text:p text:style-name="P5"><text:s text:c="4"/>/**</text:p>
      <text:p text:style-name="P5"><text:s text:c="5"/>* Method to set whether it is stored only as <text:alphabetical-index-mark-start text:id="IMark56333576" text:key1="annotation"/>embedded<text:alphabetical-index-mark-end text:id="IMark56333576"/> in other objects.</text:p>
      <text:p text:style-name="P5"><text:s text:c="5"/>* </text:p>
      <text:p text:style-name="P5"><text:s text:c="5"/>* @param <text:alphabetical-index-mark-start text:id="IMark56333576" text:key1="annotation"/>embedded<text:alphabetical-index-mark-end text:id="IMark56333576"/> Whether it is only stored <text:alphabetical-index-mark-start text:id="IMark468785564" text:key1="annotation"/>embedded<text:alphabetical-index-mark-end text:id="IMark468785564"/></text:p>
      <text:p text:style-name="P5"><text:s text:c="5"/>*/</text:p>
      <text:p text:style-name="P5"><text:s text:c="4"/><text:alphabetical-index-mark-start text:id="IMark468785564" text:main-entry="true"/>ComponentMetadata<text:alphabetical-index-mark-end text:id="IMark468785564"/> <text:alphabetical-index-mark-start text:id="IMark56333576" text:main-entry="true"/>setEmbeddedOnly<text:alphabetical-index-mark-end text:id="IMark56333576"/>(boolean <text:alphabetical-index-mark-start text:id="IMark468809364" text:key1="annotation"/>embedded<text:alphabetical-index-mark-end text:id="IMark468809364"/>);</text:p>
      <text:p text:style-name="P5"/>
      <text:p text:style-name="P5"><text:s text:c="4"/>/**</text:p>
      <text:p text:style-name="P5"><text:s text:c="5"/>* Accessor for whether this is <text:alphabetical-index-mark-start text:id="IMark56333576" text:key1="annotation"/>embedded<text:alphabetical-index-mark-end text:id="IMark56333576"/> only.</text:p>
      <text:p text:style-name="P5"><text:s text:c="5"/>* </text:p>
      <text:p text:style-name="P5"><text:s text:c="5"/>* @return Only stored as <text:alphabetical-index-mark-start text:id="IMark56333576" text:key1="annotation"/>embedded<text:alphabetical-index-mark-end text:id="IMark56333576"/></text:p>
      <text:p text:style-name="P5"><text:s text:c="5"/>*/</text:p>
      <text:p text:style-name="P5"><text:s text:c="4"/>Boolean <text:alphabetical-index-mark-start text:id="IMark56333576" text:main-entry="true"/>getEmbeddedOnly<text:alphabetical-index-mark-end text:id="IMark56333576"/>();</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468809364" text:main-entry="true"/>ComponentMetadata<text:alphabetical-index-mark-end text:id="IMark468809364"/> <text:alphabetical-index-mark-start text:id="IMark56333576" text:main-entry="true"/>setCatalog<text:alphabetical-index-mark-end text:id="IMark56333576"/>(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68809364" text:main-entry="true"/>getCatalog<text:alphabetical-index-mark-end text:id="IMark468809364"/>();</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oft-page-break/><text:s text:c="5"/>*/</text:p>
      <text:p text:style-name="P5"><text:s text:c="4"/><text:alphabetical-index-mark-start text:id="IMark56333576" text:main-entry="true"/>ComponentMetadata<text:alphabetical-index-mark-end text:id="IMark56333576"/> <text:alphabetical-index-mark-start text:id="IMark468809364" text:main-entry="true"/>setSchema<text:alphabetical-index-mark-end text:id="IMark468809364"/>(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56333576" text:main-entry="true"/>getSchema<text:alphabetical-index-mark-end text:id="IMark56333576"/>();</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68809364" text:main-entry="true"/>ComponentMetadata<text:alphabetical-index-mark-end text:id="IMark468809364"/> <text:alphabetical-index-mark-start text:id="IMark56333576" text:main-entry="true"/>setTable<text:alphabetical-index-mark-end text:id="IMark56333576"/>(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68809364" text:main-entry="true"/>getTable<text:alphabetical-index-mark-end text:id="IMark468809364"/>();</text:p>
      <text:p text:style-name="P5"/>
      <text:p text:style-name="P5"><text:s text:c="4"/>/**</text:p>
      <text:p text:style-name="P5"><text:s text:c="5"/>* Method to define the <text:alphabetical-index-mark-start text:id="IMark56333576" text:key1="annotation"/>inheritance<text:alphabetical-index-mark-end text:id="IMark56333576"/> metadata.</text:p>
      <text:p text:style-name="P5"><text:s text:c="5"/>* </text:p>
      <text:p text:style-name="P5"><text:s text:c="5"/>* @return The <text:alphabetical-index-mark-start text:id="IMark56333576" text:main-entry="true"/>InheritanceMetadata<text:alphabetical-index-mark-end text:id="IMark56333576"/></text:p>
      <text:p text:style-name="P5"><text:s text:c="5"/>*/</text:p>
      <text:p text:style-name="P5"><text:s text:c="4"/><text:alphabetical-index-mark-start text:id="IMark56333576" text:main-entry="true"/>InheritanceMetadata<text:alphabetical-index-mark-end text:id="IMark56333576"/> <text:alphabetical-index-mark-start text:id="IMark468809364" text:main-entry="true"/>newInheritanceMetadata<text:alphabetical-index-mark-end text:id="IMark468809364"/>();</text:p>
      <text:p text:style-name="P5"/>
      <text:p text:style-name="P5"><text:s text:c="4"/>/**</text:p>
      <text:p text:style-name="P5"><text:s text:c="5"/>* Accessor for the <text:alphabetical-index-mark-start text:id="IMark56333576" text:key1="annotation"/>inheritance<text:alphabetical-index-mark-end text:id="IMark56333576"/> (if any).</text:p>
      <text:p text:style-name="P5"><text:s text:c="5"/>* </text:p>
      <text:p text:style-name="P5"><text:s text:c="5"/>* @return <text:alphabetical-index-mark-start text:id="IMark56333576" text:key1="annotation"/>inheritance<text:alphabetical-index-mark-end text:id="IMark56333576"/></text:p>
      <text:p text:style-name="P5"><text:s text:c="5"/>*/</text:p>
      <text:p text:style-name="P5"><text:s text:c="4"/><text:alphabetical-index-mark-start text:id="IMark56333576" text:main-entry="true"/>InheritanceMetadata<text:alphabetical-index-mark-end text:id="IMark56333576"/> <text:alphabetical-index-mark-start text:id="IMark468809364" text:main-entry="true"/>getInheritanceMetadata<text:alphabetical-index-mark-end text:id="IMark468809364"/>();</text:p>
      <text:p text:style-name="P5"/>
      <text:p text:style-name="P5"><text:s text:c="4"/>/**</text:p>
      <text:p text:style-name="P5"><text:s text:c="5"/>* Method to define the <text:alphabetical-index-mark-start text:id="IMark56333576" text:key1="annotation"/>version<text:alphabetical-index-mark-end text:id="IMark56333576"/> metadata.</text:p>
      <text:p text:style-name="P5"><text:s text:c="5"/>* </text:p>
      <text:p text:style-name="P5"><text:s text:c="5"/>* @return The <text:alphabetical-index-mark-start text:id="IMark56333576" text:main-entry="true"/>VersionMetadata<text:alphabetical-index-mark-end text:id="IMark56333576"/></text:p>
      <text:p text:style-name="P5"><text:soft-page-break/><text:s text:c="5"/>*/</text:p>
      <text:p text:style-name="P5"><text:s text:c="4"/><text:alphabetical-index-mark-start text:id="IMark56333576" text:main-entry="true"/>VersionMetadata<text:alphabetical-index-mark-end text:id="IMark56333576"/> <text:alphabetical-index-mark-start text:id="IMark468809364" text:main-entry="true"/>newVersionMetadata<text:alphabetical-index-mark-end text:id="IMark468809364"/>();</text:p>
      <text:p text:style-name="P5"/>
      <text:p text:style-name="P5"><text:s text:c="4"/>/**</text:p>
      <text:p text:style-name="P5"><text:s text:c="5"/>* Accessor for the <text:alphabetical-index-mark-start text:id="IMark56333576" text:key1="annotation"/>version<text:alphabetical-index-mark-end text:id="IMark56333576"/> (if any).</text:p>
      <text:p text:style-name="P5"><text:s text:c="5"/>* </text:p>
      <text:p text:style-name="P5"><text:s text:c="5"/>* @return <text:alphabetical-index-mark-start text:id="IMark56333576" text:key1="annotation"/>version<text:alphabetical-index-mark-end text:id="IMark56333576"/></text:p>
      <text:p text:style-name="P5"><text:s text:c="5"/>*/</text:p>
      <text:p text:style-name="P5"><text:s text:c="4"/><text:alphabetical-index-mark-start text:id="IMark56333576" text:main-entry="true"/>VersionMetadata<text:alphabetical-index-mark-end text:id="IMark56333576"/>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68809364" text:main-entry="true"/>DatastoreIdentityMetadata<text:alphabetical-index-mark-end text:id="IMark468809364"/></text:p>
      <text:p text:style-name="P5"><text:s text:c="5"/>*/</text:p>
      <text:p text:style-name="P5"><text:s text:c="4"/><text:alphabetical-index-mark-start text:id="IMark468809364" text:main-entry="true"/>DatastoreIdentityMetadata<text:alphabetical-index-mark-end text:id="IMark468809364"/> <text:alphabetical-index-mark-start text:id="IMark56333576" text:main-entry="true"/>newDatastoreIdentityMetadata<text:alphabetical-index-mark-end text:id="IMark56333576"/>();</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68809364" text:main-entry="true"/>DatastoreIdentityMetadata<text:alphabetical-index-mark-end text:id="IMark468809364"/> <text:alphabetical-index-mark-start text:id="IMark56333576" text:main-entry="true"/>getDatastoreIdentityMetadata<text:alphabetical-index-mark-end text:id="IMark56333576"/>();</text:p>
      <text:p text:style-name="P5"/>
      <text:p text:style-name="P5"><text:s text:c="4"/>/**</text:p>
      <text:p text:style-name="P5"><text:s text:c="5"/>* Method to define the primary <text:alphabetical-index-mark-start text:id="IMark468809364" text:key1="annotation"/>key<text:alphabetical-index-mark-end text:id="IMark468809364"/> details.</text:p>
      <text:p text:style-name="P5"><text:s text:c="5"/>* </text:p>
      <text:p text:style-name="P5"><text:s text:c="5"/>* @return The <text:alphabetical-index-mark-start text:id="IMark468809364" text:main-entry="true"/>PrimaryKeyMetadata<text:alphabetical-index-mark-end text:id="IMark468809364"/></text:p>
      <text:p text:style-name="P5"><text:s text:c="5"/>*/</text:p>
      <text:p text:style-name="P5"><text:s text:c="4"/><text:alphabetical-index-mark-start text:id="IMark468809364" text:main-entry="true"/>PrimaryKeyMetadata<text:alphabetical-index-mark-end text:id="IMark468809364"/> <text:alphabetical-index-mark-start text:id="IMark56333576" text:main-entry="true"/>newPrimaryKeyMetadata<text:alphabetical-index-mark-end text:id="IMark56333576"/>();</text:p>
      <text:p text:style-name="P5"/>
      <text:p text:style-name="P5"><text:s text:c="4"/>/**</text:p>
      <text:p text:style-name="P5"><text:s text:c="5"/>* Accessor for the primary <text:alphabetical-index-mark-start text:id="IMark468809364" text:key1="annotation"/>key<text:alphabetical-index-mark-end text:id="IMark468809364"/> (if any).</text:p>
      <text:p text:style-name="P5"><text:s text:c="5"/>* </text:p>
      <text:p text:style-name="P5"><text:s text:c="5"/>* @return primary <text:alphabetical-index-mark-start text:id="IMark468809364" text:key1="annotation"/>key<text:alphabetical-index-mark-end text:id="IMark468809364"/> details</text:p>
      <text:p text:style-name="P5"><text:s text:c="5"/>*/</text:p>
      <text:p text:style-name="P5"><text:s text:c="4"/><text:alphabetical-index-mark-start text:id="IMark468809364" text:main-entry="true"/>PrimaryKeyMetadata<text:alphabetical-index-mark-end text:id="IMark468809364"/> <text:alphabetical-index-mark-start text:id="IMark56333576" text:main-entry="true"/>getPrimaryKeyMetadata<text:alphabetical-index-mark-end text:id="IMark56333576"/>();</text:p>
      <text:p text:style-name="P5"/>
      <text:p text:style-name="P5"><text:s text:c="4"/>/**</text:p>
      <text:p text:style-name="P5"><text:s text:c="5"/>* Accessor for all <text:alphabetical-index-mark-start text:id="IMark468809364" text:key1="annotation"/>joins<text:alphabetical-index-mark-end text:id="IMark468809364"/>(s) defined on the component.</text:p>
      <text:p text:style-name="P5"><text:s text:c="5"/>* </text:p>
      <text:p text:style-name="P5"><text:s text:c="5"/>* @return The <text:alphabetical-index-mark-start text:id="IMark468809364" text:key1="annotation"/>join<text:alphabetical-index-mark-end text:id="IMark468809364"/>(s)</text:p>
      <text:p text:style-name="P5"><text:soft-page-break/><text:s text:c="5"/>*/</text:p>
      <text:p text:style-name="P5"><text:s text:c="4"/><text:alphabetical-index-mark-start text:id="IMark468809364" text:main-entry="true"/>JoinMetadata<text:alphabetical-index-mark-end text:id="IMark468809364"/>[] <text:alphabetical-index-mark-start text:id="IMark56333576" text:main-entry="true"/>getJoins<text:alphabetical-index-mark-end text:id="IMark56333576"/>();</text:p>
      <text:p text:style-name="P5"/>
      <text:p text:style-name="P5"><text:s text:c="4"/>/**</text:p>
      <text:p text:style-name="P5"><text:s text:c="5"/>* Add a <text:alphabetical-index-mark-start text:id="IMark468809364" text:key1="annotation"/>join<text:alphabetical-index-mark-end text:id="IMark468809364"/> for this component.</text:p>
      <text:p text:style-name="P5"><text:s text:c="5"/>* </text:p>
      <text:p text:style-name="P5"><text:s text:c="5"/>* @return The <text:alphabetical-index-mark-start text:id="IMark468809364" text:main-entry="true"/>JoinMetadata<text:alphabetical-index-mark-end text:id="IMark468809364"/></text:p>
      <text:p text:style-name="P5"><text:s text:c="5"/>*/</text:p>
      <text:p text:style-name="P5"><text:s text:c="4"/><text:alphabetical-index-mark-start text:id="IMark468809364" text:main-entry="true"/>JoinMetadata<text:alphabetical-index-mark-end text:id="IMark468809364"/> newJoinMetadata();</text:p>
      <text:p text:style-name="P5"/>
      <text:p text:style-name="P5"><text:s text:c="4"/>/**</text:p>
      <text:p text:style-name="P5"><text:s text:c="5"/>* Accessor for the number of <text:alphabetical-index-mark-start text:id="IMark56333576" text:key1="annotation"/>join<text:alphabetical-index-mark-end text:id="IMark56333576"/>(s) defined for this component.</text:p>
      <text:p text:style-name="P5"><text:s text:c="5"/>* </text:p>
      <text:p text:style-name="P5"><text:s text:c="5"/>* @return The number of <text:alphabetical-index-mark-start text:id="IMark56333576" text:key1="annotation"/>join<text:alphabetical-index-mark-end text:id="IMark56333576"/>(s)</text:p>
      <text:p text:style-name="P5"><text:s text:c="5"/>*/</text:p>
      <text:p text:style-name="P5"><text:s text:c="4"/>int <text:alphabetical-index-mark-start text:id="IMark56333576" text:main-entry="true"/>getNumberOfJoins<text:alphabetical-index-mark-end text:id="IMark56333576"/>();</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68809364" text:main-entry="true"/>ForeignKeyMetadata<text:alphabetical-index-mark-end text:id="IMark468809364"/>[] <text:alphabetical-index-mark-start text:id="IMark56333576" text:main-entry="true"/>getForeignKeys<text:alphabetical-index-mark-end text:id="IMark56333576"/>();</text:p>
      <text:p text:style-name="P5"/>
      <text:p text:style-name="P5"><text:s text:c="4"/>/**</text:p>
      <text:p text:style-name="P5"><text:s text:c="5"/>* Add a new FK for this component.</text:p>
      <text:p text:style-name="P5"><text:s text:c="5"/>* </text:p>
      <text:p text:style-name="P5"><text:s text:c="5"/>* @return The <text:alphabetical-index-mark-start text:id="IMark468809364" text:main-entry="true"/>ForeignKeyMetadata<text:alphabetical-index-mark-end text:id="IMark468809364"/></text:p>
      <text:p text:style-name="P5"><text:s text:c="5"/>*/</text:p>
      <text:p text:style-name="P5"><text:s text:c="4"/><text:alphabetical-index-mark-start text:id="IMark468809364" text:main-entry="true"/>ForeignKeyMetadata<text:alphabetical-index-mark-end text:id="IMark468809364"/> <text:alphabetical-index-mark-start text:id="IMark56333576" text:main-entry="true"/>newForeignKeyMetadata<text:alphabetical-index-mark-end text:id="IMark56333576"/>();</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68809364" text:main-entry="true"/>getNumberOfForeignKeys<text:alphabetical-index-mark-end text:id="IMark468809364"/>();</text:p>
      <text:p text:style-name="P5"/>
      <text:p text:style-name="P5"><text:s text:c="4"/>/**</text:p>
      <text:p text:style-name="P5"><text:s text:c="5"/>* Accessor for all <text:alphabetical-index-mark-start text:id="IMark56333576" text:key1="annotation"/>index<text:alphabetical-index-mark-end text:id="IMark56333576"/>(s) defined on the component.</text:p>
      <text:p text:style-name="P5"><text:s text:c="5"/>* </text:p>
      <text:p text:style-name="P5"><text:s text:c="5"/>* @return The <text:alphabetical-index-mark-start text:id="IMark56333576" text:key1="annotation"/>index<text:alphabetical-index-mark-end text:id="IMark56333576"/>(s)</text:p>
      <text:p text:style-name="P5"><text:soft-page-break/><text:s text:c="5"/>*/</text:p>
      <text:p text:style-name="P5"><text:s text:c="4"/><text:alphabetical-index-mark-start text:id="IMark56333576" text:main-entry="true"/>IndexMetadata<text:alphabetical-index-mark-end text:id="IMark56333576"/>[] <text:alphabetical-index-mark-start text:id="IMark468809364" text:main-entry="true"/>getIndices<text:alphabetical-index-mark-end text:id="IMark468809364"/>();</text:p>
      <text:p text:style-name="P5"/>
      <text:p text:style-name="P5"><text:s text:c="4"/>/**</text:p>
      <text:p text:style-name="P5"><text:s text:c="5"/>* Add a new <text:alphabetical-index-mark-start text:id="IMark56333576" text:key1="annotation"/>index<text:alphabetical-index-mark-end text:id="IMark56333576"/> for this component.</text:p>
      <text:p text:style-name="P5"><text:s text:c="5"/>* </text:p>
      <text:p text:style-name="P5"><text:s text:c="5"/>* @return The <text:alphabetical-index-mark-start text:id="IMark56333576" text:main-entry="true"/>IndexMetadata<text:alphabetical-index-mark-end text:id="IMark56333576"/></text:p>
      <text:p text:style-name="P5"><text:s text:c="5"/>*/</text:p>
      <text:p text:style-name="P5"><text:s text:c="4"/><text:alphabetical-index-mark-start text:id="IMark56333576" text:main-entry="true"/>IndexMetadata<text:alphabetical-index-mark-end text:id="IMark56333576"/> <text:alphabetical-index-mark-start text:id="IMark468809364" text:main-entry="true"/>newIndexMetadata<text:alphabetical-index-mark-end text:id="IMark468809364"/>();</text:p>
      <text:p text:style-name="P5"/>
      <text:p text:style-name="P5"><text:s text:c="4"/>/**</text:p>
      <text:p text:style-name="P5"><text:s text:c="5"/>* Accessor for the number of <text:alphabetical-index-mark-start text:id="IMark56333576" text:key1="annotation"/>indices<text:alphabetical-index-mark-end text:id="IMark56333576"/> defined for this component.</text:p>
      <text:p text:style-name="P5"><text:s text:c="5"/>* </text:p>
      <text:p text:style-name="P5"><text:s text:c="5"/>* @return The number of <text:alphabetical-index-mark-start text:id="IMark56333576" text:key1="annotation"/>indices<text:alphabetical-index-mark-end text:id="IMark56333576"/></text:p>
      <text:p text:style-name="P5"><text:s text:c="5"/>*/</text:p>
      <text:p text:style-name="P5"><text:s text:c="4"/>int <text:alphabetical-index-mark-start text:id="IMark56333576" text:main-entry="true"/>getNumberOfIndices<text:alphabetical-index-mark-end text:id="IMark56333576"/>();</text:p>
      <text:p text:style-name="P5"/>
      <text:p text:style-name="P5"><text:s text:c="4"/>/**</text:p>
      <text:p text:style-name="P5"><text:s text:c="5"/>* Accessor for all <text:alphabetical-index-mark-start text:id="IMark468809364" text:key1="annotation"/>unique<text:alphabetical-index-mark-end text:id="IMark468809364"/> constraints defined on the component.</text:p>
      <text:p text:style-name="P5"><text:s text:c="5"/>* </text:p>
      <text:p text:style-name="P5"><text:s text:c="5"/>* @return The <text:alphabetical-index-mark-start text:id="IMark468809364" text:key1="annotation"/>unique<text:alphabetical-index-mark-end text:id="IMark468809364"/> constraints</text:p>
      <text:p text:style-name="P5"><text:s text:c="5"/>*/</text:p>
      <text:p text:style-name="P5"><text:s text:c="4"/><text:alphabetical-index-mark-start text:id="IMark468809364" text:main-entry="true"/>UniqueMetadata<text:alphabetical-index-mark-end text:id="IMark468809364"/>[] <text:alphabetical-index-mark-start text:id="IMark56333576" text:main-entry="true"/>getUniques<text:alphabetical-index-mark-end text:id="IMark56333576"/>();</text:p>
      <text:p text:style-name="P5"/>
      <text:p text:style-name="P5"><text:s text:c="4"/>/**</text:p>
      <text:p text:style-name="P5"><text:s text:c="5"/>* Add a new <text:alphabetical-index-mark-start text:id="IMark468809364" text:key1="annotation"/>unique<text:alphabetical-index-mark-end text:id="IMark468809364"/> constraint for this component.</text:p>
      <text:p text:style-name="P5"><text:s text:c="5"/>* </text:p>
      <text:p text:style-name="P5"><text:s text:c="5"/>* @return The <text:alphabetical-index-mark-start text:id="IMark468809364" text:main-entry="true"/>UniqueMetadata<text:alphabetical-index-mark-end text:id="IMark468809364"/></text:p>
      <text:p text:style-name="P5"><text:s text:c="5"/>*/</text:p>
      <text:p text:style-name="P5"><text:s text:c="4"/><text:alphabetical-index-mark-start text:id="IMark468809364" text:main-entry="true"/>UniqueMetadata<text:alphabetical-index-mark-end text:id="IMark468809364"/> <text:alphabetical-index-mark-start text:id="IMark56333576" text:main-entry="true"/>newUniqueMetadata<text:alphabetical-index-mark-end text:id="IMark56333576"/>();</text:p>
      <text:p text:style-name="P5"/>
      <text:p text:style-name="P5"><text:s text:c="4"/>/**</text:p>
      <text:p text:style-name="P5"><text:s text:c="5"/>* Accessor for the number of <text:alphabetical-index-mark-start text:id="IMark468809364" text:key1="annotation"/>unique<text:alphabetical-index-mark-end text:id="IMark468809364"/> constraints defined for this component.</text:p>
      <text:p text:style-name="P5"><text:s text:c="5"/>* </text:p>
      <text:p text:style-name="P5"><text:s text:c="5"/>* @return The number of <text:alphabetical-index-mark-start text:id="IMark468809364" text:key1="annotation"/>unique<text:alphabetical-index-mark-end text:id="IMark468809364"/> constraints</text:p>
      <text:p text:style-name="P5"><text:s text:c="5"/>*/</text:p>
      <text:p text:style-name="P5"><text:s text:c="4"/>int <text:alphabetical-index-mark-start text:id="IMark468809364" text:main-entry="true"/>getNumberOfUniques<text:alphabetical-index-mark-end text:id="IMark468809364"/>();</text:p>
      <text:p text:style-name="P5"/>
      <text:p text:style-name="P5"><text:s text:c="4"/>/**</text:p>
      <text:p text:style-name="P5"><text:s text:c="5"/>* Accessor for all fields/properties defined on the component.</text:p>
      <text:p text:style-name="P5"><text:s text:c="5"/>* </text:p>
      <text:p text:style-name="P5"><text:soft-page-break/><text:s text:c="5"/>* @return The members</text:p>
      <text:p text:style-name="P5"><text:s text:c="5"/>*/</text:p>
      <text:p text:style-name="P5"><text:s text:c="4"/><text:alphabetical-index-mark-start text:id="IMark56333576" text:main-entry="true"/>MemberMetadata<text:alphabetical-index-mark-end text:id="IMark56333576"/>[] <text:alphabetical-index-mark-start text:id="IMark468809364" text:main-entry="true"/>getMembers<text:alphabetical-index-mark-end text:id="IMark468809364"/>();</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56333576" text:main-entry="true"/>getNumberOfMembers<text:alphabetical-index-mark-end text:id="IMark56333576"/>();</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56333576" text:main-entry="true"/>PropertyMetadata<text:alphabetical-index-mark-end text:id="IMark56333576"/></text:p>
      <text:p text:style-name="P5"><text:s text:c="5"/>*/</text:p>
      <text:p text:style-name="P5"><text:s text:c="4"/><text:alphabetical-index-mark-start text:id="IMark56333576" text:main-entry="true"/>PropertyMetadata<text:alphabetical-index-mark-end text:id="IMark56333576"/> <text:alphabetical-index-mark-start text:id="IMark468809364" text:main-entry="true"/>newPropertyMetadata<text:alphabetical-index-mark-end text:id="IMark468809364"/>(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68809364" text:main-entry="true"/>PropertyMetadata<text:alphabetical-index-mark-end text:id="IMark468809364"/></text:p>
      <text:p text:style-name="P5"><text:s text:c="5"/>*/</text:p>
      <text:p text:style-name="P5"><text:s text:c="4"/><text:alphabetical-index-mark-start text:id="IMark468809364" text:main-entry="true"/>PropertyMetadata<text:alphabetical-index-mark-end text:id="IMark468809364"/> <text:alphabetical-index-mark-start text:id="IMark56333576" text:main-entry="true"/>newPropertyMetadata<text:alphabetical-index-mark-end text:id="IMark56333576"/>(Method method);</text:p>
      <text:p text:style-name="P5"/>
      <text:p text:style-name="P5"><text:s text:c="4"/>/**</text:p>
      <text:p text:style-name="P5"><text:s text:c="5"/>* Accessor for all named <text:alphabetical-index-mark-start text:id="IMark468809364" text:key1="annotation"/>queries<text:alphabetical-index-mark-end text:id="IMark468809364"/> defined on the component.</text:p>
      <text:p text:style-name="P5"><text:s text:c="5"/>* </text:p>
      <text:p text:style-name="P5"><text:s text:c="5"/>* @return The <text:alphabetical-index-mark-start text:id="IMark468809364" text:key1="annotation"/>queries<text:alphabetical-index-mark-end text:id="IMark468809364"/></text:p>
      <text:p text:style-name="P5"><text:s text:c="5"/>*/</text:p>
      <text:p text:style-name="P5"><text:s text:c="4"/><text:alphabetical-index-mark-start text:id="IMark468809364" text:main-entry="true"/>QueryMetadata<text:alphabetical-index-mark-end text:id="IMark468809364"/>[] <text:alphabetical-index-mark-start text:id="IMark56333576" text:main-entry="true"/>getQueries<text:alphabetical-index-mark-end text:id="IMark56333576"/>();</text:p>
      <text:p text:style-name="P5"/>
      <text:p text:style-name="P5"><text:s text:c="4"/>/**</text:p>
      <text:p text:style-name="P5"><text:s text:c="5"/>* Add a new <text:alphabetical-index-mark-start text:id="IMark468809364" text:key1="annotation"/>query<text:alphabetical-index-mark-end text:id="IMark468809364"/> for this component.</text:p>
      <text:p text:style-name="P5"><text:s text:c="5"/>* </text:p>
      <text:p text:style-name="P5"><text:s text:c="5"/>* @param name</text:p>
      <text:p text:style-name="P5"><text:s text:c="5"/>* <text:s text:c="11"/>Name of the <text:alphabetical-index-mark-start text:id="IMark56333576" text:key1="annotation"/>query<text:alphabetical-index-mark-end text:id="IMark56333576"/> to add</text:p>
      <text:p text:style-name="P5"><text:s text:c="5"/>* @return The <text:alphabetical-index-mark-start text:id="IMark468809364" text:main-entry="true"/>QueryMetadata<text:alphabetical-index-mark-end text:id="IMark468809364"/></text:p>
      <text:p text:style-name="P5"><text:s text:c="5"/>*/</text:p>
      <text:p text:style-name="P5"><text:soft-page-break/><text:s text:c="4"/><text:alphabetical-index-mark-start text:id="IMark468809364" text:main-entry="true"/>QueryMetadata<text:alphabetical-index-mark-end text:id="IMark468809364"/> <text:alphabetical-index-mark-start text:id="IMark56333576" text:main-entry="true"/>newQueryMetadata<text:alphabetical-index-mark-end text:id="IMark56333576"/>(String name);</text:p>
      <text:p text:style-name="P5"/>
      <text:p text:style-name="P5"><text:s text:c="4"/>/**</text:p>
      <text:p text:style-name="P5"><text:s text:c="5"/>* Accessor for the number of named <text:alphabetical-index-mark-start text:id="IMark468809364" text:key1="annotation"/>queries<text:alphabetical-index-mark-end text:id="IMark468809364"/> defined for this component.</text:p>
      <text:p text:style-name="P5"><text:s text:c="5"/>* </text:p>
      <text:p text:style-name="P5"><text:s text:c="5"/>* @return The number of named <text:alphabetical-index-mark-start text:id="IMark468809364" text:key1="annotation"/>queries<text:alphabetical-index-mark-end text:id="IMark468809364"/></text:p>
      <text:p text:style-name="P5"><text:s text:c="5"/>*/</text:p>
      <text:p text:style-name="P5"><text:s text:c="4"/>int <text:alphabetical-index-mark-start text:id="IMark468809364" text:main-entry="true"/>getNumberOfQueries<text:alphabetical-index-mark-end text:id="IMark468809364"/>();</text:p>
      <text:p text:style-name="P5"/>
      <text:p text:style-name="P5"><text:s text:c="4"/>/**</text:p>
      <text:p text:style-name="P5"><text:s text:c="5"/>* Accessor for all <text:alphabetical-index-mark-start text:id="IMark56333576" text:key1="annotation"/>FetchGroup<text:alphabetical-index-mark-end text:id="IMark56333576"/> defined on the component.</text:p>
      <text:p text:style-name="P5"><text:s text:c="5"/>* </text:p>
      <text:p text:style-name="P5"><text:s text:c="5"/>* @return The <text:alphabetical-index-mark-start text:id="IMark56333576" text:key1="annotation"/>FetchGroups<text:alphabetical-index-mark-end text:id="IMark56333576"/></text:p>
      <text:p text:style-name="P5"><text:s text:c="5"/>*/</text:p>
      <text:p text:style-name="P5"><text:s text:c="4"/><text:alphabetical-index-mark-start text:id="IMark56333576" text:main-entry="true"/>FetchGroupMetadata<text:alphabetical-index-mark-end text:id="IMark56333576"/>[] <text:alphabetical-index-mark-start text:id="IMark468809364" text:main-entry="true"/>getFetchGroups<text:alphabetical-index-mark-end text:id="IMark468809364"/>();</text:p>
      <text:p text:style-name="P5"/>
      <text:p text:style-name="P5"><text:s text:c="4"/>/**</text:p>
      <text:p text:style-name="P5"><text:s text:c="5"/>* Add a new <text:alphabetical-index-mark-start text:id="IMark56333576" text:key1="annotation"/>FetchGroup<text:alphabetical-index-mark-end text:id="IMark56333576"/> for this component.</text:p>
      <text:p text:style-name="P5"><text:s text:c="5"/>* </text:p>
      <text:p text:style-name="P5"><text:s text:c="5"/>* @param name Name of the <text:alphabetical-index-mark-start text:id="IMark56333576" text:key1="annotation"/>FetchGroup<text:alphabetical-index-mark-end text:id="IMark56333576"/></text:p>
      <text:p text:style-name="P5"><text:s text:c="5"/>* @return The <text:alphabetical-index-mark-start text:id="IMark468809364" text:main-entry="true"/>FetchGroupMetadata<text:alphabetical-index-mark-end text:id="IMark468809364"/></text:p>
      <text:p text:style-name="P5"><text:s text:c="5"/>*/</text:p>
      <text:p text:style-name="P6"><text:span text:style-name="T2"><text:s text:c="4"/></text:span><text:alphabetical-index-mark-start text:id="IMark56333576" text:main-entry="true"/><text:span text:style-name="T2">FetchGroupMetadata</text:span><text:alphabetical-index-mark-end text:id="IMark56333576"/><text:span text:style-name="T2"> </text:span><text:alphabetical-index-mark-start text:id="IMark468809364" text:main-entry="true"/><text:span text:style-name="T2">newFetchGroupMetadata</text:span><text:alphabetical-index-mark-end text:id="IMark468809364"/><text:span text:style-name="T2">(String name);</text:span></text:p>
      <text:p text:style-name="P5"/>
      <text:p text:style-name="P5"><text:s text:c="4"/>/**</text:p>
      <text:p text:style-name="P5"><text:s text:c="5"/>* Accessor for the number of <text:alphabetical-index-mark-start text:id="IMark468809364" text:key1="annotation"/>fetchGroups<text:alphabetical-index-mark-end text:id="IMark468809364"/>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56333576" text:key1="annotation"/>column<text:alphabetical-index-mark-end text:id="IMark56333576"/>(s) defined on the <text:alphabetical-index-mark-start text:id="IMark468809364" text:key1="annotation"/>join<text:alphabetical-index-mark-end text:id="IMark468809364"/>.</text:p>
      <text:p text:style-name="P5"><text:s text:c="5"/>* </text:p>
      <text:p text:style-name="P5"><text:s text:c="5"/>* @return The <text:alphabetical-index-mark-start text:id="IMark468809364" text:key1="annotation"/>column<text:alphabetical-index-mark-end text:id="IMark468809364"/>(s)</text:p>
      <text:p text:style-name="P5"><text:s text:c="5"/>*/</text:p>
      <text:p text:style-name="P5"><text:s text:c="4"/>ColumnMetadata[] getColumns();</text:p>
      <text:p text:style-name="P5"/>
      <text:p text:style-name="P5"><text:s text:c="4"/>/**</text:p>
      <text:p text:style-name="P5"><text:s text:c="5"/>* Add a new <text:alphabetical-index-mark-start text:id="IMark56333576" text:key1="annotation"/>column<text:alphabetical-index-mark-end text:id="IMark56333576"/> for this <text:alphabetical-index-mark-start text:id="IMark468809364" text:key1="annotation"/>join<text:alphabetical-index-mark-end text:id="IMark468809364"/>.</text:p>
      <text:p text:style-name="P5"><text:s text:c="5"/>* </text:p>
      <text:p text:style-name="P5"><text:s text:c="5"/>* @return The ColumnMetadata</text:p>
      <text:p text:style-name="P5"><text:soft-page-break/><text:s text:c="5"/>*/</text:p>
      <text:p text:style-name="P5"><text:s text:c="4"/>ColumnMetadata newColumnMetadata();</text:p>
      <text:p text:style-name="P5"/>
      <text:p text:style-name="P5"><text:s text:c="4"/>/**</text:p>
      <text:p text:style-name="P5"><text:s text:c="5"/>* Accessor for the number of <text:alphabetical-index-mark-start text:id="IMark56333576" text:key1="annotation"/>columns<text:alphabetical-index-mark-end text:id="IMark56333576"/> defined for this <text:alphabetical-index-mark-start text:id="IMark468809364" text:key1="annotation"/>join<text:alphabetical-index-mark-end text:id="IMark468809364"/>.</text:p>
      <text:p text:style-name="P5"><text:s text:c="5"/>* </text:p>
      <text:p text:style-name="P5"><text:s text:c="5"/>* @return The number of <text:alphabetical-index-mark-start text:id="IMark468809364" text:key1="annotation"/>columns<text:alphabetical-index-mark-end text:id="IMark468809364"/></text:p>
      <text:p text:style-name="P5"><text:s text:c="5"/>*/</text:p>
      <text:p text:style-name="P5"><text:s text:c="4"/>int getNumberOfColumns();</text:p>
      <text:p text:style-name="P5">}</text:p>
      <text:p text:style-name="P5"/>
      <text:h text:style-name="P25" text:outline-level="3">Class Metadata</text:h>
      <text:p text:style-name="P4"><text:alphabetical-index-mark-start text:id="IMark468809364" text:main-entry="true"/>ClassMetadata<text:alphabetical-index-mark-end text:id="IMark468809364"/>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56333576" text:main-entry="true"/>ClassMetadata<text:alphabetical-index-mark-end text:id="IMark56333576"/> extends <text:alphabetical-index-mark-start text:id="IMark468809364" text:main-entry="true"/>ComponentMetadata<text:alphabetical-index-mark-end text:id="IMark468809364"/>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56333576" text:main-entry="true"/>ClassMetadata<text:alphabetical-index-mark-end text:id="IMark56333576"/> setPersistenceModifier(<text:alphabetical-index-mark-start text:id="IMark468809364" text:main-entry="true"/>ClassPersistenceModifier<text:alphabetical-index-mark-end text:id="IMark468809364"/>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468809364" text:main-entry="true"/>ClassPersistenceModifier<text:alphabetical-index-mark-end text:id="IMark468809364"/>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56333576" text:main-entry="true"/>FieldMetadata<text:alphabetical-index-mark-end text:id="IMark56333576"/></text:p>
      <text:p text:style-name="P5"><text:s text:c="5"/>*/</text:p>
      <text:p text:style-name="P5"><text:s text:c="4"/><text:alphabetical-index-mark-start text:id="IMark56333576" text:main-entry="true"/>FieldMetadata<text:alphabetical-index-mark-end text:id="IMark56333576"/>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68809364" text:main-entry="true"/>FieldMetadata<text:alphabetical-index-mark-end text:id="IMark468809364"/></text:p>
      <text:p text:style-name="P5"><text:soft-page-break/><text:s text:c="5"/>*/</text:p>
      <text:p text:style-name="P5"><text:s text:c="4"/><text:alphabetical-index-mark-start text:id="IMark468809364" text:main-entry="true"/>FieldMetadata<text:alphabetical-index-mark-end text:id="IMark468809364"/> newFieldMetadata(Field fld);</text:p>
      <text:p text:style-name="P5">}</text:p>
      <text:p text:style-name="P5"/>
      <text:h text:style-name="P25" text:outline-level="3">Interface Metadata</text:h>
      <text:p text:style-name="P4"><text:alphabetical-index-mark-start text:id="IMark468809364" text:main-entry="true"/>InterfaceMetadata<text:alphabetical-index-mark-end text:id="IMark468809364"/> represents metadata for a specific persistence-capable interface.</text:p>
      <text:p text:style-name="P5">/**</text:p>
      <text:p text:style-name="P5"><text:s/>* Represents a <text:alphabetical-index-mark-start text:id="IMark468809364" text:key1="enum"/>persistent<text:alphabetical-index-mark-end text:id="IMark468809364"/>-interface.</text:p>
      <text:p text:style-name="P5"><text:s/>* @since 2.3</text:p>
      <text:p text:style-name="P5"><text:s/>*/</text:p>
      <text:p text:style-name="P5">public interface <text:alphabetical-index-mark-start text:id="IMark56333576" text:main-entry="true"/>InterfaceMetadata<text:alphabetical-index-mark-end text:id="IMark56333576"/> extends <text:alphabetical-index-mark-start text:id="IMark468809364" text:main-entry="true"/>ComponentMetadata<text:alphabetical-index-mark-end text:id="IMark468809364"/> {</text:p>
      <text:p text:style-name="P5"><text:s text:c="4"/></text:p>
      <text:p text:style-name="P5">}</text:p>
      <text:p text:style-name="P5"/>
      <text:h text:style-name="P25" text:outline-level="3">Field Metadata</text:h>
      <text:p text:style-name="P4"><text:alphabetical-index-mark-start text:id="IMark56333576" text:main-entry="true"/>FieldMetadata<text:alphabetical-index-mark-end text:id="IMark56333576"/> represents metadata for <text:alphabetical-index-mark-start text:id="IMark468809364" text:key1="enum"/>persistent<text:alphabetical-index-mark-end text:id="IMark468809364"/> fields.</text:p>
      <text:p text:style-name="P5">/**</text:p>
      <text:p text:style-name="P5"><text:s/>* Represents a field in a class.</text:p>
      <text:p text:style-name="P5"><text:s/>* @since 2.3</text:p>
      <text:p text:style-name="P5"><text:s/>*/</text:p>
      <text:p text:style-name="P5">public interface <text:alphabetical-index-mark-start text:id="IMark56333576" text:main-entry="true"/>FieldMetadata<text:alphabetical-index-mark-end text:id="IMark56333576"/> extends <text:alphabetical-index-mark-start text:id="IMark468809364" text:main-entry="true"/>MemberMetadata<text:alphabetical-index-mark-end text:id="IMark468809364"/> {</text:p>
      <text:p text:style-name="P5"/>
      <text:p text:style-name="P5">}</text:p>
      <text:p text:style-name="P5"/>
      <text:h text:style-name="P25" text:outline-level="3">Property Metadata</text:h>
      <text:p text:style-name="P4"><text:alphabetical-index-mark-start text:id="IMark56333576" text:main-entry="true"/>PropertyMetadata<text:alphabetical-index-mark-end text:id="IMark56333576"/> represents metadata for <text:alphabetical-index-mark-start text:id="IMark468809364" text:key1="enum"/>persistent<text:alphabetical-index-mark-end text:id="IMark468809364"/> properties.</text:p>
      <text:p text:style-name="P5">/**</text:p>
      <text:p text:style-name="P5"><text:s/>* Represents a property in a class/<text:alphabetical-index-mark-start text:id="IMark468809364" text:key1="enum"/>persistent<text:alphabetical-index-mark-end text:id="IMark468809364"/>-interface.</text:p>
      <text:p text:style-name="P5"><text:s/>* @since 2.3</text:p>
      <text:p text:style-name="P5"><text:s/>*/</text:p>
      <text:p text:style-name="P5">public interface <text:alphabetical-index-mark-start text:id="IMark56333576" text:main-entry="true"/>PropertyMetadata<text:alphabetical-index-mark-end text:id="IMark56333576"/> extends <text:alphabetical-index-mark-start text:id="IMark468809364" text:main-entry="true"/>MemberMetadata<text:alphabetical-index-mark-end text:id="IMark468809364"/> {</text:p>
      <text:p text:style-name="P5"><text:s text:c="4"/>/**</text:p>
      <text:p text:style-name="P5"><text:s text:c="5"/>* Method to set the field name (<text:alphabetical-index-mark-start text:id="IMark468809364" text:key1="enum"/>persistent<text:alphabetical-index-mark-end text:id="IMark468809364"/> interfaces)</text:p>
      <text:p text:style-name="P5"><text:s text:c="5"/>* </text:p>
      <text:p text:style-name="P5"><text:s text:c="5"/>* @param name field name</text:p>
      <text:p text:style-name="P5"><text:s text:c="5"/>*/</text:p>
      <text:p text:style-name="P5"><text:s text:c="4"/><text:alphabetical-index-mark-start text:id="IMark468809364" text:main-entry="true"/>PropertyMetadata<text:alphabetical-index-mark-end text:id="IMark468809364"/> setFieldName(String name);</text:p>
      <text:p text:style-name="P5"/>
      <text:p text:style-name="P5"><text:s text:c="4"/>/**</text:p>
      <text:p text:style-name="P5"><text:s text:c="5"/>* Accessor for the field name</text:p>
      <text:p text:style-name="P5"><text:soft-page-break/><text:s text:c="5"/>* </text:p>
      <text:p text:style-name="P5"><text:s text:c="5"/>* @return Field name</text:p>
      <text:p text:style-name="P5"><text:s text:c="5"/>*/</text:p>
      <text:p text:style-name="P5"><text:s text:c="4"/>String getFieldName();</text:p>
      <text:p text:style-name="P5">}</text:p>
      <text:p text:style-name="P5"/>
      <text:h text:style-name="P25" text:outline-level="3"><text:alphabetical-index-mark-start text:id="IMark56333576" text:key1="annotation"/>Query<text:alphabetical-index-mark-end text:id="IMark56333576"/> Metadata</text:h>
      <text:p text:style-name="P4"><text:alphabetical-index-mark-start text:id="IMark56333576" text:main-entry="true"/>QueryMetadata<text:alphabetical-index-mark-end text:id="IMark56333576"/> represents metadata for <text:alphabetical-index-mark-start text:id="IMark468809364" text:key1="annotation"/>queries<text:alphabetical-index-mark-end text:id="IMark468809364"/>.</text:p>
      <text:p text:style-name="P5">/**</text:p>
      <text:p text:style-name="P5"><text:s/>* Represents a named <text:alphabetical-index-mark-start text:id="IMark468809364" text:key1="annotation"/>query<text:alphabetical-index-mark-end text:id="IMark468809364"/>.</text:p>
      <text:p text:style-name="P5"><text:s/>* @since 2.3</text:p>
      <text:p text:style-name="P5"><text:s/>*/</text:p>
      <text:p text:style-name="P5">public interface <text:alphabetical-index-mark-start text:id="IMark56333576" text:main-entry="true"/>QueryMetadata<text:alphabetical-index-mark-end text:id="IMark56333576"/> extends Metadata {</text:p>
      <text:p text:style-name="P5"><text:s text:c="4"/>/**</text:p>
      <text:p text:style-name="P5"><text:s text:c="5"/>* Accessor for the name of the <text:alphabetical-index-mark-start text:id="IMark56333576" text:key1="annotation"/>query<text:alphabetical-index-mark-end text:id="IMark56333576"/> (set on construction).</text:p>
      <text:p text:style-name="P5"><text:s text:c="5"/>* </text:p>
      <text:p text:style-name="P5"><text:s text:c="5"/>* @return The name</text:p>
      <text:p text:style-name="P5"><text:s text:c="5"/>*/</text:p>
      <text:p text:style-name="P5"><text:s text:c="4"/>String <text:alphabetical-index-mark-start text:id="IMark56333576" text:main-entry="true"/>getName<text:alphabetical-index-mark-end text:id="IMark56333576"/>();</text:p>
      <text:p text:style-name="P5"/>
      <text:p text:style-name="P5"><text:s text:c="4"/>/**</text:p>
      <text:p text:style-name="P5"><text:s text:c="5"/>* Method to set the language of the <text:alphabetical-index-mark-start text:id="IMark468809364" text:key1="annotation"/>query<text:alphabetical-index-mark-end text:id="IMark468809364"/>.</text:p>
      <text:p text:style-name="P5"><text:s text:c="5"/>* </text:p>
      <text:p text:style-name="P5"><text:s text:c="5"/>* @param lang <text:alphabetical-index-mark-start text:id="IMark468809364" text:key1="annotation"/>Query<text:alphabetical-index-mark-end text:id="IMark468809364"/> language</text:p>
      <text:p text:style-name="P5"><text:s text:c="5"/>*/</text:p>
      <text:p text:style-name="P5"><text:s text:c="4"/><text:alphabetical-index-mark-start text:id="IMark468809364" text:main-entry="true"/>QueryMetadata<text:alphabetical-index-mark-end text:id="IMark468809364"/> setLanguage(String lang);</text:p>
      <text:p text:style-name="P5"/>
      <text:p text:style-name="P5"><text:s text:c="4"/>/**</text:p>
      <text:p text:style-name="P5"><text:s text:c="5"/>* Accessor for the <text:alphabetical-index-mark-start text:id="IMark56333576" text:key1="annotation"/>query<text:alphabetical-index-mark-end text:id="IMark56333576"/>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68809364" text:key1="annotation"/>query<text:alphabetical-index-mark-end text:id="IMark468809364"/>.</text:p>
      <text:p text:style-name="P5"><text:s text:c="5"/>* </text:p>
      <text:p text:style-name="P5"><text:s text:c="5"/>* @param <text:alphabetical-index-mark-start text:id="IMark468809364" text:key1="annotation"/>query<text:alphabetical-index-mark-end text:id="IMark468809364"/> The <text:alphabetical-index-mark-start text:id="IMark56333576" text:key1="annotation"/>query<text:alphabetical-index-mark-end text:id="IMark56333576"/></text:p>
      <text:p text:style-name="P5"><text:s text:c="5"/>*/</text:p>
      <text:p text:style-name="P5"><text:s text:c="4"/><text:alphabetical-index-mark-start text:id="IMark56333576" text:main-entry="true"/>QueryMetadata<text:alphabetical-index-mark-end text:id="IMark56333576"/> setQuery(String <text:alphabetical-index-mark-start text:id="IMark468809364" text:key1="annotation"/>query<text:alphabetical-index-mark-end text:id="IMark468809364"/>);</text:p>
      <text:p text:style-name="P5"/>
      <text:p text:style-name="P5"><text:soft-page-break/><text:s text:c="4"/>/**</text:p>
      <text:p text:style-name="P5"><text:s text:c="5"/>* Accessor for the single-string <text:alphabetical-index-mark-start text:id="IMark56333576" text:key1="annotation"/>query<text:alphabetical-index-mark-end text:id="IMark56333576"/>.</text:p>
      <text:p text:style-name="P5"><text:s text:c="5"/>* </text:p>
      <text:p text:style-name="P5"><text:s text:c="5"/>* @return The <text:alphabetical-index-mark-start text:id="IMark56333576" text:key1="annotation"/>query<text:alphabetical-index-mark-end text:id="IMark56333576"/></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68809364" text:key1="annotation"/>query<text:alphabetical-index-mark-end text:id="IMark468809364"/></text:p>
      <text:p text:style-name="P5"><text:s text:c="5"/>* </text:p>
      <text:p text:style-name="P5"><text:s text:c="5"/>* @param clsName Result class name</text:p>
      <text:p text:style-name="P5"><text:s text:c="5"/>*/</text:p>
      <text:p text:style-name="P5"><text:s text:c="4"/><text:alphabetical-index-mark-start text:id="IMark468809364" text:main-entry="true"/>QueryMetadata<text:alphabetical-index-mark-end text:id="IMark468809364"/> setResultClass(String clsName);</text:p>
      <text:p text:style-name="P5"/>
      <text:p text:style-name="P5"><text:s text:c="4"/>/**</text:p>
      <text:p text:style-name="P5"><text:s text:c="5"/>* Accessor for the result class name for the <text:alphabetical-index-mark-start text:id="IMark56333576" text:key1="annotation"/>query<text:alphabetical-index-mark-end text:id="IMark56333576"/>.</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468809364" text:key1="annotation"/>query<text:alphabetical-index-mark-end text:id="IMark468809364"/> results are <text:alphabetical-index-mark-start text:id="IMark56333576" text:key1="annotation"/>unique<text:alphabetical-index-mark-end text:id="IMark56333576"/></text:p>
      <text:p text:style-name="P5"><text:s text:c="5"/>* </text:p>
      <text:p text:style-name="P5"><text:s text:c="5"/>* @param <text:alphabetical-index-mark-start text:id="IMark56333576" text:key1="annotation"/>unique<text:alphabetical-index-mark-end text:id="IMark56333576"/> Whether they are <text:alphabetical-index-mark-start text:id="IMark468809364" text:key1="annotation"/>unique<text:alphabetical-index-mark-end text:id="IMark468809364"/></text:p>
      <text:p text:style-name="P5"><text:s text:c="5"/>*/</text:p>
      <text:p text:style-name="P5"><text:s text:c="4"/><text:alphabetical-index-mark-start text:id="IMark468809364" text:main-entry="true"/>QueryMetadata<text:alphabetical-index-mark-end text:id="IMark468809364"/> setUnique(boolean <text:alphabetical-index-mark-start text:id="IMark56333576" text:key1="annotation"/>unique<text:alphabetical-index-mark-end text:id="IMark56333576"/>);</text:p>
      <text:p text:style-name="P5"/>
      <text:p text:style-name="P5"><text:s text:c="4"/>/**</text:p>
      <text:p text:style-name="P5"><text:s text:c="5"/>* Accessor for whether results from the <text:alphabetical-index-mark-start text:id="IMark468809364" text:key1="annotation"/>query<text:alphabetical-index-mark-end text:id="IMark468809364"/> are <text:alphabetical-index-mark-start text:id="IMark56333576" text:key1="annotation"/>unique<text:alphabetical-index-mark-end text:id="IMark56333576"/></text:p>
      <text:p text:style-name="P5"><text:s text:c="5"/>* </text:p>
      <text:p text:style-name="P5"><text:s text:c="5"/>* @return Results are <text:alphabetical-index-mark-start text:id="IMark56333576" text:key1="annotation"/>unique<text:alphabetical-index-mark-end text:id="IMark56333576"/>?</text:p>
      <text:p text:style-name="P5"><text:s text:c="5"/>*/</text:p>
      <text:p text:style-name="P5"><text:s text:c="4"/>Boolean getUnique();</text:p>
      <text:p text:style-name="P5"/>
      <text:p text:style-name="P5"><text:s text:c="4"/>/**</text:p>
      <text:p text:style-name="P5"><text:s text:c="5"/>* Method to set the <text:alphabetical-index-mark-start text:id="IMark468809364" text:key1="annotation"/>query<text:alphabetical-index-mark-end text:id="IMark468809364"/> as not being modifiable from now.</text:p>
      <text:p text:style-name="P5"><text:s text:c="5"/>*/</text:p>
      <text:p text:style-name="P5"><text:s text:c="4"/><text:alphabetical-index-mark-start text:id="IMark468809364" text:main-entry="true"/>QueryMetadata<text:alphabetical-index-mark-end text:id="IMark468809364"/> setUnmodifiable();</text:p>
      <text:p text:style-name="P5"/>
      <text:p text:style-name="P5"><text:s text:c="4"/>/**</text:p>
      <text:p text:style-name="P5"><text:s text:c="5"/>* Accessor for whether the <text:alphabetical-index-mark-start text:id="IMark56333576" text:key1="annotation"/>query<text:alphabetical-index-mark-end text:id="IMark56333576"/> is unmodifiable.</text:p>
      <text:p text:style-name="P5"><text:soft-page-break/><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68809364" text:key1="annotation"/>FetchPlan<text:alphabetical-index-mark-end text:id="IMark468809364"/> to use for this named <text:alphabetical-index-mark-start text:id="IMark56333576" text:key1="annotation"/>query<text:alphabetical-index-mark-end text:id="IMark56333576"/>.</text:p>
      <text:p text:style-name="P5"><text:s text:c="5"/>* </text:p>
      <text:p text:style-name="P5"><text:s text:c="5"/>* @param fetchPlanName name of the <text:alphabetical-index-mark-start text:id="IMark56333576" text:key1="annotation"/>FetchPlan<text:alphabetical-index-mark-end text:id="IMark56333576"/></text:p>
      <text:p text:style-name="P5"><text:s text:c="5"/>*/</text:p>
      <text:p text:style-name="P5"><text:s text:c="4"/><text:alphabetical-index-mark-start text:id="IMark56333576" text:main-entry="true"/>QueryMetadata<text:alphabetical-index-mark-end text:id="IMark56333576"/>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6:01:14.64</meta:creation-date>
    <meta:editing-duration>PT2H39M32S</meta:editing-duration>
    <meta:generator>OpenOffice.org/3.4.1$Unix OpenOffice.org_project/341m1$Build-9593</meta:generator>
    <dc:title>JDO_Chapter</dc:title>
    <dc:date>2013-01-11T09:50:54</dc:date>
    <dc:creator>Craig Russell</dc:creator>
    <meta:document-statistic meta:table-count="1" meta:image-count="3" meta:object-count="0" meta:page-count="55" meta:paragraph-count="2167" meta:word-count="9127" meta:character-count="658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